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9bdd"/>
    </style:style>
    <style:style style:name="gr3" style:family="graphic" style:parent-style-name="standard">
      <style:graphic-properties draw:stroke="none" draw:fill="solid" draw:fill-color="#77caee"/>
    </style:style>
    <style:style style:name="gr4" style:family="graphic" style:parent-style-name="standard">
      <style:graphic-properties draw:stroke="none" draw:fill="solid" draw:fill-color="#75c9ed"/>
    </style:style>
    <style:style style:name="gr5" style:family="graphic" style:parent-style-name="standard">
      <style:graphic-properties draw:stroke="none" draw:fill="solid" draw:fill-color="#73c8ed"/>
    </style:style>
    <style:style style:name="gr6" style:family="graphic" style:parent-style-name="standard">
      <style:graphic-properties draw:stroke="none" draw:fill="solid" draw:fill-color="#71c7ed"/>
    </style:style>
    <style:style style:name="gr7" style:family="graphic" style:parent-style-name="standard">
      <style:graphic-properties draw:stroke="none" draw:fill="solid" draw:fill-color="#6fc7ec"/>
    </style:style>
    <style:style style:name="gr8" style:family="graphic" style:parent-style-name="standard">
      <style:graphic-properties draw:stroke="none" draw:fill="solid" draw:fill-color="#6dc6ec"/>
    </style:style>
    <style:style style:name="gr9" style:family="graphic" style:parent-style-name="standard">
      <style:graphic-properties draw:stroke="none" draw:fill="solid" draw:fill-color="#6bc5ec"/>
    </style:style>
    <style:style style:name="gr10" style:family="graphic" style:parent-style-name="standard">
      <style:graphic-properties draw:stroke="none" draw:fill="solid" draw:fill-color="#69c4ec"/>
    </style:style>
    <style:style style:name="gr11" style:family="graphic" style:parent-style-name="standard">
      <style:graphic-properties draw:stroke="none" draw:fill="solid" draw:fill-color="#67c4eb"/>
    </style:style>
    <style:style style:name="gr12" style:family="graphic" style:parent-style-name="standard">
      <style:graphic-properties draw:stroke="none" draw:fill="solid" draw:fill-color="#66c3eb"/>
    </style:style>
    <style:style style:name="gr13" style:family="graphic" style:parent-style-name="standard">
      <style:graphic-properties draw:stroke="none" draw:fill="solid" draw:fill-color="#64c2eb"/>
    </style:style>
    <style:style style:name="gr14" style:family="graphic" style:parent-style-name="standard">
      <style:graphic-properties draw:stroke="none" draw:fill="solid" draw:fill-color="#62c1eb"/>
    </style:style>
    <style:style style:name="gr15" style:family="graphic" style:parent-style-name="standard">
      <style:graphic-properties draw:stroke="none" draw:fill="solid" draw:fill-color="#60c1ea"/>
    </style:style>
    <style:style style:name="gr16" style:family="graphic" style:parent-style-name="standard">
      <style:graphic-properties draw:stroke="none" draw:fill="solid" draw:fill-color="#5ec0ea"/>
    </style:style>
    <style:style style:name="gr17" style:family="graphic" style:parent-style-name="standard">
      <style:graphic-properties draw:stroke="none" draw:fill="solid" draw:fill-color="#5cbfea"/>
    </style:style>
    <style:style style:name="gr18" style:family="graphic" style:parent-style-name="standard">
      <style:graphic-properties draw:stroke="none" draw:fill="solid" draw:fill-color="#5abee9"/>
    </style:style>
    <style:style style:name="gr19" style:family="graphic" style:parent-style-name="standard">
      <style:graphic-properties draw:stroke="none" draw:fill="solid" draw:fill-color="#58bee9"/>
    </style:style>
    <style:style style:name="gr20" style:family="graphic" style:parent-style-name="standard">
      <style:graphic-properties draw:stroke="none" draw:fill="solid" draw:fill-color="#56bde9"/>
    </style:style>
    <style:style style:name="gr21" style:family="graphic" style:parent-style-name="standard">
      <style:graphic-properties draw:stroke="none" draw:fill="solid" draw:fill-color="#55bce9"/>
    </style:style>
    <style:style style:name="gr22" style:family="graphic" style:parent-style-name="standard">
      <style:graphic-properties draw:stroke="none" draw:fill="solid" draw:fill-color="#53bbe8"/>
    </style:style>
    <style:style style:name="gr23" style:family="graphic" style:parent-style-name="standard">
      <style:graphic-properties draw:stroke="none" draw:fill="solid" draw:fill-color="#51bbe8"/>
    </style:style>
    <style:style style:name="gr24" style:family="graphic" style:parent-style-name="standard">
      <style:graphic-properties draw:stroke="none" draw:fill="solid" draw:fill-color="#4fbae8"/>
    </style:style>
    <style:style style:name="gr25" style:family="graphic" style:parent-style-name="standard">
      <style:graphic-properties draw:stroke="none" draw:fill="solid" draw:fill-color="#4db9e8"/>
    </style:style>
    <style:style style:name="gr26" style:family="graphic" style:parent-style-name="standard">
      <style:graphic-properties draw:stroke="none" draw:fill="solid" draw:fill-color="#4bb8e7"/>
    </style:style>
    <style:style style:name="gr27" style:family="graphic" style:parent-style-name="standard">
      <style:graphic-properties draw:stroke="none" draw:fill="solid" draw:fill-color="#49b8e7"/>
    </style:style>
    <style:style style:name="gr28" style:family="graphic" style:parent-style-name="standard">
      <style:graphic-properties draw:stroke="none" draw:fill="solid" draw:fill-color="#47b7e7"/>
    </style:style>
    <style:style style:name="gr29" style:family="graphic" style:parent-style-name="standard">
      <style:graphic-properties draw:stroke="none" draw:fill="solid" draw:fill-color="#45b6e6"/>
    </style:style>
    <style:style style:name="gr30" style:family="graphic" style:parent-style-name="standard">
      <style:graphic-properties draw:stroke="none" draw:fill="solid" draw:fill-color="#44b5e6"/>
    </style:style>
    <style:style style:name="gr31" style:family="graphic" style:parent-style-name="standard">
      <style:graphic-properties draw:stroke="none" draw:fill="solid" draw:fill-color="#42b5e6"/>
    </style:style>
    <style:style style:name="gr32" style:family="graphic" style:parent-style-name="standard">
      <style:graphic-properties draw:stroke="none" draw:fill="solid" draw:fill-color="#40b4e6"/>
    </style:style>
    <style:style style:name="gr33" style:family="graphic" style:parent-style-name="standard">
      <style:graphic-properties draw:stroke="none" draw:fill="solid" draw:fill-color="#3eb3e5"/>
    </style:style>
    <style:style style:name="gr34" style:family="graphic" style:parent-style-name="standard">
      <style:graphic-properties draw:stroke="none" draw:fill="solid" draw:fill-color="#3cb2e5"/>
    </style:style>
    <style:style style:name="gr35" style:family="graphic" style:parent-style-name="standard">
      <style:graphic-properties draw:stroke="none" draw:fill="solid" draw:fill-color="#3ab2e5"/>
    </style:style>
    <style:style style:name="gr36" style:family="graphic" style:parent-style-name="standard">
      <style:graphic-properties draw:stroke="none" draw:fill="solid" draw:fill-color="#38b1e5"/>
    </style:style>
    <style:style style:name="gr37" style:family="graphic" style:parent-style-name="standard">
      <style:graphic-properties draw:stroke="none" draw:fill="solid" draw:fill-color="#36b0e4"/>
    </style:style>
    <style:style style:name="gr38" style:family="graphic" style:parent-style-name="standard">
      <style:graphic-properties draw:stroke="none" draw:fill="solid" draw:fill-color="#34afe4"/>
    </style:style>
    <style:style style:name="gr39" style:family="graphic" style:parent-style-name="standard">
      <style:graphic-properties draw:stroke="none" draw:fill="solid" draw:fill-color="#33afe4"/>
    </style:style>
    <style:style style:name="gr40" style:family="graphic" style:parent-style-name="standard">
      <style:graphic-properties draw:stroke="none" draw:fill="solid" draw:fill-color="#31aee4"/>
    </style:style>
    <style:style style:name="gr41" style:family="graphic" style:parent-style-name="standard">
      <style:graphic-properties draw:stroke="none" draw:fill="solid" draw:fill-color="#2fade3"/>
    </style:style>
    <style:style style:name="gr42" style:family="graphic" style:parent-style-name="standard">
      <style:graphic-properties draw:stroke="none" draw:fill="solid" draw:fill-color="#2dace3"/>
    </style:style>
    <style:style style:name="gr43" style:family="graphic" style:parent-style-name="standard">
      <style:graphic-properties draw:stroke="none" draw:fill="solid" draw:fill-color="#2bace3"/>
    </style:style>
    <style:style style:name="gr44" style:family="graphic" style:parent-style-name="standard">
      <style:graphic-properties draw:stroke="none" draw:fill="solid" draw:fill-color="#29abe2"/>
    </style:style>
    <style:style style:name="gr45" style:family="graphic" style:parent-style-name="standard">
      <style:graphic-properties draw:stroke="none" draw:fill="solid" draw:fill-color="#27aae2"/>
    </style:style>
    <style:style style:name="gr46" style:family="graphic" style:parent-style-name="standard">
      <style:graphic-properties draw:stroke="none" draw:fill="solid" draw:fill-color="#25a9e2"/>
    </style:style>
    <style:style style:name="gr47" style:family="graphic" style:parent-style-name="standard">
      <style:graphic-properties draw:stroke="none" draw:fill="solid" draw:fill-color="#23a9e2"/>
    </style:style>
    <style:style style:name="gr48" style:family="graphic" style:parent-style-name="standard">
      <style:graphic-properties draw:stroke="none" draw:fill="solid" draw:fill-color="#22a8e1"/>
    </style:style>
    <style:style style:name="gr49" style:family="graphic" style:parent-style-name="standard">
      <style:graphic-properties draw:stroke="none" draw:fill="solid" draw:fill-color="#20a7e1"/>
    </style:style>
    <style:style style:name="gr50" style:family="graphic" style:parent-style-name="standard">
      <style:graphic-properties draw:stroke="none" draw:fill="solid" draw:fill-color="#1ea6e1"/>
    </style:style>
    <style:style style:name="gr51" style:family="graphic" style:parent-style-name="standard">
      <style:graphic-properties draw:stroke="none" draw:fill="solid" draw:fill-color="#1ca6e1"/>
    </style:style>
    <style:style style:name="gr52" style:family="graphic" style:parent-style-name="standard">
      <style:graphic-properties draw:stroke="none" draw:fill="solid" draw:fill-color="#1aa5e0"/>
    </style:style>
    <style:style style:name="gr53" style:family="graphic" style:parent-style-name="standard">
      <style:graphic-properties draw:stroke="none" draw:fill="solid" draw:fill-color="#18a4e0"/>
    </style:style>
    <style:style style:name="gr54" style:family="graphic" style:parent-style-name="standard">
      <style:graphic-properties draw:stroke="none" draw:fill="solid" draw:fill-color="#16a3e0"/>
    </style:style>
    <style:style style:name="gr55" style:family="graphic" style:parent-style-name="standard">
      <style:graphic-properties draw:stroke="none" draw:fill="solid" draw:fill-color="#14a3df"/>
    </style:style>
    <style:style style:name="gr56" style:family="graphic" style:parent-style-name="standard">
      <style:graphic-properties draw:stroke="none" draw:fill="solid" draw:fill-color="#12a2df"/>
    </style:style>
    <style:style style:name="gr57" style:family="graphic" style:parent-style-name="standard">
      <style:graphic-properties draw:stroke="none" draw:fill="solid" draw:fill-color="#11a1df"/>
    </style:style>
    <style:style style:name="gr58" style:family="graphic" style:parent-style-name="standard">
      <style:graphic-properties draw:stroke="none" draw:fill="solid" draw:fill-color="#0fa0df"/>
    </style:style>
    <style:style style:name="gr59" style:family="graphic" style:parent-style-name="standard">
      <style:graphic-properties draw:stroke="none" draw:fill="solid" draw:fill-color="#0da0de"/>
    </style:style>
    <style:style style:name="gr60" style:family="graphic" style:parent-style-name="standard">
      <style:graphic-properties draw:stroke="none" draw:fill="solid" draw:fill-color="#0b9fde"/>
    </style:style>
    <style:style style:name="gr61" style:family="graphic" style:parent-style-name="standard">
      <style:graphic-properties draw:stroke="none" draw:fill="solid" draw:fill-color="#099ede"/>
    </style:style>
    <style:style style:name="gr62" style:family="graphic" style:parent-style-name="standard">
      <style:graphic-properties draw:stroke="none" draw:fill="solid" draw:fill-color="#079dde"/>
    </style:style>
    <style:style style:name="gr63" style:family="graphic" style:parent-style-name="standard">
      <style:graphic-properties draw:stroke="none" draw:fill="solid" draw:fill-color="#059ddd"/>
    </style:style>
    <style:style style:name="gr64" style:family="graphic" style:parent-style-name="standard">
      <style:graphic-properties draw:stroke="none" draw:fill="solid" draw:fill-color="#039cdd"/>
    </style:style>
    <style:style style:name="gr65" style:family="graphic" style:parent-style-name="standard">
      <style:graphic-properties draw:stroke="none" draw:fill="solid" draw:fill-color="#019bdd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57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1.12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9bdd"/>
    </style:style>
    <style:style style:name="P3" style:family="paragraph">
      <loext:graphic-properties draw:fill="solid" draw:fill-color="#77caee"/>
    </style:style>
    <style:style style:name="P4" style:family="paragraph">
      <loext:graphic-properties draw:fill="solid" draw:fill-color="#75c9ed"/>
    </style:style>
    <style:style style:name="P5" style:family="paragraph">
      <loext:graphic-properties draw:fill="solid" draw:fill-color="#73c8ed"/>
    </style:style>
    <style:style style:name="P6" style:family="paragraph">
      <loext:graphic-properties draw:fill="solid" draw:fill-color="#71c7ed"/>
    </style:style>
    <style:style style:name="P7" style:family="paragraph">
      <loext:graphic-properties draw:fill="solid" draw:fill-color="#6fc7ec"/>
    </style:style>
    <style:style style:name="P8" style:family="paragraph">
      <loext:graphic-properties draw:fill="solid" draw:fill-color="#6dc6ec"/>
    </style:style>
    <style:style style:name="P9" style:family="paragraph">
      <loext:graphic-properties draw:fill="solid" draw:fill-color="#6bc5ec"/>
    </style:style>
    <style:style style:name="P10" style:family="paragraph">
      <loext:graphic-properties draw:fill="solid" draw:fill-color="#69c4ec"/>
    </style:style>
    <style:style style:name="P11" style:family="paragraph">
      <loext:graphic-properties draw:fill="solid" draw:fill-color="#67c4eb"/>
    </style:style>
    <style:style style:name="P12" style:family="paragraph">
      <loext:graphic-properties draw:fill="solid" draw:fill-color="#66c3eb"/>
    </style:style>
    <style:style style:name="P13" style:family="paragraph">
      <loext:graphic-properties draw:fill="solid" draw:fill-color="#64c2eb"/>
    </style:style>
    <style:style style:name="P14" style:family="paragraph">
      <loext:graphic-properties draw:fill="solid" draw:fill-color="#62c1eb"/>
    </style:style>
    <style:style style:name="P15" style:family="paragraph">
      <loext:graphic-properties draw:fill="solid" draw:fill-color="#60c1ea"/>
    </style:style>
    <style:style style:name="P16" style:family="paragraph">
      <loext:graphic-properties draw:fill="solid" draw:fill-color="#5ec0ea"/>
    </style:style>
    <style:style style:name="P17" style:family="paragraph">
      <loext:graphic-properties draw:fill="solid" draw:fill-color="#5cbfea"/>
    </style:style>
    <style:style style:name="P18" style:family="paragraph">
      <loext:graphic-properties draw:fill="solid" draw:fill-color="#5abee9"/>
    </style:style>
    <style:style style:name="P19" style:family="paragraph">
      <loext:graphic-properties draw:fill="solid" draw:fill-color="#58bee9"/>
    </style:style>
    <style:style style:name="P20" style:family="paragraph">
      <loext:graphic-properties draw:fill="solid" draw:fill-color="#56bde9"/>
    </style:style>
    <style:style style:name="P21" style:family="paragraph">
      <loext:graphic-properties draw:fill="solid" draw:fill-color="#55bce9"/>
    </style:style>
    <style:style style:name="P22" style:family="paragraph">
      <loext:graphic-properties draw:fill="solid" draw:fill-color="#53bbe8"/>
    </style:style>
    <style:style style:name="P23" style:family="paragraph">
      <loext:graphic-properties draw:fill="solid" draw:fill-color="#51bbe8"/>
    </style:style>
    <style:style style:name="P24" style:family="paragraph">
      <loext:graphic-properties draw:fill="solid" draw:fill-color="#4fbae8"/>
    </style:style>
    <style:style style:name="P25" style:family="paragraph">
      <loext:graphic-properties draw:fill="solid" draw:fill-color="#4db9e8"/>
    </style:style>
    <style:style style:name="P26" style:family="paragraph">
      <loext:graphic-properties draw:fill="solid" draw:fill-color="#4bb8e7"/>
    </style:style>
    <style:style style:name="P27" style:family="paragraph">
      <loext:graphic-properties draw:fill="solid" draw:fill-color="#49b8e7"/>
    </style:style>
    <style:style style:name="P28" style:family="paragraph">
      <loext:graphic-properties draw:fill="solid" draw:fill-color="#47b7e7"/>
    </style:style>
    <style:style style:name="P29" style:family="paragraph">
      <loext:graphic-properties draw:fill="solid" draw:fill-color="#45b6e6"/>
    </style:style>
    <style:style style:name="P30" style:family="paragraph">
      <loext:graphic-properties draw:fill="solid" draw:fill-color="#44b5e6"/>
    </style:style>
    <style:style style:name="P31" style:family="paragraph">
      <loext:graphic-properties draw:fill="solid" draw:fill-color="#42b5e6"/>
    </style:style>
    <style:style style:name="P32" style:family="paragraph">
      <loext:graphic-properties draw:fill="solid" draw:fill-color="#40b4e6"/>
    </style:style>
    <style:style style:name="P33" style:family="paragraph">
      <loext:graphic-properties draw:fill="solid" draw:fill-color="#3eb3e5"/>
    </style:style>
    <style:style style:name="P34" style:family="paragraph">
      <loext:graphic-properties draw:fill="solid" draw:fill-color="#3cb2e5"/>
    </style:style>
    <style:style style:name="P35" style:family="paragraph">
      <loext:graphic-properties draw:fill="solid" draw:fill-color="#3ab2e5"/>
    </style:style>
    <style:style style:name="P36" style:family="paragraph">
      <loext:graphic-properties draw:fill="solid" draw:fill-color="#38b1e5"/>
    </style:style>
    <style:style style:name="P37" style:family="paragraph">
      <loext:graphic-properties draw:fill="solid" draw:fill-color="#36b0e4"/>
    </style:style>
    <style:style style:name="P38" style:family="paragraph">
      <loext:graphic-properties draw:fill="solid" draw:fill-color="#34afe4"/>
    </style:style>
    <style:style style:name="P39" style:family="paragraph">
      <loext:graphic-properties draw:fill="solid" draw:fill-color="#33afe4"/>
    </style:style>
    <style:style style:name="P40" style:family="paragraph">
      <loext:graphic-properties draw:fill="solid" draw:fill-color="#31aee4"/>
    </style:style>
    <style:style style:name="P41" style:family="paragraph">
      <loext:graphic-properties draw:fill="solid" draw:fill-color="#2fade3"/>
    </style:style>
    <style:style style:name="P42" style:family="paragraph">
      <loext:graphic-properties draw:fill="solid" draw:fill-color="#2dace3"/>
    </style:style>
    <style:style style:name="P43" style:family="paragraph">
      <loext:graphic-properties draw:fill="solid" draw:fill-color="#2bace3"/>
    </style:style>
    <style:style style:name="P44" style:family="paragraph">
      <loext:graphic-properties draw:fill="solid" draw:fill-color="#29abe2"/>
    </style:style>
    <style:style style:name="P45" style:family="paragraph">
      <loext:graphic-properties draw:fill="solid" draw:fill-color="#27aae2"/>
    </style:style>
    <style:style style:name="P46" style:family="paragraph">
      <loext:graphic-properties draw:fill="solid" draw:fill-color="#25a9e2"/>
    </style:style>
    <style:style style:name="P47" style:family="paragraph">
      <loext:graphic-properties draw:fill="solid" draw:fill-color="#23a9e2"/>
    </style:style>
    <style:style style:name="P48" style:family="paragraph">
      <loext:graphic-properties draw:fill="solid" draw:fill-color="#22a8e1"/>
    </style:style>
    <style:style style:name="P49" style:family="paragraph">
      <loext:graphic-properties draw:fill="solid" draw:fill-color="#20a7e1"/>
    </style:style>
    <style:style style:name="P50" style:family="paragraph">
      <loext:graphic-properties draw:fill="solid" draw:fill-color="#1ea6e1"/>
    </style:style>
    <style:style style:name="P51" style:family="paragraph">
      <loext:graphic-properties draw:fill="solid" draw:fill-color="#1ca6e1"/>
    </style:style>
    <style:style style:name="P52" style:family="paragraph">
      <loext:graphic-properties draw:fill="solid" draw:fill-color="#1aa5e0"/>
    </style:style>
    <style:style style:name="P53" style:family="paragraph">
      <loext:graphic-properties draw:fill="solid" draw:fill-color="#18a4e0"/>
    </style:style>
    <style:style style:name="P54" style:family="paragraph">
      <loext:graphic-properties draw:fill="solid" draw:fill-color="#16a3e0"/>
    </style:style>
    <style:style style:name="P55" style:family="paragraph">
      <loext:graphic-properties draw:fill="solid" draw:fill-color="#14a3df"/>
    </style:style>
    <style:style style:name="P56" style:family="paragraph">
      <loext:graphic-properties draw:fill="solid" draw:fill-color="#12a2df"/>
    </style:style>
    <style:style style:name="P57" style:family="paragraph">
      <loext:graphic-properties draw:fill="solid" draw:fill-color="#11a1df"/>
    </style:style>
    <style:style style:name="P58" style:family="paragraph">
      <loext:graphic-properties draw:fill="solid" draw:fill-color="#0fa0df"/>
    </style:style>
    <style:style style:name="P59" style:family="paragraph">
      <loext:graphic-properties draw:fill="solid" draw:fill-color="#0da0de"/>
    </style:style>
    <style:style style:name="P60" style:family="paragraph">
      <loext:graphic-properties draw:fill="solid" draw:fill-color="#0b9fde"/>
    </style:style>
    <style:style style:name="P61" style:family="paragraph">
      <loext:graphic-properties draw:fill="solid" draw:fill-color="#099ede"/>
    </style:style>
    <style:style style:name="P62" style:family="paragraph">
      <loext:graphic-properties draw:fill="solid" draw:fill-color="#079dde"/>
    </style:style>
    <style:style style:name="P63" style:family="paragraph">
      <loext:graphic-properties draw:fill="solid" draw:fill-color="#059ddd"/>
    </style:style>
    <style:style style:name="P64" style:family="paragraph">
      <loext:graphic-properties draw:fill="solid" draw:fill-color="#039cdd"/>
    </style:style>
    <style:style style:name="P65" style:family="paragraph">
      <loext:graphic-properties draw:fill="solid" draw:fill-color="#019bdd"/>
    </style:style>
    <style:style style:name="P66" style:family="paragraph">
      <style:paragraph-properties fo:text-align="start" style:writing-mode="lr-tb"/>
    </style:style>
    <style:style style:name="P67" style:family="paragraph">
      <loext:graphic-properties draw:fill="none"/>
      <style:text-properties fo:font-size="24pt" style:font-size-asian="24pt" style:font-size-complex="24pt"/>
    </style:style>
    <style:style style:name="P68" style:family="paragraph">
      <loext:graphic-properties draw:fill="none"/>
      <style:text-properties fo:font-size="14pt" style:font-size-asian="14pt" style:font-size-complex="14pt"/>
    </style:style>
    <style:style style:name="P69" style:family="paragraph">
      <loext:graphic-properties draw:fill="none"/>
      <style:text-properties fo:font-size="33pt" style:font-size-asian="33pt" style:font-size-complex="33pt"/>
    </style:style>
    <style:style style:name="P70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71" style:family="paragraph">
      <loext:graphic-properties draw:fill="none"/>
      <style:text-properties fo:font-size="36pt" style:font-size-asian="36pt" style:font-size-complex="36pt"/>
    </style:style>
    <style:style style:name="P72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73" style:family="paragraph">
      <loext:graphic-properties draw:fill="none"/>
      <style:text-properties fo:font-size="32pt" style:font-size-asian="32pt" style:font-size-complex="32pt"/>
    </style:style>
    <style:style style:name="T1" style:family="text">
      <style:text-properties fo:color="#000000" loext:opacity="100%" style:font-name="Liberation Serif2" fo:font-size="24pt" style:font-size-asian="24pt" style:font-name-complex="Liberation Serif2" style:font-size-complex="24pt"/>
    </style:style>
    <style:style style:name="T2" style:family="text">
      <style:text-properties fo:color="#ffffff" loext:opacity="100%" style:font-name="Liberation Sans2" fo:font-size="14pt" style:font-size-asian="14pt" style:font-name-complex="Liberation Sans2" style:font-size-complex="14pt"/>
    </style:style>
    <style:style style:name="T3" style:family="text">
      <style:text-properties fo:color="#dd4100" loext:opacity="100%" style:font-name="Liberation Sans2" fo:font-size="33pt" style:font-size-asian="33pt" style:font-name-complex="Liberation Sans2" style:font-size-complex="33pt"/>
    </style:style>
    <style:style style:name="T4" style:family="text">
      <style:text-properties fo:color="#ffffff" loext:opacity="100%" style:font-name="Liberation Sans2" fo:font-size="33pt" style:font-size-asian="33pt" style:font-name-complex="Liberation Sans2" style:font-size-complex="33pt"/>
    </style:style>
    <style:style style:name="T5" style:family="text">
      <style:text-properties fo:color="#77caee" loext:opacity="100%" style:font-name="OpenSymbol1" fo:font-size="16.2000007629395pt" style:font-size-asian="16.2000007629395pt" style:font-name-complex="OpenSymbol1" style:font-size-complex="16.2000007629395pt"/>
    </style:style>
    <style:style style:name="T6" style:family="text">
      <style:text-properties fo:color="#009bdd" loext:opacity="100%" style:font-name="Liberation Sans2" fo:font-size="36pt" style:font-size-asian="36pt" style:font-name-complex="Liberation Sans2" style:font-size-complex="36pt"/>
    </style:style>
    <style:style style:name="T7" style:family="text">
      <style:text-properties fo:color="#77caee" loext:opacity="100%" style:font-name="OpenSymbol1" fo:font-size="14.3999996185303pt" style:font-size-asian="14.3999996185303pt" style:font-name-complex="OpenSymbol1" style:font-size-complex="14.3999996185303pt"/>
    </style:style>
    <style:style style:name="T8" style:family="text">
      <style:text-properties fo:color="#009bdd" loext:opacity="100%"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7cm" svg:height="15.749cm" svg:x="0cm" svg:y="0cm" svg:viewBox="0 0 27998 15750" draw:points="0,0 27998,0 27998,15750 0,15750">
          <text:p/>
        </draw:polygon>
        <draw:polygon draw:style-name="gr1" draw:text-style-name="P1" draw:layer="layout" svg:width="27.998cm" svg:height="15.751cm" svg:x="0cm" svg:y="0cm" svg:viewBox="0 0 27999 15752" draw:points="0,0 27999,0 27999,15752 0,15752">
          <text:p/>
        </draw:polygon>
        <draw:polygon draw:style-name="gr2" draw:text-style-name="P2" draw:layer="layout" svg:width="9.334cm" svg:height="3.256cm" svg:x="18.666cm" svg:y="12.527cm" svg:viewBox="0 0 9335 3257" draw:points="9335,0 9335,3257 0,3257 0,0">
          <text:p/>
        </draw:polygon>
        <draw:polygon draw:style-name="gr2" draw:text-style-name="P2" draw:layer="layout" svg:width="9.335cm" svg:height="3.256cm" svg:x="9.331cm" svg:y="12.527cm" svg:viewBox="0 0 9336 3257" draw:points="9336,0 9336,3257 0,3257 0,0">
          <text:p/>
        </draw:polygon>
        <draw:polygon draw:style-name="gr2" draw:text-style-name="P2" draw:layer="layout" svg:width="9.335cm" svg:height="3.256cm" svg:x="-0.004cm" svg:y="12.527cm" svg:viewBox="0 0 9336 3257" draw:points="9336,0 9336,3257 0,3257 0,0">
          <text:p/>
        </draw:polygon>
        <draw:polygon draw:style-name="gr3" draw:text-style-name="P3" draw:layer="layout" svg:width="0.439cm" svg:height="3.257cm" svg:x="27.561cm" svg:y="12.497cm" svg:viewBox="0 0 440 3258" draw:points="440,0 440,3258 0,3258 0,0">
          <text:p/>
        </draw:polygon>
        <draw:polygon draw:style-name="gr4" draw:text-style-name="P4" draw:layer="layout" svg:width="0.437cm" svg:height="3.257cm" svg:x="27.125cm" svg:y="12.497cm" svg:viewBox="0 0 438 3258" draw:points="438,0 438,3258 0,3258 0,0">
          <text:p/>
        </draw:polygon>
        <draw:polygon draw:style-name="gr5" draw:text-style-name="P5" draw:layer="layout" svg:width="0.439cm" svg:height="3.257cm" svg:x="26.687cm" svg:y="12.497cm" svg:viewBox="0 0 440 3258" draw:points="440,0 440,3258 0,3258 0,0">
          <text:p/>
        </draw:polygon>
        <draw:polygon draw:style-name="gr6" draw:text-style-name="P6" draw:layer="layout" svg:width="0.439cm" svg:height="3.257cm" svg:x="26.248cm" svg:y="12.497cm" svg:viewBox="0 0 440 3258" draw:points="440,0 440,3258 0,3258 0,0">
          <text:p/>
        </draw:polygon>
        <draw:polygon draw:style-name="gr7" draw:text-style-name="P7" draw:layer="layout" svg:width="0.437cm" svg:height="3.257cm" svg:x="25.812cm" svg:y="12.497cm" svg:viewBox="0 0 438 3258" draw:points="438,0 438,3258 0,3258 0,0">
          <text:p/>
        </draw:polygon>
        <draw:polygon draw:style-name="gr8" draw:text-style-name="P8" draw:layer="layout" svg:width="0.438cm" svg:height="3.257cm" svg:x="25.374cm" svg:y="12.497cm" svg:viewBox="0 0 439 3258" draw:points="439,0 439,3258 0,3258 0,0">
          <text:p/>
        </draw:polygon>
        <draw:polygon draw:style-name="gr9" draw:text-style-name="P9" draw:layer="layout" svg:width="0.436cm" svg:height="3.257cm" svg:x="24.938cm" svg:y="12.497cm" svg:viewBox="0 0 437 3258" draw:points="437,0 437,3258 0,3258 0,0">
          <text:p/>
        </draw:polygon>
        <draw:polygon draw:style-name="gr10" draw:text-style-name="P10" draw:layer="layout" svg:width="0.439cm" svg:height="3.257cm" svg:x="24.499cm" svg:y="12.497cm" svg:viewBox="0 0 440 3258" draw:points="440,0 440,3258 0,3258 0,0">
          <text:p/>
        </draw:polygon>
        <draw:polygon draw:style-name="gr11" draw:text-style-name="P11" draw:layer="layout" svg:width="0.439cm" svg:height="3.257cm" svg:x="24.06cm" svg:y="12.497cm" svg:viewBox="0 0 440 3258" draw:points="440,0 440,3258 0,3258 0,0">
          <text:p/>
        </draw:polygon>
        <draw:polygon draw:style-name="gr12" draw:text-style-name="P12" draw:layer="layout" svg:width="0.437cm" svg:height="3.257cm" svg:x="23.624cm" svg:y="12.497cm" svg:viewBox="0 0 438 3258" draw:points="438,0 438,3258 0,3258 0,0">
          <text:p/>
        </draw:polygon>
        <draw:polygon draw:style-name="gr13" draw:text-style-name="P13" draw:layer="layout" svg:width="0.438cm" svg:height="3.257cm" svg:x="23.186cm" svg:y="12.497cm" svg:viewBox="0 0 439 3258" draw:points="439,0 439,3258 0,3258 0,0">
          <text:p/>
        </draw:polygon>
        <draw:polygon draw:style-name="gr14" draw:text-style-name="P14" draw:layer="layout" svg:width="0.436cm" svg:height="3.257cm" svg:x="22.75cm" svg:y="12.497cm" svg:viewBox="0 0 437 3258" draw:points="437,0 437,3258 0,3258 0,0">
          <text:p/>
        </draw:polygon>
        <draw:polygon draw:style-name="gr15" draw:text-style-name="P15" draw:layer="layout" svg:width="0.439cm" svg:height="3.257cm" svg:x="22.311cm" svg:y="12.497cm" svg:viewBox="0 0 440 3258" draw:points="440,0 440,3258 0,3258 0,0">
          <text:p/>
        </draw:polygon>
        <draw:polygon draw:style-name="gr16" draw:text-style-name="P16" draw:layer="layout" svg:width="0.436cm" svg:height="3.257cm" svg:x="21.875cm" svg:y="12.497cm" svg:viewBox="0 0 437 3258" draw:points="437,0 437,3258 0,3258 0,0">
          <text:p/>
        </draw:polygon>
        <draw:polygon draw:style-name="gr17" draw:text-style-name="P17" draw:layer="layout" svg:width="0.438cm" svg:height="3.257cm" svg:x="21.437cm" svg:y="12.497cm" svg:viewBox="0 0 439 3258" draw:points="439,0 439,3258 0,3258 0,0">
          <text:p/>
        </draw:polygon>
        <draw:polygon draw:style-name="gr18" draw:text-style-name="P18" draw:layer="layout" svg:width="0.439cm" svg:height="3.257cm" svg:x="20.998cm" svg:y="12.497cm" svg:viewBox="0 0 440 3258" draw:points="440,0 440,3258 0,3258 0,0">
          <text:p/>
        </draw:polygon>
        <draw:polygon draw:style-name="gr19" draw:text-style-name="P19" draw:layer="layout" svg:width="0.436cm" svg:height="3.257cm" svg:x="20.562cm" svg:y="12.497cm" svg:viewBox="0 0 437 3258" draw:points="437,0 437,3258 0,3258 0,0">
          <text:p/>
        </draw:polygon>
        <draw:polygon draw:style-name="gr20" draw:text-style-name="P20" draw:layer="layout" svg:width="0.439cm" svg:height="3.257cm" svg:x="20.123cm" svg:y="12.497cm" svg:viewBox="0 0 440 3258" draw:points="440,0 440,3258 0,3258 0,0">
          <text:p/>
        </draw:polygon>
        <draw:polygon draw:style-name="gr21" draw:text-style-name="P21" draw:layer="layout" svg:width="0.436cm" svg:height="3.257cm" svg:x="19.687cm" svg:y="12.497cm" svg:viewBox="0 0 437 3258" draw:points="437,0 437,3258 0,3258 0,0">
          <text:p/>
        </draw:polygon>
        <draw:polygon draw:style-name="gr22" draw:text-style-name="P22" draw:layer="layout" svg:width="0.438cm" svg:height="3.257cm" svg:x="19.249cm" svg:y="12.497cm" svg:viewBox="0 0 439 3258" draw:points="439,0 439,3258 0,3258 0,0">
          <text:p/>
        </draw:polygon>
        <draw:polygon draw:style-name="gr23" draw:text-style-name="P23" draw:layer="layout" svg:width="0.437cm" svg:height="3.257cm" svg:x="18.812cm" svg:y="12.497cm" svg:viewBox="0 0 438 3258" draw:points="438,0 438,3258 0,3258 0,0">
          <text:p/>
        </draw:polygon>
        <draw:polygon draw:style-name="gr24" draw:text-style-name="P24" draw:layer="layout" svg:width="0.439cm" svg:height="3.257cm" svg:x="18.374cm" svg:y="12.497cm" svg:viewBox="0 0 440 3258" draw:points="440,0 440,3258 0,3258 0,0">
          <text:p/>
        </draw:polygon>
        <draw:polygon draw:style-name="gr25" draw:text-style-name="P25" draw:layer="layout" svg:width="0.439cm" svg:height="3.257cm" svg:x="17.935cm" svg:y="12.497cm" svg:viewBox="0 0 440 3258" draw:points="440,0 440,3258 0,3258 0,0">
          <text:p/>
        </draw:polygon>
        <draw:polygon draw:style-name="gr26" draw:text-style-name="P26" draw:layer="layout" svg:width="0.437cm" svg:height="3.257cm" svg:x="17.499cm" svg:y="12.497cm" svg:viewBox="0 0 438 3258" draw:points="438,0 438,3258 0,3258 0,0">
          <text:p/>
        </draw:polygon>
        <draw:polygon draw:style-name="gr27" draw:text-style-name="P27" draw:layer="layout" svg:width="0.439cm" svg:height="3.257cm" svg:x="17.061cm" svg:y="12.497cm" svg:viewBox="0 0 440 3258" draw:points="440,0 440,3258 0,3258 0,0">
          <text:p/>
        </draw:polygon>
        <draw:polygon draw:style-name="gr28" draw:text-style-name="P28" draw:layer="layout" svg:width="0.439cm" svg:height="3.257cm" svg:x="16.622cm" svg:y="12.497cm" svg:viewBox="0 0 440 3258" draw:points="440,0 440,3258 0,3258 0,0">
          <text:p/>
        </draw:polygon>
        <draw:polygon draw:style-name="gr29" draw:text-style-name="P29" draw:layer="layout" svg:width="0.437cm" svg:height="3.257cm" svg:x="16.186cm" svg:y="12.497cm" svg:viewBox="0 0 438 3258" draw:points="438,0 438,3258 0,3258 0,0">
          <text:p/>
        </draw:polygon>
        <draw:polygon draw:style-name="gr30" draw:text-style-name="P30" draw:layer="layout" svg:width="0.438cm" svg:height="3.257cm" svg:x="15.748cm" svg:y="12.497cm" svg:viewBox="0 0 439 3258" draw:points="439,0 439,3258 0,3258 0,0">
          <text:p/>
        </draw:polygon>
        <draw:polygon draw:style-name="gr31" draw:text-style-name="P31" draw:layer="layout" svg:width="0.437cm" svg:height="3.257cm" svg:x="15.311cm" svg:y="12.497cm" svg:viewBox="0 0 438 3258" draw:points="438,0 438,3258 0,3258 0,0">
          <text:p/>
        </draw:polygon>
        <draw:polygon draw:style-name="gr32" draw:text-style-name="P32" draw:layer="layout" svg:width="0.439cm" svg:height="3.257cm" svg:x="14.873cm" svg:y="12.497cm" svg:viewBox="0 0 440 3258" draw:points="440,0 440,3258 0,3258 0,0">
          <text:p/>
        </draw:polygon>
        <draw:polygon draw:style-name="gr33" draw:text-style-name="P33" draw:layer="layout" svg:width="0.439cm" svg:height="3.257cm" svg:x="14.434cm" svg:y="12.497cm" svg:viewBox="0 0 440 3258" draw:points="440,0 440,3258 0,3258 0,0">
          <text:p/>
        </draw:polygon>
        <draw:polygon draw:style-name="gr34" draw:text-style-name="P34" draw:layer="layout" svg:width="0.437cm" svg:height="3.257cm" svg:x="13.998cm" svg:y="12.497cm" svg:viewBox="0 0 438 3258" draw:points="438,0 438,3258 0,3258 0,0">
          <text:p/>
        </draw:polygon>
        <draw:polygon draw:style-name="gr35" draw:text-style-name="P35" draw:layer="layout" svg:width="0.438cm" svg:height="3.257cm" svg:x="13.56cm" svg:y="12.497cm" svg:viewBox="0 0 439 3258" draw:points="439,0 439,3258 0,3258 0,0">
          <text:p/>
        </draw:polygon>
        <draw:polygon draw:style-name="gr36" draw:text-style-name="P36" draw:layer="layout" svg:width="0.437cm" svg:height="3.257cm" svg:x="13.123cm" svg:y="12.497cm" svg:viewBox="0 0 438 3258" draw:points="438,0 438,3258 0,3258 0,0">
          <text:p/>
        </draw:polygon>
        <draw:polygon draw:style-name="gr37" draw:text-style-name="P37" draw:layer="layout" svg:width="0.439cm" svg:height="3.257cm" svg:x="12.685cm" svg:y="12.497cm" svg:viewBox="0 0 440 3258" draw:points="440,0 440,3258 0,3258 0,0">
          <text:p/>
        </draw:polygon>
        <draw:polygon draw:style-name="gr38" draw:text-style-name="P38" draw:layer="layout" svg:width="0.439cm" svg:height="3.257cm" svg:x="12.246cm" svg:y="12.497cm" svg:viewBox="0 0 440 3258" draw:points="440,0 440,3258 0,3258 0,0">
          <text:p/>
        </draw:polygon>
        <draw:polygon draw:style-name="gr39" draw:text-style-name="P39" draw:layer="layout" svg:width="0.436cm" svg:height="3.257cm" svg:x="11.811cm" svg:y="12.497cm" svg:viewBox="0 0 437 3258" draw:points="437,0 437,3258 0,3258 0,0">
          <text:p/>
        </draw:polygon>
        <draw:polygon draw:style-name="gr40" draw:text-style-name="P40" draw:layer="layout" svg:width="0.439cm" svg:height="3.257cm" svg:x="11.372cm" svg:y="12.497cm" svg:viewBox="0 0 440 3258" draw:points="440,0 440,3258 0,3258 0,0">
          <text:p/>
        </draw:polygon>
        <draw:polygon draw:style-name="gr41" draw:text-style-name="P41" draw:layer="layout" svg:width="0.436cm" svg:height="3.257cm" svg:x="10.936cm" svg:y="12.497cm" svg:viewBox="0 0 437 3258" draw:points="437,0 437,3258 0,3258 0,0">
          <text:p/>
        </draw:polygon>
        <draw:polygon draw:style-name="gr42" draw:text-style-name="P42" draw:layer="layout" svg:width="0.439cm" svg:height="3.257cm" svg:x="10.497cm" svg:y="12.497cm" svg:viewBox="0 0 440 3258" draw:points="440,0 440,3258 0,3258 0,0">
          <text:p/>
        </draw:polygon>
        <draw:polygon draw:style-name="gr43" draw:text-style-name="P43" draw:layer="layout" svg:width="0.439cm" svg:height="3.257cm" svg:x="10.058cm" svg:y="12.497cm" svg:viewBox="0 0 440 3258" draw:points="440,0 440,3258 0,3258 0,0">
          <text:p/>
        </draw:polygon>
        <draw:polygon draw:style-name="gr44" draw:text-style-name="P44" draw:layer="layout" svg:width="0.436cm" svg:height="3.257cm" svg:x="9.623cm" svg:y="12.497cm" svg:viewBox="0 0 437 3258" draw:points="437,0 437,3258 0,3258 0,0">
          <text:p/>
        </draw:polygon>
        <draw:polygon draw:style-name="gr45" draw:text-style-name="P45" draw:layer="layout" svg:width="0.439cm" svg:height="3.257cm" svg:x="9.184cm" svg:y="12.497cm" svg:viewBox="0 0 440 3258" draw:points="440,0 440,3258 0,3258 0,0">
          <text:p/>
        </draw:polygon>
        <draw:polygon draw:style-name="gr46" draw:text-style-name="P46" draw:layer="layout" svg:width="0.436cm" svg:height="3.257cm" svg:x="8.748cm" svg:y="12.497cm" svg:viewBox="0 0 437 3258" draw:points="437,0 437,3258 0,3258 0,0">
          <text:p/>
        </draw:polygon>
        <draw:polygon draw:style-name="gr47" draw:text-style-name="P47" draw:layer="layout" svg:width="0.439cm" svg:height="3.257cm" svg:x="8.309cm" svg:y="12.497cm" svg:viewBox="0 0 440 3258" draw:points="440,0 440,3258 0,3258 0,0">
          <text:p/>
        </draw:polygon>
        <draw:polygon draw:style-name="gr48" draw:text-style-name="P48" draw:layer="layout" svg:width="0.436cm" svg:height="3.257cm" svg:x="7.873cm" svg:y="12.497cm" svg:viewBox="0 0 437 3258" draw:points="437,0 437,3258 0,3258 0,0">
          <text:p/>
        </draw:polygon>
        <draw:polygon draw:style-name="gr49" draw:text-style-name="P49" draw:layer="layout" svg:width="0.439cm" svg:height="3.257cm" svg:x="7.435cm" svg:y="12.497cm" svg:viewBox="0 0 440 3258" draw:points="440,0 440,3258 0,3258 0,0">
          <text:p/>
        </draw:polygon>
        <draw:polygon draw:style-name="gr50" draw:text-style-name="P50" draw:layer="layout" svg:width="0.439cm" svg:height="3.257cm" svg:x="6.996cm" svg:y="12.497cm" svg:viewBox="0 0 440 3258" draw:points="440,0 440,3258 0,3258 0,0">
          <text:p/>
        </draw:polygon>
        <draw:polygon draw:style-name="gr51" draw:text-style-name="P51" draw:layer="layout" svg:width="0.436cm" svg:height="3.257cm" svg:x="6.56cm" svg:y="12.497cm" svg:viewBox="0 0 437 3258" draw:points="437,0 437,3258 0,3258 0,0">
          <text:p/>
        </draw:polygon>
        <draw:polygon draw:style-name="gr52" draw:text-style-name="P52" draw:layer="layout" svg:width="0.439cm" svg:height="3.257cm" svg:x="6.121cm" svg:y="12.497cm" svg:viewBox="0 0 440 3258" draw:points="440,0 440,3258 0,3258 0,0">
          <text:p/>
        </draw:polygon>
        <draw:polygon draw:style-name="gr53" draw:text-style-name="P53" draw:layer="layout" svg:width="0.436cm" svg:height="3.257cm" svg:x="5.685cm" svg:y="12.497cm" svg:viewBox="0 0 437 3258" draw:points="437,0 437,3258 0,3258 0,0">
          <text:p/>
        </draw:polygon>
        <draw:polygon draw:style-name="gr54" draw:text-style-name="P54" draw:layer="layout" svg:width="0.439cm" svg:height="3.257cm" svg:x="5.247cm" svg:y="12.497cm" svg:viewBox="0 0 440 3258" draw:points="440,0 440,3258 0,3258 0,0">
          <text:p/>
        </draw:polygon>
        <draw:polygon draw:style-name="gr55" draw:text-style-name="P55" draw:layer="layout" svg:width="0.439cm" svg:height="3.257cm" svg:x="4.808cm" svg:y="12.497cm" svg:viewBox="0 0 440 3258" draw:points="440,0 440,3258 0,3258 0,0">
          <text:p/>
        </draw:polygon>
        <draw:polygon draw:style-name="gr56" draw:text-style-name="P56" draw:layer="layout" svg:width="0.437cm" svg:height="3.257cm" svg:x="4.372cm" svg:y="12.497cm" svg:viewBox="0 0 438 3258" draw:points="438,0 438,3258 0,3258 0,0">
          <text:p/>
        </draw:polygon>
        <draw:polygon draw:style-name="gr57" draw:text-style-name="P57" draw:layer="layout" svg:width="0.438cm" svg:height="3.257cm" svg:x="3.934cm" svg:y="12.497cm" svg:viewBox="0 0 439 3258" draw:points="439,0 439,3258 0,3258 0,0">
          <text:p/>
        </draw:polygon>
        <draw:polygon draw:style-name="gr58" draw:text-style-name="P58" draw:layer="layout" svg:width="0.437cm" svg:height="3.257cm" svg:x="3.497cm" svg:y="12.497cm" svg:viewBox="0 0 438 3258" draw:points="438,0 438,3258 0,3258 0,0">
          <text:p/>
        </draw:polygon>
        <draw:polygon draw:style-name="gr59" draw:text-style-name="P59" draw:layer="layout" svg:width="0.439cm" svg:height="3.257cm" svg:x="3.059cm" svg:y="12.497cm" svg:viewBox="0 0 440 3258" draw:points="440,0 440,3258 0,3258 0,0">
          <text:p/>
        </draw:polygon>
        <draw:polygon draw:style-name="gr60" draw:text-style-name="P60" draw:layer="layout" svg:width="0.439cm" svg:height="3.257cm" svg:x="2.62cm" svg:y="12.497cm" svg:viewBox="0 0 440 3258" draw:points="440,0 440,3258 0,3258 0,0">
          <text:p/>
        </draw:polygon>
        <draw:polygon draw:style-name="gr61" draw:text-style-name="P61" draw:layer="layout" svg:width="0.437cm" svg:height="3.257cm" svg:x="2.184cm" svg:y="12.497cm" svg:viewBox="0 0 438 3258" draw:points="438,0 438,3258 0,3258 0,0">
          <text:p/>
        </draw:polygon>
        <draw:polygon draw:style-name="gr62" draw:text-style-name="P62" draw:layer="layout" svg:width="0.438cm" svg:height="3.257cm" svg:x="1.746cm" svg:y="12.497cm" svg:viewBox="0 0 439 3258" draw:points="439,0 439,3258 0,3258 0,0">
          <text:p/>
        </draw:polygon>
        <draw:polygon draw:style-name="gr63" draw:text-style-name="P63" draw:layer="layout" svg:width="0.437cm" svg:height="3.257cm" svg:x="1.309cm" svg:y="12.497cm" svg:viewBox="0 0 438 3258" draw:points="438,0 438,3258 0,3258 0,0">
          <text:p/>
        </draw:polygon>
        <draw:polygon draw:style-name="gr64" draw:text-style-name="P64" draw:layer="layout" svg:width="0.378cm" svg:height="1.755cm" svg:x="0.871cm" svg:y="13.999cm" svg:viewBox="0 0 379 1756" draw:points="379,0 379,1756 0,1756 0,0">
          <text:p/>
        </draw:polygon>
        <draw:polygon draw:style-name="gr65" draw:text-style-name="P65" draw:layer="layout" svg:width="0.439cm" svg:height="3.257cm" svg:x="0.432cm" svg:y="12.497cm" svg:viewBox="0 0 440 3258" draw:points="440,0 440,3258 0,3258 0,0">
          <text:p/>
        </draw:polygon>
        <draw:polygon draw:style-name="gr2" draw:text-style-name="P2" draw:layer="layout" svg:width="0.437cm" svg:height="3.257cm" svg:x="-0.004cm" svg:y="12.497cm" svg:viewBox="0 0 438 3258" draw:points="438,0 438,3258 0,3258 0,0">
          <text:p/>
        </draw:polygon>
        <draw:frame draw:style-name="gr66" draw:text-style-name="P67" draw:layer="layout" svg:width="3.863cm" svg:height="0.937cm" svg:x="0.871cm" svg:y="13.998cm">
          <draw:text-box>
            <text:p text:style-name="P66"><text:span text:style-name="T1">12/02/2021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1</text:span></text:p>
          </draw:text-box>
        </draw:frame>
        <draw:frame draw:style-name="gr68" draw:text-style-name="P69" draw:layer="layout" svg:width="10.348cm" svg:height="1.301cm" svg:x="7.712cm" svg:y="5.35cm">
          <draw:text-box>
            <text:p text:style-name="P66"><text:span text:style-name="T3">Projet 3 : Ohmyfood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7cm" svg:height="15.749cm" svg:x="0cm" svg:y="0cm" svg:viewBox="0 0 27998 15750" draw:points="0,0 27998,0 27998,15750 0,15750">
          <text:p/>
        </draw:polygon>
        <draw:polygon draw:style-name="gr1" draw:text-style-name="P1" draw:layer="layout" svg:width="27.998cm" svg:height="15.751cm" svg:x="0cm" svg:y="0cm" svg:viewBox="0 0 27999 15752" draw:points="0,0 27999,0 27999,15752 0,15752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3" draw:text-style-name="P3" draw:layer="layout" svg:width="0.438cm" svg:height="2.007cm" svg:x="27.553cm" svg:y="-0.002cm" svg:viewBox="0 0 439 2008" draw:points="439,0 439,2008 0,2008 0,0">
          <text:p/>
        </draw:polygon>
        <draw:polygon draw:style-name="gr4" draw:text-style-name="P4" draw:layer="layout" svg:width="0.437cm" svg:height="2.007cm" svg:x="27.116cm" svg:y="-0.002cm" svg:viewBox="0 0 438 2008" draw:points="438,0 438,2008 0,2008 0,0">
          <text:p/>
        </draw:polygon>
        <draw:polygon draw:style-name="gr5" draw:text-style-name="P5" draw:layer="layout" svg:width="0.439cm" svg:height="2.007cm" svg:x="26.678cm" svg:y="-0.002cm" svg:viewBox="0 0 440 2008" draw:points="440,0 440,2008 0,2008 0,0">
          <text:p/>
        </draw:polygon>
        <draw:polygon draw:style-name="gr6" draw:text-style-name="P6" draw:layer="layout" svg:width="0.439cm" svg:height="2.007cm" svg:x="26.239cm" svg:y="-0.002cm" svg:viewBox="0 0 440 2008" draw:points="440,0 440,2008 0,2008 0,0">
          <text:p/>
        </draw:polygon>
        <draw:polygon draw:style-name="gr7" draw:text-style-name="P7" draw:layer="layout" svg:width="0.437cm" svg:height="2.007cm" svg:x="25.803cm" svg:y="-0.002cm" svg:viewBox="0 0 438 2008" draw:points="438,0 438,2008 0,2008 0,0">
          <text:p/>
        </draw:polygon>
        <draw:polygon draw:style-name="gr8" draw:text-style-name="P8" draw:layer="layout" svg:width="0.439cm" svg:height="2.007cm" svg:x="25.365cm" svg:y="-0.002cm" svg:viewBox="0 0 440 2008" draw:points="440,0 440,2008 0,2008 0,0">
          <text:p/>
        </draw:polygon>
        <draw:polygon draw:style-name="gr9" draw:text-style-name="P9" draw:layer="layout" svg:width="0.436cm" svg:height="2.007cm" svg:x="24.929cm" svg:y="-0.002cm" svg:viewBox="0 0 437 2008" draw:points="437,0 437,2008 0,2008 0,0">
          <text:p/>
        </draw:polygon>
        <draw:polygon draw:style-name="gr10" draw:text-style-name="P10" draw:layer="layout" svg:width="0.439cm" svg:height="2.007cm" svg:x="24.49cm" svg:y="-0.002cm" svg:viewBox="0 0 440 2008" draw:points="440,0 440,2008 0,2008 0,0">
          <text:p/>
        </draw:polygon>
        <draw:polygon draw:style-name="gr11" draw:text-style-name="P11" draw:layer="layout" svg:width="0.436cm" svg:height="2.007cm" svg:x="24.054cm" svg:y="-0.002cm" svg:viewBox="0 0 437 2008" draw:points="437,0 437,2008 0,2008 0,0">
          <text:p/>
        </draw:polygon>
        <draw:polygon draw:style-name="gr12" draw:text-style-name="P12" draw:layer="layout" svg:width="0.438cm" svg:height="2.007cm" svg:x="23.616cm" svg:y="-0.002cm" svg:viewBox="0 0 439 2008" draw:points="439,0 439,2008 0,2008 0,0">
          <text:p/>
        </draw:polygon>
        <draw:polygon draw:style-name="gr13" draw:text-style-name="P13" draw:layer="layout" svg:width="0.437cm" svg:height="2.007cm" svg:x="23.179cm" svg:y="-0.002cm" svg:viewBox="0 0 438 2008" draw:points="438,0 438,2008 0,2008 0,0">
          <text:p/>
        </draw:polygon>
        <draw:polygon draw:style-name="gr14" draw:text-style-name="P14" draw:layer="layout" svg:width="0.439cm" svg:height="2.007cm" svg:x="22.741cm" svg:y="-0.002cm" svg:viewBox="0 0 440 2008" draw:points="440,0 440,2008 0,2008 0,0">
          <text:p/>
        </draw:polygon>
        <draw:polygon draw:style-name="gr15" draw:text-style-name="P15" draw:layer="layout" svg:width="0.439cm" svg:height="2.007cm" svg:x="22.302cm" svg:y="-0.002cm" svg:viewBox="0 0 440 2008" draw:points="440,0 440,2008 0,2008 0,0">
          <text:p/>
        </draw:polygon>
        <draw:polygon draw:style-name="gr16" draw:text-style-name="P16" draw:layer="layout" svg:width="0.436cm" svg:height="2.007cm" svg:x="21.867cm" svg:y="-0.002cm" svg:viewBox="0 0 437 2008" draw:points="437,0 437,2008 0,2008 0,0">
          <text:p/>
        </draw:polygon>
        <draw:polygon draw:style-name="gr17" draw:text-style-name="P17" draw:layer="layout" svg:width="0.439cm" svg:height="2.007cm" svg:x="21.428cm" svg:y="-0.002cm" svg:viewBox="0 0 440 2008" draw:points="440,0 440,2008 0,2008 0,0">
          <text:p/>
        </draw:polygon>
        <draw:polygon draw:style-name="gr18" draw:text-style-name="P18" draw:layer="layout" svg:width="0.436cm" svg:height="2.007cm" svg:x="20.992cm" svg:y="-0.002cm" svg:viewBox="0 0 437 2008" draw:points="437,0 437,2008 0,2008 0,0">
          <text:p/>
        </draw:polygon>
        <draw:polygon draw:style-name="gr19" draw:text-style-name="P19" draw:layer="layout" svg:width="0.439cm" svg:height="2.007cm" svg:x="20.553cm" svg:y="-0.002cm" svg:viewBox="0 0 440 2008" draw:points="440,0 440,2008 0,2008 0,0">
          <text:p/>
        </draw:polygon>
        <draw:polygon draw:style-name="gr20" draw:text-style-name="P20" draw:layer="layout" svg:width="0.436cm" svg:height="2.007cm" svg:x="20.117cm" svg:y="-0.002cm" svg:viewBox="0 0 437 2008" draw:points="437,0 437,2008 0,2008 0,0">
          <text:p/>
        </draw:polygon>
        <draw:polygon draw:style-name="gr21" draw:text-style-name="P21" draw:layer="layout" svg:width="0.438cm" svg:height="2.007cm" svg:x="19.679cm" svg:y="-0.002cm" svg:viewBox="0 0 439 2008" draw:points="439,0 439,2008 0,2008 0,0">
          <text:p/>
        </draw:polygon>
        <draw:polygon draw:style-name="gr22" draw:text-style-name="P22" draw:layer="layout" svg:width="0.437cm" svg:height="2.007cm" svg:x="19.242cm" svg:y="-0.002cm" svg:viewBox="0 0 438 2008" draw:points="438,0 438,2008 0,2008 0,0">
          <text:p/>
        </draw:polygon>
        <draw:polygon draw:style-name="gr23" draw:text-style-name="P23" draw:layer="layout" svg:width="0.439cm" svg:height="2.007cm" svg:x="18.804cm" svg:y="-0.002cm" svg:viewBox="0 0 440 2008" draw:points="440,0 440,2008 0,2008 0,0">
          <text:p/>
        </draw:polygon>
        <draw:polygon draw:style-name="gr24" draw:text-style-name="P24" draw:layer="layout" svg:width="0.439cm" svg:height="2.007cm" svg:x="18.365cm" svg:y="-0.002cm" svg:viewBox="0 0 440 2008" draw:points="440,0 440,2008 0,2008 0,0">
          <text:p/>
        </draw:polygon>
        <draw:polygon draw:style-name="gr25" draw:text-style-name="P25" draw:layer="layout" svg:width="0.436cm" svg:height="2.007cm" svg:x="17.93cm" svg:y="-0.002cm" svg:viewBox="0 0 437 2008" draw:points="437,0 437,2008 0,2008 0,0">
          <text:p/>
        </draw:polygon>
        <draw:polygon draw:style-name="gr26" draw:text-style-name="P26" draw:layer="layout" svg:width="0.439cm" svg:height="2.007cm" svg:x="17.491cm" svg:y="-0.002cm" svg:viewBox="0 0 440 2008" draw:points="440,0 440,2008 0,2008 0,0">
          <text:p/>
        </draw:polygon>
        <draw:polygon draw:style-name="gr27" draw:text-style-name="P27" draw:layer="layout" svg:width="0.436cm" svg:height="2.007cm" svg:x="17.055cm" svg:y="-0.002cm" svg:viewBox="0 0 437 2008" draw:points="437,0 437,2008 0,2008 0,0">
          <text:p/>
        </draw:polygon>
        <draw:polygon draw:style-name="gr28" draw:text-style-name="P28" draw:layer="layout" svg:width="0.439cm" svg:height="2.007cm" svg:x="16.616cm" svg:y="-0.002cm" svg:viewBox="0 0 440 2008" draw:points="440,0 440,2008 0,2008 0,0">
          <text:p/>
        </draw:polygon>
        <draw:polygon draw:style-name="gr29" draw:text-style-name="P29" draw:layer="layout" svg:width="0.437cm" svg:height="2.007cm" svg:x="16.18cm" svg:y="-0.002cm" svg:viewBox="0 0 438 2008" draw:points="438,0 438,2008 0,2008 0,0">
          <text:p/>
        </draw:polygon>
        <draw:polygon draw:style-name="gr30" draw:text-style-name="P30" draw:layer="layout" svg:width="0.438cm" svg:height="2.007cm" svg:x="15.742cm" svg:y="-0.002cm" svg:viewBox="0 0 439 2008" draw:points="439,0 439,2008 0,2008 0,0">
          <text:p/>
        </draw:polygon>
        <draw:polygon draw:style-name="gr31" draw:text-style-name="P31" draw:layer="layout" svg:width="0.437cm" svg:height="2.007cm" svg:x="15.305cm" svg:y="-0.002cm" svg:viewBox="0 0 438 2008" draw:points="438,0 438,2008 0,2008 0,0">
          <text:p/>
        </draw:polygon>
        <draw:polygon draw:style-name="gr32" draw:text-style-name="P32" draw:layer="layout" svg:width="0.439cm" svg:height="2.007cm" svg:x="14.867cm" svg:y="-0.002cm" svg:viewBox="0 0 440 2008" draw:points="440,0 440,2008 0,2008 0,0">
          <text:p/>
        </draw:polygon>
        <draw:polygon draw:style-name="gr33" draw:text-style-name="P33" draw:layer="layout" svg:width="0.437cm" svg:height="2.007cm" svg:x="14.431cm" svg:y="-0.002cm" svg:viewBox="0 0 438 2008" draw:points="438,0 438,2008 0,2008 0,0">
          <text:p/>
        </draw:polygon>
        <draw:polygon draw:style-name="gr34" draw:text-style-name="P34" draw:layer="layout" svg:width="0.438cm" svg:height="2.007cm" svg:x="13.993cm" svg:y="-0.002cm" svg:viewBox="0 0 439 2008" draw:points="439,0 439,2008 0,2008 0,0">
          <text:p/>
        </draw:polygon>
        <draw:polygon draw:style-name="gr35" draw:text-style-name="P35" draw:layer="layout" svg:width="0.436cm" svg:height="2.007cm" svg:x="13.557cm" svg:y="-0.002cm" svg:viewBox="0 0 437 2008" draw:points="437,0 437,2008 0,2008 0,0">
          <text:p/>
        </draw:polygon>
        <draw:polygon draw:style-name="gr36" draw:text-style-name="P36" draw:layer="layout" svg:width="0.439cm" svg:height="2.007cm" svg:x="13.118cm" svg:y="-0.002cm" svg:viewBox="0 0 440 2008" draw:points="440,0 440,2008 0,2008 0,0">
          <text:p/>
        </draw:polygon>
        <draw:polygon draw:style-name="gr37" draw:text-style-name="P37" draw:layer="layout" svg:width="0.436cm" svg:height="2.007cm" svg:x="12.682cm" svg:y="-0.002cm" svg:viewBox="0 0 437 2008" draw:points="437,0 437,2008 0,2008 0,0">
          <text:p/>
        </draw:polygon>
        <draw:polygon draw:style-name="gr38" draw:text-style-name="P38" draw:layer="layout" svg:width="0.439cm" svg:height="2.007cm" svg:x="12.243cm" svg:y="-0.002cm" svg:viewBox="0 0 440 2008" draw:points="440,0 440,2008 0,2008 0,0">
          <text:p/>
        </draw:polygon>
        <draw:polygon draw:style-name="gr39" draw:text-style-name="P39" draw:layer="layout" svg:width="0.436cm" svg:height="2.007cm" svg:x="11.807cm" svg:y="-0.002cm" svg:viewBox="0 0 437 2008" draw:points="437,0 437,2008 0,2008 0,0">
          <text:p/>
        </draw:polygon>
        <draw:polygon draw:style-name="gr40" draw:text-style-name="P40" draw:layer="layout" svg:width="0.439cm" svg:height="2.007cm" svg:x="11.369cm" svg:y="-0.002cm" svg:viewBox="0 0 440 2008" draw:points="440,0 440,2008 0,2008 0,0">
          <text:p/>
        </draw:polygon>
        <draw:polygon draw:style-name="gr41" draw:text-style-name="P41" draw:layer="layout" svg:width="0.439cm" svg:height="2.007cm" svg:x="10.93cm" svg:y="-0.002cm" svg:viewBox="0 0 440 2008" draw:points="440,0 440,2008 0,2008 0,0">
          <text:p/>
        </draw:polygon>
        <draw:polygon draw:style-name="gr42" draw:text-style-name="P42" draw:layer="layout" svg:width="0.437cm" svg:height="2.007cm" svg:x="10.494cm" svg:y="-0.002cm" svg:viewBox="0 0 438 2008" draw:points="438,0 438,2008 0,2008 0,0">
          <text:p/>
        </draw:polygon>
        <draw:polygon draw:style-name="gr43" draw:text-style-name="P43" draw:layer="layout" svg:width="0.438cm" svg:height="2.007cm" svg:x="10.056cm" svg:y="-0.002cm" svg:viewBox="0 0 439 2008" draw:points="439,0 439,2008 0,2008 0,0">
          <text:p/>
        </draw:polygon>
        <draw:polygon draw:style-name="gr44" draw:text-style-name="P44" draw:layer="layout" svg:width="0.436cm" svg:height="2.007cm" svg:x="9.62cm" svg:y="-0.002cm" svg:viewBox="0 0 437 2008" draw:points="437,0 437,2008 0,2008 0,0">
          <text:p/>
        </draw:polygon>
        <draw:polygon draw:style-name="gr45" draw:text-style-name="P45" draw:layer="layout" svg:width="0.439cm" svg:height="2.007cm" svg:x="9.181cm" svg:y="-0.002cm" svg:viewBox="0 0 440 2008" draw:points="440,0 440,2008 0,2008 0,0">
          <text:p/>
        </draw:polygon>
        <draw:polygon draw:style-name="gr46" draw:text-style-name="P46" draw:layer="layout" svg:width="0.436cm" svg:height="2.007cm" svg:x="8.745cm" svg:y="-0.002cm" svg:viewBox="0 0 437 2008" draw:points="437,0 437,2008 0,2008 0,0">
          <text:p/>
        </draw:polygon>
        <draw:polygon draw:style-name="gr47" draw:text-style-name="P47" draw:layer="layout" svg:width="0.439cm" svg:height="2.007cm" svg:x="8.306cm" svg:y="-0.002cm" svg:viewBox="0 0 440 2008" draw:points="440,0 440,2008 0,2008 0,0">
          <text:p/>
        </draw:polygon>
        <draw:polygon draw:style-name="gr48" draw:text-style-name="P48" draw:layer="layout" svg:width="0.437cm" svg:height="2.007cm" svg:x="7.87cm" svg:y="-0.002cm" svg:viewBox="0 0 438 2008" draw:points="438,0 438,2008 0,2008 0,0">
          <text:p/>
        </draw:polygon>
        <draw:polygon draw:style-name="gr49" draw:text-style-name="P49" draw:layer="layout" svg:width="0.439cm" svg:height="2.007cm" svg:x="7.432cm" svg:y="-0.002cm" svg:viewBox="0 0 440 2008" draw:points="440,0 440,2008 0,2008 0,0">
          <text:p/>
        </draw:polygon>
        <draw:polygon draw:style-name="gr50" draw:text-style-name="P50" draw:layer="layout" svg:width="0.439cm" svg:height="2.007cm" svg:x="6.993cm" svg:y="-0.002cm" svg:viewBox="0 0 440 2008" draw:points="440,0 440,2008 0,2008 0,0">
          <text:p/>
        </draw:polygon>
        <draw:polygon draw:style-name="gr51" draw:text-style-name="P51" draw:layer="layout" svg:width="0.437cm" svg:height="2.007cm" svg:x="6.557cm" svg:y="-0.002cm" svg:viewBox="0 0 438 2008" draw:points="438,0 438,2008 0,2008 0,0">
          <text:p/>
        </draw:polygon>
        <draw:polygon draw:style-name="gr52" draw:text-style-name="P52" draw:layer="layout" svg:width="0.438cm" svg:height="2.007cm" svg:x="6.119cm" svg:y="-0.002cm" svg:viewBox="0 0 439 2008" draw:points="439,0 439,2008 0,2008 0,0">
          <text:p/>
        </draw:polygon>
        <draw:polygon draw:style-name="gr53" draw:text-style-name="P53" draw:layer="layout" svg:width="0.436cm" svg:height="2.007cm" svg:x="5.683cm" svg:y="-0.002cm" svg:viewBox="0 0 437 2008" draw:points="437,0 437,2008 0,2008 0,0">
          <text:p/>
        </draw:polygon>
        <draw:polygon draw:style-name="gr54" draw:text-style-name="P54" draw:layer="layout" svg:width="0.437cm" svg:height="2.007cm" svg:x="5.246cm" svg:y="-0.002cm" svg:viewBox="0 0 438 2008" draw:points="438,0 438,2008 0,2008 0,0">
          <text:p/>
        </draw:polygon>
        <draw:polygon draw:style-name="gr55" draw:text-style-name="P55" draw:layer="layout" svg:width="0.439cm" svg:height="2.007cm" svg:x="4.808cm" svg:y="-0.002cm" svg:viewBox="0 0 440 2008" draw:points="440,0 440,2008 0,2008 0,0">
          <text:p/>
        </draw:polygon>
        <draw:polygon draw:style-name="gr56" draw:text-style-name="P56" draw:layer="layout" svg:width="0.439cm" svg:height="2.007cm" svg:x="4.369cm" svg:y="-0.002cm" svg:viewBox="0 0 440 2008" draw:points="440,0 440,2008 0,2008 0,0">
          <text:p/>
        </draw:polygon>
        <draw:polygon draw:style-name="gr57" draw:text-style-name="P57" draw:layer="layout" svg:width="0.437cm" svg:height="2.007cm" svg:x="3.933cm" svg:y="-0.002cm" svg:viewBox="0 0 438 2008" draw:points="438,0 438,2008 0,2008 0,0">
          <text:p/>
        </draw:polygon>
        <draw:polygon draw:style-name="gr58" draw:text-style-name="P58" draw:layer="layout" svg:width="0.439cm" svg:height="2.007cm" svg:x="3.495cm" svg:y="-0.002cm" svg:viewBox="0 0 440 2008" draw:points="440,0 440,2008 0,2008 0,0">
          <text:p/>
        </draw:polygon>
        <draw:polygon draw:style-name="gr59" draw:text-style-name="P59" draw:layer="layout" svg:width="0.439cm" svg:height="2.007cm" svg:x="3.056cm" svg:y="-0.002cm" svg:viewBox="0 0 440 2008" draw:points="440,0 440,2008 0,2008 0,0">
          <text:p/>
        </draw:polygon>
        <draw:polygon draw:style-name="gr60" draw:text-style-name="P60" draw:layer="layout" svg:width="0.437cm" svg:height="2.007cm" svg:x="2.62cm" svg:y="-0.002cm" svg:viewBox="0 0 438 2008" draw:points="438,0 438,2008 0,2008 0,0">
          <text:p/>
        </draw:polygon>
        <draw:polygon draw:style-name="gr61" draw:text-style-name="P61" draw:layer="layout" svg:width="0.436cm" svg:height="2.007cm" svg:x="2.184cm" svg:y="-0.002cm" svg:viewBox="0 0 437 2008" draw:points="437,0 437,2008 0,2008 0,0">
          <text:p/>
        </draw:polygon>
        <draw:polygon draw:style-name="gr62" draw:text-style-name="P62" draw:layer="layout" svg:width="0.438cm" svg:height="2.007cm" svg:x="1.746cm" svg:y="-0.002cm" svg:viewBox="0 0 439 2008" draw:points="439,0 439,2008 0,2008 0,0">
          <text:p/>
        </draw:polygon>
        <draw:polygon draw:style-name="gr63" draw:text-style-name="P63" draw:layer="layout" svg:width="0.437cm" svg:height="2.007cm" svg:x="1.309cm" svg:y="-0.002cm" svg:viewBox="0 0 438 2008" draw:points="438,0 438,2008 0,2008 0,0">
          <text:p/>
        </draw:polygon>
        <draw:polygon draw:style-name="gr64" draw:text-style-name="P64" draw:layer="layout" svg:width="0.439cm" svg:height="2.007cm" svg:x="0.871cm" svg:y="-0.002cm" svg:viewBox="0 0 440 2008" draw:points="440,0 440,2008 0,2008 0,0">
          <text:p/>
        </draw:polygon>
        <draw:polygon draw:style-name="gr65" draw:text-style-name="P65" draw:layer="layout" svg:width="0.439cm" svg:height="2.007cm" svg:x="0.432cm" svg:y="-0.002cm" svg:viewBox="0 0 440 2008" draw:points="440,0 440,2008 0,2008 0,0">
          <text:p/>
        </draw:polygon>
        <draw:polygon draw:style-name="gr2" draw:text-style-name="P2" draw:layer="layout" svg:width="0.437cm" svg:height="2.007cm" svg:x="-0.004cm" svg:y="-0.002cm" svg:viewBox="0 0 438 2008" draw:points="438,0 438,2008 0,2008 0,0">
          <text:p/>
        </draw:polygon>
        <draw:polygon draw:style-name="gr2" draw:text-style-name="P2" draw:layer="layout" svg:width="9.331cm" svg:height="1.762cm" svg:x="18.669cm" svg:y="14.057cm" svg:viewBox="0 0 9332 1763" draw:points="9332,0 9332,1763 0,1763 0,0">
          <text:p/>
        </draw:polygon>
        <draw:polygon draw:style-name="gr2" draw:text-style-name="P2" draw:layer="layout" svg:width="9.332cm" svg:height="1.762cm" svg:x="9.337cm" svg:y="14.057cm" svg:viewBox="0 0 9333 1763" draw:points="9333,0 9333,1763 0,1763 0,0">
          <text:p/>
        </draw:polygon>
        <draw:polygon draw:style-name="gr2" draw:text-style-name="P2" draw:layer="layout" svg:width="9.332cm" svg:height="1.762cm" svg:x="0.005cm" svg:y="14.057cm" svg:viewBox="0 0 9333 1763" draw:points="9333,0 9333,1763 0,1763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2</text:span></text:p>
          </draw:text-box>
        </draw:frame>
        <draw:frame draw:style-name="gr68" draw:text-style-name="P69" draw:layer="layout" svg:width="5.306cm" svg:height="1.301cm" svg:x="11.349cm" svg:y="0.513cm">
          <draw:text-box>
            <text:p text:style-name="P66"><text:span text:style-name="T4">Sommaire</text:span></text:p>
          </draw:text-box>
        </draw:frame>
        <draw:frame draw:style-name="gr69" draw:text-style-name="P70" draw:layer="layout" svg:width="0.571cm" svg:height="0.571cm" svg:x="4.801cm" svg:y="2.95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5.83cm" svg:height="1.423cm" svg:x="5.701cm" svg:y="2.502cm">
          <draw:text-box>
            <text:p text:style-name="P66"><text:span text:style-name="T6">Compréhension de l’énoncé</text:span></text:p>
          </draw:text-box>
        </draw:frame>
        <draw:frame draw:style-name="gr69" draw:text-style-name="P70" draw:layer="layout" svg:width="0.571cm" svg:height="0.571cm" svg:x="4.801cm" svg:y="4.934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2.507cm" svg:height="1.423cm" svg:x="5.701cm" svg:y="4.481cm">
          <draw:text-box>
            <text:p text:style-name="P66"><text:span text:style-name="T6">Technologies utilisées</text:span></text:p>
          </draw:text-box>
        </draw:frame>
        <draw:frame draw:style-name="gr69" draw:text-style-name="P70" draw:layer="layout" svg:width="0.571cm" svg:height="0.571cm" svg:x="4.801cm" svg:y="6.921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2.571cm" svg:height="1.423cm" svg:x="5.701cm" svg:y="6.467cm">
          <draw:text-box>
            <text:p text:style-name="P66"><text:span text:style-name="T6">Difficultés rencontrées</text:span></text:p>
          </draw:text-box>
        </draw:frame>
        <draw:frame draw:style-name="gr69" draw:text-style-name="P70" draw:layer="layout" svg:width="0.571cm" svg:height="0.571cm" svg:x="4.801cm" svg:y="8.903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6.293cm" svg:height="1.423cm" svg:x="5.701cm" svg:y="8.454cm">
          <draw:text-box>
            <text:p text:style-name="P66"><text:span text:style-name="T6">Réalisation</text:span></text:p>
          </draw:text-box>
        </draw:frame>
        <draw:frame draw:style-name="gr69" draw:text-style-name="P70" draw:layer="layout" svg:width="0.571cm" svg:height="0.571cm" svg:x="4.801cm" svg:y="10.87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8.265cm" svg:height="1.423cm" svg:x="5.701cm" svg:y="10.433cm">
          <draw:text-box>
            <text:p text:style-name="P66"><text:span text:style-name="T6">Démonstration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7cm" svg:height="15.749cm" svg:x="0cm" svg:y="0cm" svg:viewBox="0 0 27998 15750" draw:points="0,0 27998,0 27998,15750 0,15750">
          <text:p/>
        </draw:polygon>
        <draw:polygon draw:style-name="gr1" draw:text-style-name="P1" draw:layer="layout" svg:width="27.998cm" svg:height="15.751cm" svg:x="0cm" svg:y="0cm" svg:viewBox="0 0 27999 15752" draw:points="0,0 27999,0 27999,15752 0,15752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3" draw:text-style-name="P3" draw:layer="layout" svg:width="0.438cm" svg:height="2.007cm" svg:x="27.553cm" svg:y="-0.002cm" svg:viewBox="0 0 439 2008" draw:points="439,0 439,2008 0,2008 0,0">
          <text:p/>
        </draw:polygon>
        <draw:polygon draw:style-name="gr4" draw:text-style-name="P4" draw:layer="layout" svg:width="0.437cm" svg:height="2.007cm" svg:x="27.116cm" svg:y="-0.002cm" svg:viewBox="0 0 438 2008" draw:points="438,0 438,2008 0,2008 0,0">
          <text:p/>
        </draw:polygon>
        <draw:polygon draw:style-name="gr5" draw:text-style-name="P5" draw:layer="layout" svg:width="0.439cm" svg:height="2.007cm" svg:x="26.678cm" svg:y="-0.002cm" svg:viewBox="0 0 440 2008" draw:points="440,0 440,2008 0,2008 0,0">
          <text:p/>
        </draw:polygon>
        <draw:polygon draw:style-name="gr6" draw:text-style-name="P6" draw:layer="layout" svg:width="0.439cm" svg:height="2.007cm" svg:x="26.239cm" svg:y="-0.002cm" svg:viewBox="0 0 440 2008" draw:points="440,0 440,2008 0,2008 0,0">
          <text:p/>
        </draw:polygon>
        <draw:polygon draw:style-name="gr7" draw:text-style-name="P7" draw:layer="layout" svg:width="0.437cm" svg:height="2.007cm" svg:x="25.803cm" svg:y="-0.002cm" svg:viewBox="0 0 438 2008" draw:points="438,0 438,2008 0,2008 0,0">
          <text:p/>
        </draw:polygon>
        <draw:polygon draw:style-name="gr8" draw:text-style-name="P8" draw:layer="layout" svg:width="0.439cm" svg:height="2.007cm" svg:x="25.365cm" svg:y="-0.002cm" svg:viewBox="0 0 440 2008" draw:points="440,0 440,2008 0,2008 0,0">
          <text:p/>
        </draw:polygon>
        <draw:polygon draw:style-name="gr9" draw:text-style-name="P9" draw:layer="layout" svg:width="0.436cm" svg:height="2.007cm" svg:x="24.929cm" svg:y="-0.002cm" svg:viewBox="0 0 437 2008" draw:points="437,0 437,2008 0,2008 0,0">
          <text:p/>
        </draw:polygon>
        <draw:polygon draw:style-name="gr10" draw:text-style-name="P10" draw:layer="layout" svg:width="0.439cm" svg:height="2.007cm" svg:x="24.49cm" svg:y="-0.002cm" svg:viewBox="0 0 440 2008" draw:points="440,0 440,2008 0,2008 0,0">
          <text:p/>
        </draw:polygon>
        <draw:polygon draw:style-name="gr11" draw:text-style-name="P11" draw:layer="layout" svg:width="0.436cm" svg:height="2.007cm" svg:x="24.054cm" svg:y="-0.002cm" svg:viewBox="0 0 437 2008" draw:points="437,0 437,2008 0,2008 0,0">
          <text:p/>
        </draw:polygon>
        <draw:polygon draw:style-name="gr12" draw:text-style-name="P12" draw:layer="layout" svg:width="0.438cm" svg:height="2.007cm" svg:x="23.616cm" svg:y="-0.002cm" svg:viewBox="0 0 439 2008" draw:points="439,0 439,2008 0,2008 0,0">
          <text:p/>
        </draw:polygon>
        <draw:polygon draw:style-name="gr13" draw:text-style-name="P13" draw:layer="layout" svg:width="0.437cm" svg:height="2.007cm" svg:x="23.179cm" svg:y="-0.002cm" svg:viewBox="0 0 438 2008" draw:points="438,0 438,2008 0,2008 0,0">
          <text:p/>
        </draw:polygon>
        <draw:polygon draw:style-name="gr14" draw:text-style-name="P14" draw:layer="layout" svg:width="0.439cm" svg:height="2.007cm" svg:x="22.741cm" svg:y="-0.002cm" svg:viewBox="0 0 440 2008" draw:points="440,0 440,2008 0,2008 0,0">
          <text:p/>
        </draw:polygon>
        <draw:polygon draw:style-name="gr15" draw:text-style-name="P15" draw:layer="layout" svg:width="0.439cm" svg:height="2.007cm" svg:x="22.302cm" svg:y="-0.002cm" svg:viewBox="0 0 440 2008" draw:points="440,0 440,2008 0,2008 0,0">
          <text:p/>
        </draw:polygon>
        <draw:polygon draw:style-name="gr16" draw:text-style-name="P16" draw:layer="layout" svg:width="0.436cm" svg:height="2.007cm" svg:x="21.867cm" svg:y="-0.002cm" svg:viewBox="0 0 437 2008" draw:points="437,0 437,2008 0,2008 0,0">
          <text:p/>
        </draw:polygon>
        <draw:polygon draw:style-name="gr17" draw:text-style-name="P17" draw:layer="layout" svg:width="0.439cm" svg:height="2.007cm" svg:x="21.428cm" svg:y="-0.002cm" svg:viewBox="0 0 440 2008" draw:points="440,0 440,2008 0,2008 0,0">
          <text:p/>
        </draw:polygon>
        <draw:polygon draw:style-name="gr18" draw:text-style-name="P18" draw:layer="layout" svg:width="0.436cm" svg:height="2.007cm" svg:x="20.992cm" svg:y="-0.002cm" svg:viewBox="0 0 437 2008" draw:points="437,0 437,2008 0,2008 0,0">
          <text:p/>
        </draw:polygon>
        <draw:polygon draw:style-name="gr19" draw:text-style-name="P19" draw:layer="layout" svg:width="0.439cm" svg:height="2.007cm" svg:x="20.553cm" svg:y="-0.002cm" svg:viewBox="0 0 440 2008" draw:points="440,0 440,2008 0,2008 0,0">
          <text:p/>
        </draw:polygon>
        <draw:polygon draw:style-name="gr20" draw:text-style-name="P20" draw:layer="layout" svg:width="0.436cm" svg:height="2.007cm" svg:x="20.117cm" svg:y="-0.002cm" svg:viewBox="0 0 437 2008" draw:points="437,0 437,2008 0,2008 0,0">
          <text:p/>
        </draw:polygon>
        <draw:polygon draw:style-name="gr21" draw:text-style-name="P21" draw:layer="layout" svg:width="0.438cm" svg:height="2.007cm" svg:x="19.679cm" svg:y="-0.002cm" svg:viewBox="0 0 439 2008" draw:points="439,0 439,2008 0,2008 0,0">
          <text:p/>
        </draw:polygon>
        <draw:polygon draw:style-name="gr22" draw:text-style-name="P22" draw:layer="layout" svg:width="0.437cm" svg:height="2.007cm" svg:x="19.242cm" svg:y="-0.002cm" svg:viewBox="0 0 438 2008" draw:points="438,0 438,2008 0,2008 0,0">
          <text:p/>
        </draw:polygon>
        <draw:polygon draw:style-name="gr23" draw:text-style-name="P23" draw:layer="layout" svg:width="0.439cm" svg:height="2.007cm" svg:x="18.804cm" svg:y="-0.002cm" svg:viewBox="0 0 440 2008" draw:points="440,0 440,2008 0,2008 0,0">
          <text:p/>
        </draw:polygon>
        <draw:polygon draw:style-name="gr24" draw:text-style-name="P24" draw:layer="layout" svg:width="0.439cm" svg:height="2.007cm" svg:x="18.365cm" svg:y="-0.002cm" svg:viewBox="0 0 440 2008" draw:points="440,0 440,2008 0,2008 0,0">
          <text:p/>
        </draw:polygon>
        <draw:polygon draw:style-name="gr25" draw:text-style-name="P25" draw:layer="layout" svg:width="0.436cm" svg:height="2.007cm" svg:x="17.93cm" svg:y="-0.002cm" svg:viewBox="0 0 437 2008" draw:points="437,0 437,2008 0,2008 0,0">
          <text:p/>
        </draw:polygon>
        <draw:polygon draw:style-name="gr26" draw:text-style-name="P26" draw:layer="layout" svg:width="0.439cm" svg:height="2.007cm" svg:x="17.491cm" svg:y="-0.002cm" svg:viewBox="0 0 440 2008" draw:points="440,0 440,2008 0,2008 0,0">
          <text:p/>
        </draw:polygon>
        <draw:polygon draw:style-name="gr27" draw:text-style-name="P27" draw:layer="layout" svg:width="0.436cm" svg:height="2.007cm" svg:x="17.055cm" svg:y="-0.002cm" svg:viewBox="0 0 437 2008" draw:points="437,0 437,2008 0,2008 0,0">
          <text:p/>
        </draw:polygon>
        <draw:polygon draw:style-name="gr28" draw:text-style-name="P28" draw:layer="layout" svg:width="0.439cm" svg:height="2.007cm" svg:x="16.616cm" svg:y="-0.002cm" svg:viewBox="0 0 440 2008" draw:points="440,0 440,2008 0,2008 0,0">
          <text:p/>
        </draw:polygon>
        <draw:polygon draw:style-name="gr29" draw:text-style-name="P29" draw:layer="layout" svg:width="0.437cm" svg:height="2.007cm" svg:x="16.18cm" svg:y="-0.002cm" svg:viewBox="0 0 438 2008" draw:points="438,0 438,2008 0,2008 0,0">
          <text:p/>
        </draw:polygon>
        <draw:polygon draw:style-name="gr30" draw:text-style-name="P30" draw:layer="layout" svg:width="0.438cm" svg:height="2.007cm" svg:x="15.742cm" svg:y="-0.002cm" svg:viewBox="0 0 439 2008" draw:points="439,0 439,2008 0,2008 0,0">
          <text:p/>
        </draw:polygon>
        <draw:polygon draw:style-name="gr31" draw:text-style-name="P31" draw:layer="layout" svg:width="0.437cm" svg:height="2.007cm" svg:x="15.305cm" svg:y="-0.002cm" svg:viewBox="0 0 438 2008" draw:points="438,0 438,2008 0,2008 0,0">
          <text:p/>
        </draw:polygon>
        <draw:polygon draw:style-name="gr32" draw:text-style-name="P32" draw:layer="layout" svg:width="0.439cm" svg:height="2.007cm" svg:x="14.867cm" svg:y="-0.002cm" svg:viewBox="0 0 440 2008" draw:points="440,0 440,2008 0,2008 0,0">
          <text:p/>
        </draw:polygon>
        <draw:polygon draw:style-name="gr33" draw:text-style-name="P33" draw:layer="layout" svg:width="0.437cm" svg:height="2.007cm" svg:x="14.431cm" svg:y="-0.002cm" svg:viewBox="0 0 438 2008" draw:points="438,0 438,2008 0,2008 0,0">
          <text:p/>
        </draw:polygon>
        <draw:polygon draw:style-name="gr34" draw:text-style-name="P34" draw:layer="layout" svg:width="0.438cm" svg:height="2.007cm" svg:x="13.993cm" svg:y="-0.002cm" svg:viewBox="0 0 439 2008" draw:points="439,0 439,2008 0,2008 0,0">
          <text:p/>
        </draw:polygon>
        <draw:polygon draw:style-name="gr35" draw:text-style-name="P35" draw:layer="layout" svg:width="0.436cm" svg:height="2.007cm" svg:x="13.557cm" svg:y="-0.002cm" svg:viewBox="0 0 437 2008" draw:points="437,0 437,2008 0,2008 0,0">
          <text:p/>
        </draw:polygon>
        <draw:polygon draw:style-name="gr36" draw:text-style-name="P36" draw:layer="layout" svg:width="0.439cm" svg:height="2.007cm" svg:x="13.118cm" svg:y="-0.002cm" svg:viewBox="0 0 440 2008" draw:points="440,0 440,2008 0,2008 0,0">
          <text:p/>
        </draw:polygon>
        <draw:polygon draw:style-name="gr37" draw:text-style-name="P37" draw:layer="layout" svg:width="0.436cm" svg:height="2.007cm" svg:x="12.682cm" svg:y="-0.002cm" svg:viewBox="0 0 437 2008" draw:points="437,0 437,2008 0,2008 0,0">
          <text:p/>
        </draw:polygon>
        <draw:polygon draw:style-name="gr38" draw:text-style-name="P38" draw:layer="layout" svg:width="0.439cm" svg:height="2.007cm" svg:x="12.243cm" svg:y="-0.002cm" svg:viewBox="0 0 440 2008" draw:points="440,0 440,2008 0,2008 0,0">
          <text:p/>
        </draw:polygon>
        <draw:polygon draw:style-name="gr39" draw:text-style-name="P39" draw:layer="layout" svg:width="0.436cm" svg:height="2.007cm" svg:x="11.807cm" svg:y="-0.002cm" svg:viewBox="0 0 437 2008" draw:points="437,0 437,2008 0,2008 0,0">
          <text:p/>
        </draw:polygon>
        <draw:polygon draw:style-name="gr40" draw:text-style-name="P40" draw:layer="layout" svg:width="0.439cm" svg:height="2.007cm" svg:x="11.369cm" svg:y="-0.002cm" svg:viewBox="0 0 440 2008" draw:points="440,0 440,2008 0,2008 0,0">
          <text:p/>
        </draw:polygon>
        <draw:polygon draw:style-name="gr41" draw:text-style-name="P41" draw:layer="layout" svg:width="0.439cm" svg:height="2.007cm" svg:x="10.93cm" svg:y="-0.002cm" svg:viewBox="0 0 440 2008" draw:points="440,0 440,2008 0,2008 0,0">
          <text:p/>
        </draw:polygon>
        <draw:polygon draw:style-name="gr42" draw:text-style-name="P42" draw:layer="layout" svg:width="0.437cm" svg:height="2.007cm" svg:x="10.494cm" svg:y="-0.002cm" svg:viewBox="0 0 438 2008" draw:points="438,0 438,2008 0,2008 0,0">
          <text:p/>
        </draw:polygon>
        <draw:polygon draw:style-name="gr43" draw:text-style-name="P43" draw:layer="layout" svg:width="0.438cm" svg:height="2.007cm" svg:x="10.056cm" svg:y="-0.002cm" svg:viewBox="0 0 439 2008" draw:points="439,0 439,2008 0,2008 0,0">
          <text:p/>
        </draw:polygon>
        <draw:polygon draw:style-name="gr44" draw:text-style-name="P44" draw:layer="layout" svg:width="0.436cm" svg:height="2.007cm" svg:x="9.62cm" svg:y="-0.002cm" svg:viewBox="0 0 437 2008" draw:points="437,0 437,2008 0,2008 0,0">
          <text:p/>
        </draw:polygon>
        <draw:polygon draw:style-name="gr45" draw:text-style-name="P45" draw:layer="layout" svg:width="0.439cm" svg:height="2.007cm" svg:x="9.181cm" svg:y="-0.002cm" svg:viewBox="0 0 440 2008" draw:points="440,0 440,2008 0,2008 0,0">
          <text:p/>
        </draw:polygon>
        <draw:polygon draw:style-name="gr46" draw:text-style-name="P46" draw:layer="layout" svg:width="0.436cm" svg:height="2.007cm" svg:x="8.745cm" svg:y="-0.002cm" svg:viewBox="0 0 437 2008" draw:points="437,0 437,2008 0,2008 0,0">
          <text:p/>
        </draw:polygon>
        <draw:polygon draw:style-name="gr47" draw:text-style-name="P47" draw:layer="layout" svg:width="0.439cm" svg:height="2.007cm" svg:x="8.306cm" svg:y="-0.002cm" svg:viewBox="0 0 440 2008" draw:points="440,0 440,2008 0,2008 0,0">
          <text:p/>
        </draw:polygon>
        <draw:polygon draw:style-name="gr48" draw:text-style-name="P48" draw:layer="layout" svg:width="0.437cm" svg:height="2.007cm" svg:x="7.87cm" svg:y="-0.002cm" svg:viewBox="0 0 438 2008" draw:points="438,0 438,2008 0,2008 0,0">
          <text:p/>
        </draw:polygon>
        <draw:polygon draw:style-name="gr49" draw:text-style-name="P49" draw:layer="layout" svg:width="0.439cm" svg:height="2.007cm" svg:x="7.432cm" svg:y="-0.002cm" svg:viewBox="0 0 440 2008" draw:points="440,0 440,2008 0,2008 0,0">
          <text:p/>
        </draw:polygon>
        <draw:polygon draw:style-name="gr50" draw:text-style-name="P50" draw:layer="layout" svg:width="0.439cm" svg:height="2.007cm" svg:x="6.993cm" svg:y="-0.002cm" svg:viewBox="0 0 440 2008" draw:points="440,0 440,2008 0,2008 0,0">
          <text:p/>
        </draw:polygon>
        <draw:polygon draw:style-name="gr51" draw:text-style-name="P51" draw:layer="layout" svg:width="0.437cm" svg:height="2.007cm" svg:x="6.557cm" svg:y="-0.002cm" svg:viewBox="0 0 438 2008" draw:points="438,0 438,2008 0,2008 0,0">
          <text:p/>
        </draw:polygon>
        <draw:polygon draw:style-name="gr52" draw:text-style-name="P52" draw:layer="layout" svg:width="0.438cm" svg:height="2.007cm" svg:x="6.119cm" svg:y="-0.002cm" svg:viewBox="0 0 439 2008" draw:points="439,0 439,2008 0,2008 0,0">
          <text:p/>
        </draw:polygon>
        <draw:polygon draw:style-name="gr53" draw:text-style-name="P53" draw:layer="layout" svg:width="0.436cm" svg:height="2.007cm" svg:x="5.683cm" svg:y="-0.002cm" svg:viewBox="0 0 437 2008" draw:points="437,0 437,2008 0,2008 0,0">
          <text:p/>
        </draw:polygon>
        <draw:polygon draw:style-name="gr54" draw:text-style-name="P54" draw:layer="layout" svg:width="0.437cm" svg:height="2.007cm" svg:x="5.246cm" svg:y="-0.002cm" svg:viewBox="0 0 438 2008" draw:points="438,0 438,2008 0,2008 0,0">
          <text:p/>
        </draw:polygon>
        <draw:polygon draw:style-name="gr55" draw:text-style-name="P55" draw:layer="layout" svg:width="0.439cm" svg:height="2.007cm" svg:x="4.808cm" svg:y="-0.002cm" svg:viewBox="0 0 440 2008" draw:points="440,0 440,2008 0,2008 0,0">
          <text:p/>
        </draw:polygon>
        <draw:polygon draw:style-name="gr56" draw:text-style-name="P56" draw:layer="layout" svg:width="0.439cm" svg:height="2.007cm" svg:x="4.369cm" svg:y="-0.002cm" svg:viewBox="0 0 440 2008" draw:points="440,0 440,2008 0,2008 0,0">
          <text:p/>
        </draw:polygon>
        <draw:polygon draw:style-name="gr57" draw:text-style-name="P57" draw:layer="layout" svg:width="0.437cm" svg:height="2.007cm" svg:x="3.933cm" svg:y="-0.002cm" svg:viewBox="0 0 438 2008" draw:points="438,0 438,2008 0,2008 0,0">
          <text:p/>
        </draw:polygon>
        <draw:polygon draw:style-name="gr58" draw:text-style-name="P58" draw:layer="layout" svg:width="0.439cm" svg:height="2.007cm" svg:x="3.495cm" svg:y="-0.002cm" svg:viewBox="0 0 440 2008" draw:points="440,0 440,2008 0,2008 0,0">
          <text:p/>
        </draw:polygon>
        <draw:polygon draw:style-name="gr59" draw:text-style-name="P59" draw:layer="layout" svg:width="0.439cm" svg:height="2.007cm" svg:x="3.056cm" svg:y="-0.002cm" svg:viewBox="0 0 440 2008" draw:points="440,0 440,2008 0,2008 0,0">
          <text:p/>
        </draw:polygon>
        <draw:polygon draw:style-name="gr60" draw:text-style-name="P60" draw:layer="layout" svg:width="0.437cm" svg:height="2.007cm" svg:x="2.62cm" svg:y="-0.002cm" svg:viewBox="0 0 438 2008" draw:points="438,0 438,2008 0,2008 0,0">
          <text:p/>
        </draw:polygon>
        <draw:polygon draw:style-name="gr61" draw:text-style-name="P61" draw:layer="layout" svg:width="0.436cm" svg:height="2.007cm" svg:x="2.184cm" svg:y="-0.002cm" svg:viewBox="0 0 437 2008" draw:points="437,0 437,2008 0,2008 0,0">
          <text:p/>
        </draw:polygon>
        <draw:polygon draw:style-name="gr62" draw:text-style-name="P62" draw:layer="layout" svg:width="0.438cm" svg:height="2.007cm" svg:x="1.746cm" svg:y="-0.002cm" svg:viewBox="0 0 439 2008" draw:points="439,0 439,2008 0,2008 0,0">
          <text:p/>
        </draw:polygon>
        <draw:polygon draw:style-name="gr63" draw:text-style-name="P63" draw:layer="layout" svg:width="0.437cm" svg:height="2.007cm" svg:x="1.309cm" svg:y="-0.002cm" svg:viewBox="0 0 438 2008" draw:points="438,0 438,2008 0,2008 0,0">
          <text:p/>
        </draw:polygon>
        <draw:polygon draw:style-name="gr64" draw:text-style-name="P64" draw:layer="layout" svg:width="0.439cm" svg:height="2.007cm" svg:x="0.871cm" svg:y="-0.002cm" svg:viewBox="0 0 440 2008" draw:points="440,0 440,2008 0,2008 0,0">
          <text:p/>
        </draw:polygon>
        <draw:polygon draw:style-name="gr65" draw:text-style-name="P65" draw:layer="layout" svg:width="0.439cm" svg:height="2.007cm" svg:x="0.432cm" svg:y="-0.002cm" svg:viewBox="0 0 440 2008" draw:points="440,0 440,2008 0,2008 0,0">
          <text:p/>
        </draw:polygon>
        <draw:polygon draw:style-name="gr2" draw:text-style-name="P2" draw:layer="layout" svg:width="0.437cm" svg:height="2.007cm" svg:x="-0.004cm" svg:y="-0.002cm" svg:viewBox="0 0 438 2008" draw:points="438,0 438,2008 0,2008 0,0">
          <text:p/>
        </draw:polygon>
        <draw:polygon draw:style-name="gr2" draw:text-style-name="P2" draw:layer="layout" svg:width="9.331cm" svg:height="1.762cm" svg:x="18.669cm" svg:y="14.057cm" svg:viewBox="0 0 9332 1763" draw:points="9332,0 9332,1763 0,1763 0,0">
          <text:p/>
        </draw:polygon>
        <draw:polygon draw:style-name="gr2" draw:text-style-name="P2" draw:layer="layout" svg:width="9.332cm" svg:height="1.762cm" svg:x="9.337cm" svg:y="14.057cm" svg:viewBox="0 0 9333 1763" draw:points="9333,0 9333,1763 0,1763 0,0">
          <text:p/>
        </draw:polygon>
        <draw:polygon draw:style-name="gr2" draw:text-style-name="P2" draw:layer="layout" svg:width="9.332cm" svg:height="1.762cm" svg:x="0.005cm" svg:y="14.057cm" svg:viewBox="0 0 9333 1763" draw:points="9333,0 9333,1763 0,1763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3</text:span></text:p>
          </draw:text-box>
        </draw:frame>
        <draw:frame draw:style-name="gr68" draw:text-style-name="P69" draw:layer="layout" svg:width="14.505cm" svg:height="1.301cm" svg:x="6.699cm" svg:y="0.513cm">
          <draw:text-box>
            <text:p text:style-name="P66"><text:span text:style-name="T4">Compréhension de l’énoncé</text:span></text:p>
          </draw:text-box>
        </draw:frame>
        <draw:frame draw:style-name="gr69" draw:text-style-name="P70" draw:layer="layout" svg:width="0.571cm" svg:height="0.571cm" svg:x="5.299cm" svg:y="3.456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8.502cm" svg:height="1.423cm" svg:x="6.198cm" svg:y="3.01cm">
          <draw:text-box>
            <text:p text:style-name="P66"><text:span text:style-name="T6">Dynamisez un site web avec des</text:span></text:p>
          </draw:text-box>
        </draw:frame>
        <draw:frame draw:style-name="gr70" draw:text-style-name="P71" draw:layer="layout" svg:width="8.545cm" svg:height="1.423cm" svg:x="6.198cm" svg:y="4.428cm">
          <draw:text-box>
            <text:p text:style-name="P66"><text:span text:style-name="T6">Animations css</text:span></text:p>
          </draw:text-box>
        </draw:frame>
        <draw:frame draw:style-name="gr69" draw:text-style-name="P70" draw:layer="layout" svg:width="0.571cm" svg:height="0.571cm" svg:x="5.299cm" svg:y="6.861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5.754cm" svg:height="1.423cm" svg:x="6.198cm" svg:y="6.411cm">
          <draw:text-box>
            <text:p text:style-name="P66"><text:span text:style-name="T6">Utilisation des technologies </text:span></text:p>
          </draw:text-box>
        </draw:frame>
        <draw:frame draw:style-name="gr70" draw:text-style-name="P71" draw:layer="layout" svg:width="19.145cm" svg:height="1.423cm" svg:x="6.198cm" svg:y="7.833cm">
          <draw:text-box>
            <text:p text:style-name="P66"><text:span text:style-name="T6">responsives design et d’animation</text:span></text:p>
          </draw:text-box>
        </draw:frame>
        <draw:frame draw:style-name="gr69" draw:text-style-name="P70" draw:layer="layout" svg:width="0.571cm" svg:height="0.571cm" svg:x="5.299cm" svg:y="10.261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9.145cm" svg:height="1.423cm" svg:x="6.198cm" svg:y="9.808cm">
          <draw:text-box>
            <text:p text:style-name="P66"><text:span text:style-name="T6">Utilisation d’un environnement de </text:span></text:p>
          </draw:text-box>
        </draw:frame>
        <draw:frame draw:style-name="gr70" draw:text-style-name="P71" draw:layer="layout" svg:width="14.129cm" svg:height="1.423cm" svg:x="6.198cm" svg:y="11.237cm">
          <draw:text-box>
            <text:p text:style-name="P66"><text:span text:style-name="T6">développement front-end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7cm" svg:height="15.749cm" svg:x="0cm" svg:y="0cm" svg:viewBox="0 0 27998 15750" draw:points="0,0 27998,0 27998,15750 0,15750">
          <text:p/>
        </draw:polygon>
        <draw:polygon draw:style-name="gr1" draw:text-style-name="P1" draw:layer="layout" svg:width="27.998cm" svg:height="15.751cm" svg:x="0cm" svg:y="0cm" svg:viewBox="0 0 27999 15752" draw:points="0,0 27999,0 27999,15752 0,15752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3" draw:text-style-name="P3" draw:layer="layout" svg:width="0.438cm" svg:height="2.007cm" svg:x="27.553cm" svg:y="-0.002cm" svg:viewBox="0 0 439 2008" draw:points="439,0 439,2008 0,2008 0,0">
          <text:p/>
        </draw:polygon>
        <draw:polygon draw:style-name="gr4" draw:text-style-name="P4" draw:layer="layout" svg:width="0.437cm" svg:height="2.007cm" svg:x="27.116cm" svg:y="-0.002cm" svg:viewBox="0 0 438 2008" draw:points="438,0 438,2008 0,2008 0,0">
          <text:p/>
        </draw:polygon>
        <draw:polygon draw:style-name="gr5" draw:text-style-name="P5" draw:layer="layout" svg:width="0.439cm" svg:height="2.007cm" svg:x="26.678cm" svg:y="-0.002cm" svg:viewBox="0 0 440 2008" draw:points="440,0 440,2008 0,2008 0,0">
          <text:p/>
        </draw:polygon>
        <draw:polygon draw:style-name="gr6" draw:text-style-name="P6" draw:layer="layout" svg:width="0.439cm" svg:height="2.007cm" svg:x="26.239cm" svg:y="-0.002cm" svg:viewBox="0 0 440 2008" draw:points="440,0 440,2008 0,2008 0,0">
          <text:p/>
        </draw:polygon>
        <draw:polygon draw:style-name="gr7" draw:text-style-name="P7" draw:layer="layout" svg:width="0.437cm" svg:height="2.007cm" svg:x="25.803cm" svg:y="-0.002cm" svg:viewBox="0 0 438 2008" draw:points="438,0 438,2008 0,2008 0,0">
          <text:p/>
        </draw:polygon>
        <draw:polygon draw:style-name="gr8" draw:text-style-name="P8" draw:layer="layout" svg:width="0.439cm" svg:height="2.007cm" svg:x="25.365cm" svg:y="-0.002cm" svg:viewBox="0 0 440 2008" draw:points="440,0 440,2008 0,2008 0,0">
          <text:p/>
        </draw:polygon>
        <draw:polygon draw:style-name="gr9" draw:text-style-name="P9" draw:layer="layout" svg:width="0.436cm" svg:height="2.007cm" svg:x="24.929cm" svg:y="-0.002cm" svg:viewBox="0 0 437 2008" draw:points="437,0 437,2008 0,2008 0,0">
          <text:p/>
        </draw:polygon>
        <draw:polygon draw:style-name="gr10" draw:text-style-name="P10" draw:layer="layout" svg:width="0.439cm" svg:height="2.007cm" svg:x="24.49cm" svg:y="-0.002cm" svg:viewBox="0 0 440 2008" draw:points="440,0 440,2008 0,2008 0,0">
          <text:p/>
        </draw:polygon>
        <draw:polygon draw:style-name="gr11" draw:text-style-name="P11" draw:layer="layout" svg:width="0.436cm" svg:height="2.007cm" svg:x="24.054cm" svg:y="-0.002cm" svg:viewBox="0 0 437 2008" draw:points="437,0 437,2008 0,2008 0,0">
          <text:p/>
        </draw:polygon>
        <draw:polygon draw:style-name="gr12" draw:text-style-name="P12" draw:layer="layout" svg:width="0.438cm" svg:height="2.007cm" svg:x="23.616cm" svg:y="-0.002cm" svg:viewBox="0 0 439 2008" draw:points="439,0 439,2008 0,2008 0,0">
          <text:p/>
        </draw:polygon>
        <draw:polygon draw:style-name="gr13" draw:text-style-name="P13" draw:layer="layout" svg:width="0.437cm" svg:height="2.007cm" svg:x="23.179cm" svg:y="-0.002cm" svg:viewBox="0 0 438 2008" draw:points="438,0 438,2008 0,2008 0,0">
          <text:p/>
        </draw:polygon>
        <draw:polygon draw:style-name="gr14" draw:text-style-name="P14" draw:layer="layout" svg:width="0.439cm" svg:height="2.007cm" svg:x="22.741cm" svg:y="-0.002cm" svg:viewBox="0 0 440 2008" draw:points="440,0 440,2008 0,2008 0,0">
          <text:p/>
        </draw:polygon>
        <draw:polygon draw:style-name="gr15" draw:text-style-name="P15" draw:layer="layout" svg:width="0.439cm" svg:height="2.007cm" svg:x="22.302cm" svg:y="-0.002cm" svg:viewBox="0 0 440 2008" draw:points="440,0 440,2008 0,2008 0,0">
          <text:p/>
        </draw:polygon>
        <draw:polygon draw:style-name="gr16" draw:text-style-name="P16" draw:layer="layout" svg:width="0.436cm" svg:height="2.007cm" svg:x="21.867cm" svg:y="-0.002cm" svg:viewBox="0 0 437 2008" draw:points="437,0 437,2008 0,2008 0,0">
          <text:p/>
        </draw:polygon>
        <draw:polygon draw:style-name="gr17" draw:text-style-name="P17" draw:layer="layout" svg:width="0.439cm" svg:height="2.007cm" svg:x="21.428cm" svg:y="-0.002cm" svg:viewBox="0 0 440 2008" draw:points="440,0 440,2008 0,2008 0,0">
          <text:p/>
        </draw:polygon>
        <draw:polygon draw:style-name="gr18" draw:text-style-name="P18" draw:layer="layout" svg:width="0.436cm" svg:height="2.007cm" svg:x="20.992cm" svg:y="-0.002cm" svg:viewBox="0 0 437 2008" draw:points="437,0 437,2008 0,2008 0,0">
          <text:p/>
        </draw:polygon>
        <draw:polygon draw:style-name="gr19" draw:text-style-name="P19" draw:layer="layout" svg:width="0.439cm" svg:height="2.007cm" svg:x="20.553cm" svg:y="-0.002cm" svg:viewBox="0 0 440 2008" draw:points="440,0 440,2008 0,2008 0,0">
          <text:p/>
        </draw:polygon>
        <draw:polygon draw:style-name="gr20" draw:text-style-name="P20" draw:layer="layout" svg:width="0.436cm" svg:height="2.007cm" svg:x="20.117cm" svg:y="-0.002cm" svg:viewBox="0 0 437 2008" draw:points="437,0 437,2008 0,2008 0,0">
          <text:p/>
        </draw:polygon>
        <draw:polygon draw:style-name="gr21" draw:text-style-name="P21" draw:layer="layout" svg:width="0.438cm" svg:height="2.007cm" svg:x="19.679cm" svg:y="-0.002cm" svg:viewBox="0 0 439 2008" draw:points="439,0 439,2008 0,2008 0,0">
          <text:p/>
        </draw:polygon>
        <draw:polygon draw:style-name="gr22" draw:text-style-name="P22" draw:layer="layout" svg:width="0.437cm" svg:height="2.007cm" svg:x="19.242cm" svg:y="-0.002cm" svg:viewBox="0 0 438 2008" draw:points="438,0 438,2008 0,2008 0,0">
          <text:p/>
        </draw:polygon>
        <draw:polygon draw:style-name="gr23" draw:text-style-name="P23" draw:layer="layout" svg:width="0.439cm" svg:height="2.007cm" svg:x="18.804cm" svg:y="-0.002cm" svg:viewBox="0 0 440 2008" draw:points="440,0 440,2008 0,2008 0,0">
          <text:p/>
        </draw:polygon>
        <draw:polygon draw:style-name="gr24" draw:text-style-name="P24" draw:layer="layout" svg:width="0.439cm" svg:height="2.007cm" svg:x="18.365cm" svg:y="-0.002cm" svg:viewBox="0 0 440 2008" draw:points="440,0 440,2008 0,2008 0,0">
          <text:p/>
        </draw:polygon>
        <draw:polygon draw:style-name="gr25" draw:text-style-name="P25" draw:layer="layout" svg:width="0.436cm" svg:height="2.007cm" svg:x="17.93cm" svg:y="-0.002cm" svg:viewBox="0 0 437 2008" draw:points="437,0 437,2008 0,2008 0,0">
          <text:p/>
        </draw:polygon>
        <draw:polygon draw:style-name="gr26" draw:text-style-name="P26" draw:layer="layout" svg:width="0.439cm" svg:height="2.007cm" svg:x="17.491cm" svg:y="-0.002cm" svg:viewBox="0 0 440 2008" draw:points="440,0 440,2008 0,2008 0,0">
          <text:p/>
        </draw:polygon>
        <draw:polygon draw:style-name="gr27" draw:text-style-name="P27" draw:layer="layout" svg:width="0.436cm" svg:height="2.007cm" svg:x="17.055cm" svg:y="-0.002cm" svg:viewBox="0 0 437 2008" draw:points="437,0 437,2008 0,2008 0,0">
          <text:p/>
        </draw:polygon>
        <draw:polygon draw:style-name="gr28" draw:text-style-name="P28" draw:layer="layout" svg:width="0.439cm" svg:height="2.007cm" svg:x="16.616cm" svg:y="-0.002cm" svg:viewBox="0 0 440 2008" draw:points="440,0 440,2008 0,2008 0,0">
          <text:p/>
        </draw:polygon>
        <draw:polygon draw:style-name="gr29" draw:text-style-name="P29" draw:layer="layout" svg:width="0.437cm" svg:height="2.007cm" svg:x="16.18cm" svg:y="-0.002cm" svg:viewBox="0 0 438 2008" draw:points="438,0 438,2008 0,2008 0,0">
          <text:p/>
        </draw:polygon>
        <draw:polygon draw:style-name="gr30" draw:text-style-name="P30" draw:layer="layout" svg:width="0.438cm" svg:height="2.007cm" svg:x="15.742cm" svg:y="-0.002cm" svg:viewBox="0 0 439 2008" draw:points="439,0 439,2008 0,2008 0,0">
          <text:p/>
        </draw:polygon>
        <draw:polygon draw:style-name="gr31" draw:text-style-name="P31" draw:layer="layout" svg:width="0.437cm" svg:height="2.007cm" svg:x="15.305cm" svg:y="-0.002cm" svg:viewBox="0 0 438 2008" draw:points="438,0 438,2008 0,2008 0,0">
          <text:p/>
        </draw:polygon>
        <draw:polygon draw:style-name="gr32" draw:text-style-name="P32" draw:layer="layout" svg:width="0.439cm" svg:height="2.007cm" svg:x="14.867cm" svg:y="-0.002cm" svg:viewBox="0 0 440 2008" draw:points="440,0 440,2008 0,2008 0,0">
          <text:p/>
        </draw:polygon>
        <draw:polygon draw:style-name="gr33" draw:text-style-name="P33" draw:layer="layout" svg:width="0.437cm" svg:height="2.007cm" svg:x="14.431cm" svg:y="-0.002cm" svg:viewBox="0 0 438 2008" draw:points="438,0 438,2008 0,2008 0,0">
          <text:p/>
        </draw:polygon>
        <draw:polygon draw:style-name="gr34" draw:text-style-name="P34" draw:layer="layout" svg:width="0.438cm" svg:height="2.007cm" svg:x="13.993cm" svg:y="-0.002cm" svg:viewBox="0 0 439 2008" draw:points="439,0 439,2008 0,2008 0,0">
          <text:p/>
        </draw:polygon>
        <draw:polygon draw:style-name="gr35" draw:text-style-name="P35" draw:layer="layout" svg:width="0.436cm" svg:height="2.007cm" svg:x="13.557cm" svg:y="-0.002cm" svg:viewBox="0 0 437 2008" draw:points="437,0 437,2008 0,2008 0,0">
          <text:p/>
        </draw:polygon>
        <draw:polygon draw:style-name="gr36" draw:text-style-name="P36" draw:layer="layout" svg:width="0.439cm" svg:height="2.007cm" svg:x="13.118cm" svg:y="-0.002cm" svg:viewBox="0 0 440 2008" draw:points="440,0 440,2008 0,2008 0,0">
          <text:p/>
        </draw:polygon>
        <draw:polygon draw:style-name="gr37" draw:text-style-name="P37" draw:layer="layout" svg:width="0.436cm" svg:height="2.007cm" svg:x="12.682cm" svg:y="-0.002cm" svg:viewBox="0 0 437 2008" draw:points="437,0 437,2008 0,2008 0,0">
          <text:p/>
        </draw:polygon>
        <draw:polygon draw:style-name="gr38" draw:text-style-name="P38" draw:layer="layout" svg:width="0.439cm" svg:height="2.007cm" svg:x="12.243cm" svg:y="-0.002cm" svg:viewBox="0 0 440 2008" draw:points="440,0 440,2008 0,2008 0,0">
          <text:p/>
        </draw:polygon>
        <draw:polygon draw:style-name="gr39" draw:text-style-name="P39" draw:layer="layout" svg:width="0.436cm" svg:height="2.007cm" svg:x="11.807cm" svg:y="-0.002cm" svg:viewBox="0 0 437 2008" draw:points="437,0 437,2008 0,2008 0,0">
          <text:p/>
        </draw:polygon>
        <draw:polygon draw:style-name="gr40" draw:text-style-name="P40" draw:layer="layout" svg:width="0.439cm" svg:height="2.007cm" svg:x="11.369cm" svg:y="-0.002cm" svg:viewBox="0 0 440 2008" draw:points="440,0 440,2008 0,2008 0,0">
          <text:p/>
        </draw:polygon>
        <draw:polygon draw:style-name="gr41" draw:text-style-name="P41" draw:layer="layout" svg:width="0.439cm" svg:height="2.007cm" svg:x="10.93cm" svg:y="-0.002cm" svg:viewBox="0 0 440 2008" draw:points="440,0 440,2008 0,2008 0,0">
          <text:p/>
        </draw:polygon>
        <draw:polygon draw:style-name="gr42" draw:text-style-name="P42" draw:layer="layout" svg:width="0.437cm" svg:height="2.007cm" svg:x="10.494cm" svg:y="-0.002cm" svg:viewBox="0 0 438 2008" draw:points="438,0 438,2008 0,2008 0,0">
          <text:p/>
        </draw:polygon>
        <draw:polygon draw:style-name="gr43" draw:text-style-name="P43" draw:layer="layout" svg:width="0.438cm" svg:height="2.007cm" svg:x="10.056cm" svg:y="-0.002cm" svg:viewBox="0 0 439 2008" draw:points="439,0 439,2008 0,2008 0,0">
          <text:p/>
        </draw:polygon>
        <draw:polygon draw:style-name="gr44" draw:text-style-name="P44" draw:layer="layout" svg:width="0.436cm" svg:height="2.007cm" svg:x="9.62cm" svg:y="-0.002cm" svg:viewBox="0 0 437 2008" draw:points="437,0 437,2008 0,2008 0,0">
          <text:p/>
        </draw:polygon>
        <draw:polygon draw:style-name="gr45" draw:text-style-name="P45" draw:layer="layout" svg:width="0.439cm" svg:height="2.007cm" svg:x="9.181cm" svg:y="-0.002cm" svg:viewBox="0 0 440 2008" draw:points="440,0 440,2008 0,2008 0,0">
          <text:p/>
        </draw:polygon>
        <draw:polygon draw:style-name="gr46" draw:text-style-name="P46" draw:layer="layout" svg:width="0.436cm" svg:height="2.007cm" svg:x="8.745cm" svg:y="-0.002cm" svg:viewBox="0 0 437 2008" draw:points="437,0 437,2008 0,2008 0,0">
          <text:p/>
        </draw:polygon>
        <draw:polygon draw:style-name="gr47" draw:text-style-name="P47" draw:layer="layout" svg:width="0.439cm" svg:height="2.007cm" svg:x="8.306cm" svg:y="-0.002cm" svg:viewBox="0 0 440 2008" draw:points="440,0 440,2008 0,2008 0,0">
          <text:p/>
        </draw:polygon>
        <draw:polygon draw:style-name="gr48" draw:text-style-name="P48" draw:layer="layout" svg:width="0.437cm" svg:height="2.007cm" svg:x="7.87cm" svg:y="-0.002cm" svg:viewBox="0 0 438 2008" draw:points="438,0 438,2008 0,2008 0,0">
          <text:p/>
        </draw:polygon>
        <draw:polygon draw:style-name="gr49" draw:text-style-name="P49" draw:layer="layout" svg:width="0.439cm" svg:height="2.007cm" svg:x="7.432cm" svg:y="-0.002cm" svg:viewBox="0 0 440 2008" draw:points="440,0 440,2008 0,2008 0,0">
          <text:p/>
        </draw:polygon>
        <draw:polygon draw:style-name="gr50" draw:text-style-name="P50" draw:layer="layout" svg:width="0.439cm" svg:height="2.007cm" svg:x="6.993cm" svg:y="-0.002cm" svg:viewBox="0 0 440 2008" draw:points="440,0 440,2008 0,2008 0,0">
          <text:p/>
        </draw:polygon>
        <draw:polygon draw:style-name="gr51" draw:text-style-name="P51" draw:layer="layout" svg:width="0.437cm" svg:height="2.007cm" svg:x="6.557cm" svg:y="-0.002cm" svg:viewBox="0 0 438 2008" draw:points="438,0 438,2008 0,2008 0,0">
          <text:p/>
        </draw:polygon>
        <draw:polygon draw:style-name="gr52" draw:text-style-name="P52" draw:layer="layout" svg:width="0.438cm" svg:height="2.007cm" svg:x="6.119cm" svg:y="-0.002cm" svg:viewBox="0 0 439 2008" draw:points="439,0 439,2008 0,2008 0,0">
          <text:p/>
        </draw:polygon>
        <draw:polygon draw:style-name="gr53" draw:text-style-name="P53" draw:layer="layout" svg:width="0.436cm" svg:height="2.007cm" svg:x="5.683cm" svg:y="-0.002cm" svg:viewBox="0 0 437 2008" draw:points="437,0 437,2008 0,2008 0,0">
          <text:p/>
        </draw:polygon>
        <draw:polygon draw:style-name="gr54" draw:text-style-name="P54" draw:layer="layout" svg:width="0.437cm" svg:height="2.007cm" svg:x="5.246cm" svg:y="-0.002cm" svg:viewBox="0 0 438 2008" draw:points="438,0 438,2008 0,2008 0,0">
          <text:p/>
        </draw:polygon>
        <draw:polygon draw:style-name="gr55" draw:text-style-name="P55" draw:layer="layout" svg:width="0.439cm" svg:height="2.007cm" svg:x="4.808cm" svg:y="-0.002cm" svg:viewBox="0 0 440 2008" draw:points="440,0 440,2008 0,2008 0,0">
          <text:p/>
        </draw:polygon>
        <draw:polygon draw:style-name="gr56" draw:text-style-name="P56" draw:layer="layout" svg:width="0.439cm" svg:height="2.007cm" svg:x="4.369cm" svg:y="-0.002cm" svg:viewBox="0 0 440 2008" draw:points="440,0 440,2008 0,2008 0,0">
          <text:p/>
        </draw:polygon>
        <draw:polygon draw:style-name="gr57" draw:text-style-name="P57" draw:layer="layout" svg:width="0.437cm" svg:height="2.007cm" svg:x="3.933cm" svg:y="-0.002cm" svg:viewBox="0 0 438 2008" draw:points="438,0 438,2008 0,2008 0,0">
          <text:p/>
        </draw:polygon>
        <draw:polygon draw:style-name="gr58" draw:text-style-name="P58" draw:layer="layout" svg:width="0.439cm" svg:height="2.007cm" svg:x="3.495cm" svg:y="-0.002cm" svg:viewBox="0 0 440 2008" draw:points="440,0 440,2008 0,2008 0,0">
          <text:p/>
        </draw:polygon>
        <draw:polygon draw:style-name="gr59" draw:text-style-name="P59" draw:layer="layout" svg:width="0.439cm" svg:height="2.007cm" svg:x="3.056cm" svg:y="-0.002cm" svg:viewBox="0 0 440 2008" draw:points="440,0 440,2008 0,2008 0,0">
          <text:p/>
        </draw:polygon>
        <draw:polygon draw:style-name="gr60" draw:text-style-name="P60" draw:layer="layout" svg:width="0.437cm" svg:height="2.007cm" svg:x="2.62cm" svg:y="-0.002cm" svg:viewBox="0 0 438 2008" draw:points="438,0 438,2008 0,2008 0,0">
          <text:p/>
        </draw:polygon>
        <draw:polygon draw:style-name="gr61" draw:text-style-name="P61" draw:layer="layout" svg:width="0.436cm" svg:height="2.007cm" svg:x="2.184cm" svg:y="-0.002cm" svg:viewBox="0 0 437 2008" draw:points="437,0 437,2008 0,2008 0,0">
          <text:p/>
        </draw:polygon>
        <draw:polygon draw:style-name="gr62" draw:text-style-name="P62" draw:layer="layout" svg:width="0.438cm" svg:height="2.007cm" svg:x="1.746cm" svg:y="-0.002cm" svg:viewBox="0 0 439 2008" draw:points="439,0 439,2008 0,2008 0,0">
          <text:p/>
        </draw:polygon>
        <draw:polygon draw:style-name="gr63" draw:text-style-name="P63" draw:layer="layout" svg:width="0.437cm" svg:height="2.007cm" svg:x="1.309cm" svg:y="-0.002cm" svg:viewBox="0 0 438 2008" draw:points="438,0 438,2008 0,2008 0,0">
          <text:p/>
        </draw:polygon>
        <draw:polygon draw:style-name="gr64" draw:text-style-name="P64" draw:layer="layout" svg:width="0.439cm" svg:height="2.007cm" svg:x="0.871cm" svg:y="-0.002cm" svg:viewBox="0 0 440 2008" draw:points="440,0 440,2008 0,2008 0,0">
          <text:p/>
        </draw:polygon>
        <draw:polygon draw:style-name="gr65" draw:text-style-name="P65" draw:layer="layout" svg:width="0.439cm" svg:height="2.007cm" svg:x="0.432cm" svg:y="-0.002cm" svg:viewBox="0 0 440 2008" draw:points="440,0 440,2008 0,2008 0,0">
          <text:p/>
        </draw:polygon>
        <draw:polygon draw:style-name="gr2" draw:text-style-name="P2" draw:layer="layout" svg:width="0.437cm" svg:height="2.007cm" svg:x="-0.004cm" svg:y="-0.002cm" svg:viewBox="0 0 438 2008" draw:points="438,0 438,2008 0,2008 0,0">
          <text:p/>
        </draw:polygon>
        <draw:polygon draw:style-name="gr2" draw:text-style-name="P2" draw:layer="layout" svg:width="9.331cm" svg:height="1.762cm" svg:x="18.669cm" svg:y="14.057cm" svg:viewBox="0 0 9332 1763" draw:points="9332,0 9332,1763 0,1763 0,0">
          <text:p/>
        </draw:polygon>
        <draw:polygon draw:style-name="gr2" draw:text-style-name="P2" draw:layer="layout" svg:width="9.332cm" svg:height="1.762cm" svg:x="9.337cm" svg:y="14.057cm" svg:viewBox="0 0 9333 1763" draw:points="9333,0 9333,1763 0,1763 0,0">
          <text:p/>
        </draw:polygon>
        <draw:polygon draw:style-name="gr2" draw:text-style-name="P2" draw:layer="layout" svg:width="9.332cm" svg:height="1.762cm" svg:x="0.005cm" svg:y="14.057cm" svg:viewBox="0 0 9333 1763" draw:points="9333,0 9333,1763 0,1763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4</text:span></text:p>
          </draw:text-box>
        </draw:frame>
        <draw:frame draw:style-name="gr68" draw:text-style-name="P69" draw:layer="layout" svg:width="11.462cm" svg:height="1.301cm" svg:x="7.2cm" svg:y="0.513cm">
          <draw:text-box>
            <text:p text:style-name="P66"><text:span text:style-name="T4">Technologies utilisées</text:span></text:p>
          </draw:text-box>
        </draw:frame>
        <draw:frame draw:style-name="gr69" draw:text-style-name="P70" draw:layer="layout" svg:width="0.571cm" svg:height="0.571cm" svg:x="4.3cm" svg:y="2.95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6.212cm" svg:height="1.423cm" svg:x="5.2cm" svg:y="2.502cm">
          <draw:text-box>
            <text:p text:style-name="P66"><text:span text:style-name="T6">HTLM (V5)</text:span></text:p>
          </draw:text-box>
        </draw:frame>
        <draw:frame draw:style-name="gr69" draw:text-style-name="P70" draw:layer="layout" svg:width="0.571cm" svg:height="0.571cm" svg:x="4.3cm" svg:y="4.934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7.642cm" svg:height="1.423cm" svg:x="5.2cm" svg:y="4.481cm">
          <draw:text-box>
            <text:p text:style-name="P66"><text:span text:style-name="T6">CSS (V3) – Flexbox / CSS Grid</text:span></text:p>
          </draw:text-box>
        </draw:frame>
        <draw:frame draw:style-name="gr69" draw:text-style-name="P70" draw:layer="layout" svg:width="0.571cm" svg:height="0.571cm" svg:x="4.3cm" svg:y="6.921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2.114cm" svg:height="1.423cm" svg:x="5.2cm" svg:y="6.467cm">
          <draw:text-box>
            <text:p text:style-name="P66"><text:span text:style-name="T6">GIT</text:span></text:p>
          </draw:text-box>
        </draw:frame>
        <draw:frame draw:style-name="gr69" draw:text-style-name="P70" draw:layer="layout" svg:width="0.571cm" svg:height="0.571cm" svg:x="4.3cm" svg:y="8.903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7.207cm" svg:height="1.423cm" svg:x="5.2cm" svg:y="8.454cm">
          <draw:text-box>
            <text:p text:style-name="P66"><text:span text:style-name="T6">Visual studio</text:span></text:p>
          </draw:text-box>
        </draw:frame>
        <draw:frame draw:style-name="gr69" draw:text-style-name="P70" draw:layer="layout" svg:width="0.571cm" svg:height="0.571cm" svg:x="4.3cm" svg:y="10.87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2.994cm" svg:height="1.423cm" svg:x="5.2cm" svg:y="10.433cm">
          <draw:text-box>
            <text:p text:style-name="P66"><text:span text:style-name="T6">Cours / Documentation</text:span></text:p>
          </draw:text-box>
        </draw:frame>
        <draw:frame draw:style-name="gr69" draw:text-style-name="P70" draw:layer="layout" svg:width="0.571cm" svg:height="0.571cm" svg:x="4.3cm" svg:y="12.861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3.245cm" svg:height="1.423cm" svg:x="5.2cm" svg:y="12.408cm">
          <draw:text-box>
            <text:p text:style-name="P66"><text:span text:style-name="T6">GIMP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7cm" svg:height="15.749cm" svg:x="0cm" svg:y="0cm" svg:viewBox="0 0 27998 15750" draw:points="0,0 27998,0 27998,15750 0,15750">
          <text:p/>
        </draw:polygon>
        <draw:polygon draw:style-name="gr1" draw:text-style-name="P1" draw:layer="layout" svg:width="27.998cm" svg:height="15.751cm" svg:x="0cm" svg:y="0cm" svg:viewBox="0 0 27999 15752" draw:points="0,0 27999,0 27999,15752 0,15752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3" draw:text-style-name="P3" draw:layer="layout" svg:width="0.438cm" svg:height="2.007cm" svg:x="27.553cm" svg:y="-0.002cm" svg:viewBox="0 0 439 2008" draw:points="439,0 439,2008 0,2008 0,0">
          <text:p/>
        </draw:polygon>
        <draw:polygon draw:style-name="gr4" draw:text-style-name="P4" draw:layer="layout" svg:width="0.437cm" svg:height="2.007cm" svg:x="27.116cm" svg:y="-0.002cm" svg:viewBox="0 0 438 2008" draw:points="438,0 438,2008 0,2008 0,0">
          <text:p/>
        </draw:polygon>
        <draw:polygon draw:style-name="gr5" draw:text-style-name="P5" draw:layer="layout" svg:width="0.439cm" svg:height="2.007cm" svg:x="26.678cm" svg:y="-0.002cm" svg:viewBox="0 0 440 2008" draw:points="440,0 440,2008 0,2008 0,0">
          <text:p/>
        </draw:polygon>
        <draw:polygon draw:style-name="gr6" draw:text-style-name="P6" draw:layer="layout" svg:width="0.439cm" svg:height="2.007cm" svg:x="26.239cm" svg:y="-0.002cm" svg:viewBox="0 0 440 2008" draw:points="440,0 440,2008 0,2008 0,0">
          <text:p/>
        </draw:polygon>
        <draw:polygon draw:style-name="gr7" draw:text-style-name="P7" draw:layer="layout" svg:width="0.437cm" svg:height="2.007cm" svg:x="25.803cm" svg:y="-0.002cm" svg:viewBox="0 0 438 2008" draw:points="438,0 438,2008 0,2008 0,0">
          <text:p/>
        </draw:polygon>
        <draw:polygon draw:style-name="gr8" draw:text-style-name="P8" draw:layer="layout" svg:width="0.439cm" svg:height="2.007cm" svg:x="25.365cm" svg:y="-0.002cm" svg:viewBox="0 0 440 2008" draw:points="440,0 440,2008 0,2008 0,0">
          <text:p/>
        </draw:polygon>
        <draw:polygon draw:style-name="gr9" draw:text-style-name="P9" draw:layer="layout" svg:width="0.436cm" svg:height="2.007cm" svg:x="24.929cm" svg:y="-0.002cm" svg:viewBox="0 0 437 2008" draw:points="437,0 437,2008 0,2008 0,0">
          <text:p/>
        </draw:polygon>
        <draw:polygon draw:style-name="gr10" draw:text-style-name="P10" draw:layer="layout" svg:width="0.439cm" svg:height="2.007cm" svg:x="24.49cm" svg:y="-0.002cm" svg:viewBox="0 0 440 2008" draw:points="440,0 440,2008 0,2008 0,0">
          <text:p/>
        </draw:polygon>
        <draw:polygon draw:style-name="gr11" draw:text-style-name="P11" draw:layer="layout" svg:width="0.436cm" svg:height="2.007cm" svg:x="24.054cm" svg:y="-0.002cm" svg:viewBox="0 0 437 2008" draw:points="437,0 437,2008 0,2008 0,0">
          <text:p/>
        </draw:polygon>
        <draw:polygon draw:style-name="gr12" draw:text-style-name="P12" draw:layer="layout" svg:width="0.438cm" svg:height="2.007cm" svg:x="23.616cm" svg:y="-0.002cm" svg:viewBox="0 0 439 2008" draw:points="439,0 439,2008 0,2008 0,0">
          <text:p/>
        </draw:polygon>
        <draw:polygon draw:style-name="gr13" draw:text-style-name="P13" draw:layer="layout" svg:width="0.437cm" svg:height="2.007cm" svg:x="23.179cm" svg:y="-0.002cm" svg:viewBox="0 0 438 2008" draw:points="438,0 438,2008 0,2008 0,0">
          <text:p/>
        </draw:polygon>
        <draw:polygon draw:style-name="gr14" draw:text-style-name="P14" draw:layer="layout" svg:width="0.439cm" svg:height="2.007cm" svg:x="22.741cm" svg:y="-0.002cm" svg:viewBox="0 0 440 2008" draw:points="440,0 440,2008 0,2008 0,0">
          <text:p/>
        </draw:polygon>
        <draw:polygon draw:style-name="gr15" draw:text-style-name="P15" draw:layer="layout" svg:width="0.439cm" svg:height="2.007cm" svg:x="22.302cm" svg:y="-0.002cm" svg:viewBox="0 0 440 2008" draw:points="440,0 440,2008 0,2008 0,0">
          <text:p/>
        </draw:polygon>
        <draw:polygon draw:style-name="gr16" draw:text-style-name="P16" draw:layer="layout" svg:width="0.436cm" svg:height="2.007cm" svg:x="21.867cm" svg:y="-0.002cm" svg:viewBox="0 0 437 2008" draw:points="437,0 437,2008 0,2008 0,0">
          <text:p/>
        </draw:polygon>
        <draw:polygon draw:style-name="gr17" draw:text-style-name="P17" draw:layer="layout" svg:width="0.439cm" svg:height="2.007cm" svg:x="21.428cm" svg:y="-0.002cm" svg:viewBox="0 0 440 2008" draw:points="440,0 440,2008 0,2008 0,0">
          <text:p/>
        </draw:polygon>
        <draw:polygon draw:style-name="gr18" draw:text-style-name="P18" draw:layer="layout" svg:width="0.436cm" svg:height="2.007cm" svg:x="20.992cm" svg:y="-0.002cm" svg:viewBox="0 0 437 2008" draw:points="437,0 437,2008 0,2008 0,0">
          <text:p/>
        </draw:polygon>
        <draw:polygon draw:style-name="gr19" draw:text-style-name="P19" draw:layer="layout" svg:width="0.439cm" svg:height="2.007cm" svg:x="20.553cm" svg:y="-0.002cm" svg:viewBox="0 0 440 2008" draw:points="440,0 440,2008 0,2008 0,0">
          <text:p/>
        </draw:polygon>
        <draw:polygon draw:style-name="gr20" draw:text-style-name="P20" draw:layer="layout" svg:width="0.436cm" svg:height="2.007cm" svg:x="20.117cm" svg:y="-0.002cm" svg:viewBox="0 0 437 2008" draw:points="437,0 437,2008 0,2008 0,0">
          <text:p/>
        </draw:polygon>
        <draw:polygon draw:style-name="gr21" draw:text-style-name="P21" draw:layer="layout" svg:width="0.438cm" svg:height="2.007cm" svg:x="19.679cm" svg:y="-0.002cm" svg:viewBox="0 0 439 2008" draw:points="439,0 439,2008 0,2008 0,0">
          <text:p/>
        </draw:polygon>
        <draw:polygon draw:style-name="gr22" draw:text-style-name="P22" draw:layer="layout" svg:width="0.437cm" svg:height="2.007cm" svg:x="19.242cm" svg:y="-0.002cm" svg:viewBox="0 0 438 2008" draw:points="438,0 438,2008 0,2008 0,0">
          <text:p/>
        </draw:polygon>
        <draw:polygon draw:style-name="gr23" draw:text-style-name="P23" draw:layer="layout" svg:width="0.439cm" svg:height="2.007cm" svg:x="18.804cm" svg:y="-0.002cm" svg:viewBox="0 0 440 2008" draw:points="440,0 440,2008 0,2008 0,0">
          <text:p/>
        </draw:polygon>
        <draw:polygon draw:style-name="gr24" draw:text-style-name="P24" draw:layer="layout" svg:width="0.439cm" svg:height="2.007cm" svg:x="18.365cm" svg:y="-0.002cm" svg:viewBox="0 0 440 2008" draw:points="440,0 440,2008 0,2008 0,0">
          <text:p/>
        </draw:polygon>
        <draw:polygon draw:style-name="gr25" draw:text-style-name="P25" draw:layer="layout" svg:width="0.436cm" svg:height="2.007cm" svg:x="17.93cm" svg:y="-0.002cm" svg:viewBox="0 0 437 2008" draw:points="437,0 437,2008 0,2008 0,0">
          <text:p/>
        </draw:polygon>
        <draw:polygon draw:style-name="gr26" draw:text-style-name="P26" draw:layer="layout" svg:width="0.439cm" svg:height="2.007cm" svg:x="17.491cm" svg:y="-0.002cm" svg:viewBox="0 0 440 2008" draw:points="440,0 440,2008 0,2008 0,0">
          <text:p/>
        </draw:polygon>
        <draw:polygon draw:style-name="gr27" draw:text-style-name="P27" draw:layer="layout" svg:width="0.436cm" svg:height="2.007cm" svg:x="17.055cm" svg:y="-0.002cm" svg:viewBox="0 0 437 2008" draw:points="437,0 437,2008 0,2008 0,0">
          <text:p/>
        </draw:polygon>
        <draw:polygon draw:style-name="gr28" draw:text-style-name="P28" draw:layer="layout" svg:width="0.439cm" svg:height="2.007cm" svg:x="16.616cm" svg:y="-0.002cm" svg:viewBox="0 0 440 2008" draw:points="440,0 440,2008 0,2008 0,0">
          <text:p/>
        </draw:polygon>
        <draw:polygon draw:style-name="gr29" draw:text-style-name="P29" draw:layer="layout" svg:width="0.437cm" svg:height="2.007cm" svg:x="16.18cm" svg:y="-0.002cm" svg:viewBox="0 0 438 2008" draw:points="438,0 438,2008 0,2008 0,0">
          <text:p/>
        </draw:polygon>
        <draw:polygon draw:style-name="gr30" draw:text-style-name="P30" draw:layer="layout" svg:width="0.438cm" svg:height="2.007cm" svg:x="15.742cm" svg:y="-0.002cm" svg:viewBox="0 0 439 2008" draw:points="439,0 439,2008 0,2008 0,0">
          <text:p/>
        </draw:polygon>
        <draw:polygon draw:style-name="gr31" draw:text-style-name="P31" draw:layer="layout" svg:width="0.437cm" svg:height="2.007cm" svg:x="15.305cm" svg:y="-0.002cm" svg:viewBox="0 0 438 2008" draw:points="438,0 438,2008 0,2008 0,0">
          <text:p/>
        </draw:polygon>
        <draw:polygon draw:style-name="gr32" draw:text-style-name="P32" draw:layer="layout" svg:width="0.439cm" svg:height="2.007cm" svg:x="14.867cm" svg:y="-0.002cm" svg:viewBox="0 0 440 2008" draw:points="440,0 440,2008 0,2008 0,0">
          <text:p/>
        </draw:polygon>
        <draw:polygon draw:style-name="gr33" draw:text-style-name="P33" draw:layer="layout" svg:width="0.437cm" svg:height="2.007cm" svg:x="14.431cm" svg:y="-0.002cm" svg:viewBox="0 0 438 2008" draw:points="438,0 438,2008 0,2008 0,0">
          <text:p/>
        </draw:polygon>
        <draw:polygon draw:style-name="gr34" draw:text-style-name="P34" draw:layer="layout" svg:width="0.438cm" svg:height="2.007cm" svg:x="13.993cm" svg:y="-0.002cm" svg:viewBox="0 0 439 2008" draw:points="439,0 439,2008 0,2008 0,0">
          <text:p/>
        </draw:polygon>
        <draw:polygon draw:style-name="gr35" draw:text-style-name="P35" draw:layer="layout" svg:width="0.436cm" svg:height="2.007cm" svg:x="13.557cm" svg:y="-0.002cm" svg:viewBox="0 0 437 2008" draw:points="437,0 437,2008 0,2008 0,0">
          <text:p/>
        </draw:polygon>
        <draw:polygon draw:style-name="gr36" draw:text-style-name="P36" draw:layer="layout" svg:width="0.439cm" svg:height="2.007cm" svg:x="13.118cm" svg:y="-0.002cm" svg:viewBox="0 0 440 2008" draw:points="440,0 440,2008 0,2008 0,0">
          <text:p/>
        </draw:polygon>
        <draw:polygon draw:style-name="gr37" draw:text-style-name="P37" draw:layer="layout" svg:width="0.436cm" svg:height="2.007cm" svg:x="12.682cm" svg:y="-0.002cm" svg:viewBox="0 0 437 2008" draw:points="437,0 437,2008 0,2008 0,0">
          <text:p/>
        </draw:polygon>
        <draw:polygon draw:style-name="gr38" draw:text-style-name="P38" draw:layer="layout" svg:width="0.439cm" svg:height="2.007cm" svg:x="12.243cm" svg:y="-0.002cm" svg:viewBox="0 0 440 2008" draw:points="440,0 440,2008 0,2008 0,0">
          <text:p/>
        </draw:polygon>
        <draw:polygon draw:style-name="gr39" draw:text-style-name="P39" draw:layer="layout" svg:width="0.436cm" svg:height="2.007cm" svg:x="11.807cm" svg:y="-0.002cm" svg:viewBox="0 0 437 2008" draw:points="437,0 437,2008 0,2008 0,0">
          <text:p/>
        </draw:polygon>
        <draw:polygon draw:style-name="gr40" draw:text-style-name="P40" draw:layer="layout" svg:width="0.439cm" svg:height="2.007cm" svg:x="11.369cm" svg:y="-0.002cm" svg:viewBox="0 0 440 2008" draw:points="440,0 440,2008 0,2008 0,0">
          <text:p/>
        </draw:polygon>
        <draw:polygon draw:style-name="gr41" draw:text-style-name="P41" draw:layer="layout" svg:width="0.439cm" svg:height="2.007cm" svg:x="10.93cm" svg:y="-0.002cm" svg:viewBox="0 0 440 2008" draw:points="440,0 440,2008 0,2008 0,0">
          <text:p/>
        </draw:polygon>
        <draw:polygon draw:style-name="gr42" draw:text-style-name="P42" draw:layer="layout" svg:width="0.437cm" svg:height="2.007cm" svg:x="10.494cm" svg:y="-0.002cm" svg:viewBox="0 0 438 2008" draw:points="438,0 438,2008 0,2008 0,0">
          <text:p/>
        </draw:polygon>
        <draw:polygon draw:style-name="gr43" draw:text-style-name="P43" draw:layer="layout" svg:width="0.438cm" svg:height="2.007cm" svg:x="10.056cm" svg:y="-0.002cm" svg:viewBox="0 0 439 2008" draw:points="439,0 439,2008 0,2008 0,0">
          <text:p/>
        </draw:polygon>
        <draw:polygon draw:style-name="gr44" draw:text-style-name="P44" draw:layer="layout" svg:width="0.436cm" svg:height="2.007cm" svg:x="9.62cm" svg:y="-0.002cm" svg:viewBox="0 0 437 2008" draw:points="437,0 437,2008 0,2008 0,0">
          <text:p/>
        </draw:polygon>
        <draw:polygon draw:style-name="gr45" draw:text-style-name="P45" draw:layer="layout" svg:width="0.439cm" svg:height="2.007cm" svg:x="9.181cm" svg:y="-0.002cm" svg:viewBox="0 0 440 2008" draw:points="440,0 440,2008 0,2008 0,0">
          <text:p/>
        </draw:polygon>
        <draw:polygon draw:style-name="gr46" draw:text-style-name="P46" draw:layer="layout" svg:width="0.436cm" svg:height="2.007cm" svg:x="8.745cm" svg:y="-0.002cm" svg:viewBox="0 0 437 2008" draw:points="437,0 437,2008 0,2008 0,0">
          <text:p/>
        </draw:polygon>
        <draw:polygon draw:style-name="gr47" draw:text-style-name="P47" draw:layer="layout" svg:width="0.439cm" svg:height="2.007cm" svg:x="8.306cm" svg:y="-0.002cm" svg:viewBox="0 0 440 2008" draw:points="440,0 440,2008 0,2008 0,0">
          <text:p/>
        </draw:polygon>
        <draw:polygon draw:style-name="gr48" draw:text-style-name="P48" draw:layer="layout" svg:width="0.437cm" svg:height="2.007cm" svg:x="7.87cm" svg:y="-0.002cm" svg:viewBox="0 0 438 2008" draw:points="438,0 438,2008 0,2008 0,0">
          <text:p/>
        </draw:polygon>
        <draw:polygon draw:style-name="gr49" draw:text-style-name="P49" draw:layer="layout" svg:width="0.439cm" svg:height="2.007cm" svg:x="7.432cm" svg:y="-0.002cm" svg:viewBox="0 0 440 2008" draw:points="440,0 440,2008 0,2008 0,0">
          <text:p/>
        </draw:polygon>
        <draw:polygon draw:style-name="gr50" draw:text-style-name="P50" draw:layer="layout" svg:width="0.439cm" svg:height="2.007cm" svg:x="6.993cm" svg:y="-0.002cm" svg:viewBox="0 0 440 2008" draw:points="440,0 440,2008 0,2008 0,0">
          <text:p/>
        </draw:polygon>
        <draw:polygon draw:style-name="gr51" draw:text-style-name="P51" draw:layer="layout" svg:width="0.437cm" svg:height="2.007cm" svg:x="6.557cm" svg:y="-0.002cm" svg:viewBox="0 0 438 2008" draw:points="438,0 438,2008 0,2008 0,0">
          <text:p/>
        </draw:polygon>
        <draw:polygon draw:style-name="gr52" draw:text-style-name="P52" draw:layer="layout" svg:width="0.438cm" svg:height="2.007cm" svg:x="6.119cm" svg:y="-0.002cm" svg:viewBox="0 0 439 2008" draw:points="439,0 439,2008 0,2008 0,0">
          <text:p/>
        </draw:polygon>
        <draw:polygon draw:style-name="gr53" draw:text-style-name="P53" draw:layer="layout" svg:width="0.436cm" svg:height="2.007cm" svg:x="5.683cm" svg:y="-0.002cm" svg:viewBox="0 0 437 2008" draw:points="437,0 437,2008 0,2008 0,0">
          <text:p/>
        </draw:polygon>
        <draw:polygon draw:style-name="gr54" draw:text-style-name="P54" draw:layer="layout" svg:width="0.437cm" svg:height="2.007cm" svg:x="5.246cm" svg:y="-0.002cm" svg:viewBox="0 0 438 2008" draw:points="438,0 438,2008 0,2008 0,0">
          <text:p/>
        </draw:polygon>
        <draw:polygon draw:style-name="gr55" draw:text-style-name="P55" draw:layer="layout" svg:width="0.439cm" svg:height="2.007cm" svg:x="4.808cm" svg:y="-0.002cm" svg:viewBox="0 0 440 2008" draw:points="440,0 440,2008 0,2008 0,0">
          <text:p/>
        </draw:polygon>
        <draw:polygon draw:style-name="gr56" draw:text-style-name="P56" draw:layer="layout" svg:width="0.439cm" svg:height="2.007cm" svg:x="4.369cm" svg:y="-0.002cm" svg:viewBox="0 0 440 2008" draw:points="440,0 440,2008 0,2008 0,0">
          <text:p/>
        </draw:polygon>
        <draw:polygon draw:style-name="gr57" draw:text-style-name="P57" draw:layer="layout" svg:width="0.437cm" svg:height="2.007cm" svg:x="3.933cm" svg:y="-0.002cm" svg:viewBox="0 0 438 2008" draw:points="438,0 438,2008 0,2008 0,0">
          <text:p/>
        </draw:polygon>
        <draw:polygon draw:style-name="gr58" draw:text-style-name="P58" draw:layer="layout" svg:width="0.439cm" svg:height="2.007cm" svg:x="3.495cm" svg:y="-0.002cm" svg:viewBox="0 0 440 2008" draw:points="440,0 440,2008 0,2008 0,0">
          <text:p/>
        </draw:polygon>
        <draw:polygon draw:style-name="gr59" draw:text-style-name="P59" draw:layer="layout" svg:width="0.439cm" svg:height="2.007cm" svg:x="3.056cm" svg:y="-0.002cm" svg:viewBox="0 0 440 2008" draw:points="440,0 440,2008 0,2008 0,0">
          <text:p/>
        </draw:polygon>
        <draw:polygon draw:style-name="gr60" draw:text-style-name="P60" draw:layer="layout" svg:width="0.437cm" svg:height="2.007cm" svg:x="2.62cm" svg:y="-0.002cm" svg:viewBox="0 0 438 2008" draw:points="438,0 438,2008 0,2008 0,0">
          <text:p/>
        </draw:polygon>
        <draw:polygon draw:style-name="gr61" draw:text-style-name="P61" draw:layer="layout" svg:width="0.436cm" svg:height="2.007cm" svg:x="2.184cm" svg:y="-0.002cm" svg:viewBox="0 0 437 2008" draw:points="437,0 437,2008 0,2008 0,0">
          <text:p/>
        </draw:polygon>
        <draw:polygon draw:style-name="gr62" draw:text-style-name="P62" draw:layer="layout" svg:width="0.438cm" svg:height="2.007cm" svg:x="1.746cm" svg:y="-0.002cm" svg:viewBox="0 0 439 2008" draw:points="439,0 439,2008 0,2008 0,0">
          <text:p/>
        </draw:polygon>
        <draw:polygon draw:style-name="gr63" draw:text-style-name="P63" draw:layer="layout" svg:width="0.437cm" svg:height="2.007cm" svg:x="1.309cm" svg:y="-0.002cm" svg:viewBox="0 0 438 2008" draw:points="438,0 438,2008 0,2008 0,0">
          <text:p/>
        </draw:polygon>
        <draw:polygon draw:style-name="gr64" draw:text-style-name="P64" draw:layer="layout" svg:width="0.439cm" svg:height="2.007cm" svg:x="0.871cm" svg:y="-0.002cm" svg:viewBox="0 0 440 2008" draw:points="440,0 440,2008 0,2008 0,0">
          <text:p/>
        </draw:polygon>
        <draw:polygon draw:style-name="gr65" draw:text-style-name="P65" draw:layer="layout" svg:width="0.439cm" svg:height="2.007cm" svg:x="0.432cm" svg:y="-0.002cm" svg:viewBox="0 0 440 2008" draw:points="440,0 440,2008 0,2008 0,0">
          <text:p/>
        </draw:polygon>
        <draw:polygon draw:style-name="gr2" draw:text-style-name="P2" draw:layer="layout" svg:width="0.437cm" svg:height="2.007cm" svg:x="-0.004cm" svg:y="-0.002cm" svg:viewBox="0 0 438 2008" draw:points="438,0 438,2008 0,2008 0,0">
          <text:p/>
        </draw:polygon>
        <draw:polygon draw:style-name="gr2" draw:text-style-name="P2" draw:layer="layout" svg:width="9.331cm" svg:height="1.762cm" svg:x="18.669cm" svg:y="14.057cm" svg:viewBox="0 0 9332 1763" draw:points="9332,0 9332,1763 0,1763 0,0">
          <text:p/>
        </draw:polygon>
        <draw:polygon draw:style-name="gr2" draw:text-style-name="P2" draw:layer="layout" svg:width="9.332cm" svg:height="1.762cm" svg:x="9.337cm" svg:y="14.057cm" svg:viewBox="0 0 9333 1763" draw:points="9333,0 9333,1763 0,1763 0,0">
          <text:p/>
        </draw:polygon>
        <draw:polygon draw:style-name="gr2" draw:text-style-name="P2" draw:layer="layout" svg:width="9.332cm" svg:height="1.762cm" svg:x="0.005cm" svg:y="14.057cm" svg:viewBox="0 0 9333 1763" draw:points="9333,0 9333,1763 0,1763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5</text:span></text:p>
          </draw:text-box>
        </draw:frame>
        <draw:frame draw:style-name="gr68" draw:text-style-name="P69" draw:layer="layout" svg:width="11.525cm" svg:height="1.301cm" svg:x="7.2cm" svg:y="0.513cm">
          <draw:text-box>
            <text:p text:style-name="P66"><text:span text:style-name="T4">Difficultés rencontrées</text:span></text:p>
          </draw:text-box>
        </draw:frame>
        <draw:frame draw:style-name="gr69" draw:text-style-name="P70" draw:layer="layout" svg:width="0.571cm" svg:height="0.571cm" svg:x="4.801cm" svg:y="3.957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8.477cm" svg:height="1.423cm" svg:x="5.701cm" svg:y="3.508cm">
          <draw:text-box>
            <text:p text:style-name="P66"><text:span text:style-name="T6">Expérience de </text:span></text:p>
          </draw:text-box>
        </draw:frame>
        <draw:frame draw:style-name="gr70" draw:text-style-name="P71" draw:layer="layout" svg:width="14.408cm" svg:height="1.423cm" svg:x="5.701cm" svg:y="4.922cm">
          <draw:text-box>
            <text:p text:style-name="P66"><text:span text:style-name="T6">développement avec ces </text:span></text:p>
          </draw:text-box>
        </draw:frame>
        <draw:frame draw:style-name="gr70" draw:text-style-name="P71" draw:layer="layout" svg:width="14.417cm" svg:height="1.423cm" svg:x="5.701cm" svg:y="6.355cm">
          <draw:text-box>
            <text:p text:style-name="P66"><text:span text:style-name="T6">Technologies d’animation</text:span></text:p>
          </draw:text-box>
        </draw:frame>
        <draw:frame draw:style-name="gr69" draw:text-style-name="P70" draw:layer="layout" svg:width="0.571cm" svg:height="0.571cm" svg:x="4.801cm" svg:y="8.783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6.876cm" svg:height="1.423cm" svg:x="5.701cm" svg:y="8.334cm">
          <draw:text-box>
            <text:p text:style-name="P66"><text:span text:style-name="T6">Traduction de la maquette en </text:span></text:p>
          </draw:text-box>
        </draw:frame>
        <draw:frame draw:style-name="gr70" draw:text-style-name="P71" draw:layer="layout" svg:width="11.021cm" svg:height="1.423cm" svg:x="5.701cm" svg:y="9.748cm">
          <draw:text-box>
            <text:p text:style-name="P66"><text:span text:style-name="T6">réalisation concrète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7cm" svg:height="15.749cm" svg:x="0cm" svg:y="0cm" svg:viewBox="0 0 27998 15750" draw:points="0,0 27998,0 27998,15750 0,15750">
          <text:p/>
        </draw:polygon>
        <draw:polygon draw:style-name="gr1" draw:text-style-name="P1" draw:layer="layout" svg:width="27.998cm" svg:height="15.751cm" svg:x="0cm" svg:y="0cm" svg:viewBox="0 0 27999 15752" draw:points="0,0 27999,0 27999,15752 0,15752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3" draw:text-style-name="P3" draw:layer="layout" svg:width="0.438cm" svg:height="2.007cm" svg:x="27.553cm" svg:y="-0.002cm" svg:viewBox="0 0 439 2008" draw:points="439,0 439,2008 0,2008 0,0">
          <text:p/>
        </draw:polygon>
        <draw:polygon draw:style-name="gr4" draw:text-style-name="P4" draw:layer="layout" svg:width="0.437cm" svg:height="2.007cm" svg:x="27.116cm" svg:y="-0.002cm" svg:viewBox="0 0 438 2008" draw:points="438,0 438,2008 0,2008 0,0">
          <text:p/>
        </draw:polygon>
        <draw:polygon draw:style-name="gr5" draw:text-style-name="P5" draw:layer="layout" svg:width="0.439cm" svg:height="2.007cm" svg:x="26.678cm" svg:y="-0.002cm" svg:viewBox="0 0 440 2008" draw:points="440,0 440,2008 0,2008 0,0">
          <text:p/>
        </draw:polygon>
        <draw:polygon draw:style-name="gr6" draw:text-style-name="P6" draw:layer="layout" svg:width="0.439cm" svg:height="2.007cm" svg:x="26.239cm" svg:y="-0.002cm" svg:viewBox="0 0 440 2008" draw:points="440,0 440,2008 0,2008 0,0">
          <text:p/>
        </draw:polygon>
        <draw:polygon draw:style-name="gr7" draw:text-style-name="P7" draw:layer="layout" svg:width="0.437cm" svg:height="2.007cm" svg:x="25.803cm" svg:y="-0.002cm" svg:viewBox="0 0 438 2008" draw:points="438,0 438,2008 0,2008 0,0">
          <text:p/>
        </draw:polygon>
        <draw:polygon draw:style-name="gr8" draw:text-style-name="P8" draw:layer="layout" svg:width="0.439cm" svg:height="2.007cm" svg:x="25.365cm" svg:y="-0.002cm" svg:viewBox="0 0 440 2008" draw:points="440,0 440,2008 0,2008 0,0">
          <text:p/>
        </draw:polygon>
        <draw:polygon draw:style-name="gr9" draw:text-style-name="P9" draw:layer="layout" svg:width="0.436cm" svg:height="2.007cm" svg:x="24.929cm" svg:y="-0.002cm" svg:viewBox="0 0 437 2008" draw:points="437,0 437,2008 0,2008 0,0">
          <text:p/>
        </draw:polygon>
        <draw:polygon draw:style-name="gr10" draw:text-style-name="P10" draw:layer="layout" svg:width="0.439cm" svg:height="2.007cm" svg:x="24.49cm" svg:y="-0.002cm" svg:viewBox="0 0 440 2008" draw:points="440,0 440,2008 0,2008 0,0">
          <text:p/>
        </draw:polygon>
        <draw:polygon draw:style-name="gr11" draw:text-style-name="P11" draw:layer="layout" svg:width="0.436cm" svg:height="2.007cm" svg:x="24.054cm" svg:y="-0.002cm" svg:viewBox="0 0 437 2008" draw:points="437,0 437,2008 0,2008 0,0">
          <text:p/>
        </draw:polygon>
        <draw:polygon draw:style-name="gr12" draw:text-style-name="P12" draw:layer="layout" svg:width="0.438cm" svg:height="2.007cm" svg:x="23.616cm" svg:y="-0.002cm" svg:viewBox="0 0 439 2008" draw:points="439,0 439,2008 0,2008 0,0">
          <text:p/>
        </draw:polygon>
        <draw:polygon draw:style-name="gr13" draw:text-style-name="P13" draw:layer="layout" svg:width="0.437cm" svg:height="2.007cm" svg:x="23.179cm" svg:y="-0.002cm" svg:viewBox="0 0 438 2008" draw:points="438,0 438,2008 0,2008 0,0">
          <text:p/>
        </draw:polygon>
        <draw:polygon draw:style-name="gr14" draw:text-style-name="P14" draw:layer="layout" svg:width="0.439cm" svg:height="2.007cm" svg:x="22.741cm" svg:y="-0.002cm" svg:viewBox="0 0 440 2008" draw:points="440,0 440,2008 0,2008 0,0">
          <text:p/>
        </draw:polygon>
        <draw:polygon draw:style-name="gr15" draw:text-style-name="P15" draw:layer="layout" svg:width="0.439cm" svg:height="2.007cm" svg:x="22.302cm" svg:y="-0.002cm" svg:viewBox="0 0 440 2008" draw:points="440,0 440,2008 0,2008 0,0">
          <text:p/>
        </draw:polygon>
        <draw:polygon draw:style-name="gr16" draw:text-style-name="P16" draw:layer="layout" svg:width="0.436cm" svg:height="2.007cm" svg:x="21.867cm" svg:y="-0.002cm" svg:viewBox="0 0 437 2008" draw:points="437,0 437,2008 0,2008 0,0">
          <text:p/>
        </draw:polygon>
        <draw:polygon draw:style-name="gr17" draw:text-style-name="P17" draw:layer="layout" svg:width="0.439cm" svg:height="2.007cm" svg:x="21.428cm" svg:y="-0.002cm" svg:viewBox="0 0 440 2008" draw:points="440,0 440,2008 0,2008 0,0">
          <text:p/>
        </draw:polygon>
        <draw:polygon draw:style-name="gr18" draw:text-style-name="P18" draw:layer="layout" svg:width="0.436cm" svg:height="2.007cm" svg:x="20.992cm" svg:y="-0.002cm" svg:viewBox="0 0 437 2008" draw:points="437,0 437,2008 0,2008 0,0">
          <text:p/>
        </draw:polygon>
        <draw:polygon draw:style-name="gr19" draw:text-style-name="P19" draw:layer="layout" svg:width="0.439cm" svg:height="2.007cm" svg:x="20.553cm" svg:y="-0.002cm" svg:viewBox="0 0 440 2008" draw:points="440,0 440,2008 0,2008 0,0">
          <text:p/>
        </draw:polygon>
        <draw:polygon draw:style-name="gr20" draw:text-style-name="P20" draw:layer="layout" svg:width="0.436cm" svg:height="2.007cm" svg:x="20.117cm" svg:y="-0.002cm" svg:viewBox="0 0 437 2008" draw:points="437,0 437,2008 0,2008 0,0">
          <text:p/>
        </draw:polygon>
        <draw:polygon draw:style-name="gr21" draw:text-style-name="P21" draw:layer="layout" svg:width="0.438cm" svg:height="2.007cm" svg:x="19.679cm" svg:y="-0.002cm" svg:viewBox="0 0 439 2008" draw:points="439,0 439,2008 0,2008 0,0">
          <text:p/>
        </draw:polygon>
        <draw:polygon draw:style-name="gr22" draw:text-style-name="P22" draw:layer="layout" svg:width="0.437cm" svg:height="2.007cm" svg:x="19.242cm" svg:y="-0.002cm" svg:viewBox="0 0 438 2008" draw:points="438,0 438,2008 0,2008 0,0">
          <text:p/>
        </draw:polygon>
        <draw:polygon draw:style-name="gr23" draw:text-style-name="P23" draw:layer="layout" svg:width="0.439cm" svg:height="2.007cm" svg:x="18.804cm" svg:y="-0.002cm" svg:viewBox="0 0 440 2008" draw:points="440,0 440,2008 0,2008 0,0">
          <text:p/>
        </draw:polygon>
        <draw:polygon draw:style-name="gr24" draw:text-style-name="P24" draw:layer="layout" svg:width="0.439cm" svg:height="2.007cm" svg:x="18.365cm" svg:y="-0.002cm" svg:viewBox="0 0 440 2008" draw:points="440,0 440,2008 0,2008 0,0">
          <text:p/>
        </draw:polygon>
        <draw:polygon draw:style-name="gr25" draw:text-style-name="P25" draw:layer="layout" svg:width="0.436cm" svg:height="2.007cm" svg:x="17.93cm" svg:y="-0.002cm" svg:viewBox="0 0 437 2008" draw:points="437,0 437,2008 0,2008 0,0">
          <text:p/>
        </draw:polygon>
        <draw:polygon draw:style-name="gr26" draw:text-style-name="P26" draw:layer="layout" svg:width="0.439cm" svg:height="2.007cm" svg:x="17.491cm" svg:y="-0.002cm" svg:viewBox="0 0 440 2008" draw:points="440,0 440,2008 0,2008 0,0">
          <text:p/>
        </draw:polygon>
        <draw:polygon draw:style-name="gr27" draw:text-style-name="P27" draw:layer="layout" svg:width="0.436cm" svg:height="2.007cm" svg:x="17.055cm" svg:y="-0.002cm" svg:viewBox="0 0 437 2008" draw:points="437,0 437,2008 0,2008 0,0">
          <text:p/>
        </draw:polygon>
        <draw:polygon draw:style-name="gr28" draw:text-style-name="P28" draw:layer="layout" svg:width="0.439cm" svg:height="2.007cm" svg:x="16.616cm" svg:y="-0.002cm" svg:viewBox="0 0 440 2008" draw:points="440,0 440,2008 0,2008 0,0">
          <text:p/>
        </draw:polygon>
        <draw:polygon draw:style-name="gr29" draw:text-style-name="P29" draw:layer="layout" svg:width="0.437cm" svg:height="2.007cm" svg:x="16.18cm" svg:y="-0.002cm" svg:viewBox="0 0 438 2008" draw:points="438,0 438,2008 0,2008 0,0">
          <text:p/>
        </draw:polygon>
        <draw:polygon draw:style-name="gr30" draw:text-style-name="P30" draw:layer="layout" svg:width="0.438cm" svg:height="2.007cm" svg:x="15.742cm" svg:y="-0.002cm" svg:viewBox="0 0 439 2008" draw:points="439,0 439,2008 0,2008 0,0">
          <text:p/>
        </draw:polygon>
        <draw:polygon draw:style-name="gr31" draw:text-style-name="P31" draw:layer="layout" svg:width="0.437cm" svg:height="2.007cm" svg:x="15.305cm" svg:y="-0.002cm" svg:viewBox="0 0 438 2008" draw:points="438,0 438,2008 0,2008 0,0">
          <text:p/>
        </draw:polygon>
        <draw:polygon draw:style-name="gr32" draw:text-style-name="P32" draw:layer="layout" svg:width="0.439cm" svg:height="2.007cm" svg:x="14.867cm" svg:y="-0.002cm" svg:viewBox="0 0 440 2008" draw:points="440,0 440,2008 0,2008 0,0">
          <text:p/>
        </draw:polygon>
        <draw:polygon draw:style-name="gr33" draw:text-style-name="P33" draw:layer="layout" svg:width="0.437cm" svg:height="2.007cm" svg:x="14.431cm" svg:y="-0.002cm" svg:viewBox="0 0 438 2008" draw:points="438,0 438,2008 0,2008 0,0">
          <text:p/>
        </draw:polygon>
        <draw:polygon draw:style-name="gr34" draw:text-style-name="P34" draw:layer="layout" svg:width="0.438cm" svg:height="2.007cm" svg:x="13.993cm" svg:y="-0.002cm" svg:viewBox="0 0 439 2008" draw:points="439,0 439,2008 0,2008 0,0">
          <text:p/>
        </draw:polygon>
        <draw:polygon draw:style-name="gr35" draw:text-style-name="P35" draw:layer="layout" svg:width="0.436cm" svg:height="2.007cm" svg:x="13.557cm" svg:y="-0.002cm" svg:viewBox="0 0 437 2008" draw:points="437,0 437,2008 0,2008 0,0">
          <text:p/>
        </draw:polygon>
        <draw:polygon draw:style-name="gr36" draw:text-style-name="P36" draw:layer="layout" svg:width="0.439cm" svg:height="2.007cm" svg:x="13.118cm" svg:y="-0.002cm" svg:viewBox="0 0 440 2008" draw:points="440,0 440,2008 0,2008 0,0">
          <text:p/>
        </draw:polygon>
        <draw:polygon draw:style-name="gr37" draw:text-style-name="P37" draw:layer="layout" svg:width="0.436cm" svg:height="2.007cm" svg:x="12.682cm" svg:y="-0.002cm" svg:viewBox="0 0 437 2008" draw:points="437,0 437,2008 0,2008 0,0">
          <text:p/>
        </draw:polygon>
        <draw:polygon draw:style-name="gr38" draw:text-style-name="P38" draw:layer="layout" svg:width="0.439cm" svg:height="2.007cm" svg:x="12.243cm" svg:y="-0.002cm" svg:viewBox="0 0 440 2008" draw:points="440,0 440,2008 0,2008 0,0">
          <text:p/>
        </draw:polygon>
        <draw:polygon draw:style-name="gr39" draw:text-style-name="P39" draw:layer="layout" svg:width="0.436cm" svg:height="2.007cm" svg:x="11.807cm" svg:y="-0.002cm" svg:viewBox="0 0 437 2008" draw:points="437,0 437,2008 0,2008 0,0">
          <text:p/>
        </draw:polygon>
        <draw:polygon draw:style-name="gr40" draw:text-style-name="P40" draw:layer="layout" svg:width="0.439cm" svg:height="2.007cm" svg:x="11.369cm" svg:y="-0.002cm" svg:viewBox="0 0 440 2008" draw:points="440,0 440,2008 0,2008 0,0">
          <text:p/>
        </draw:polygon>
        <draw:polygon draw:style-name="gr41" draw:text-style-name="P41" draw:layer="layout" svg:width="0.439cm" svg:height="2.007cm" svg:x="10.93cm" svg:y="-0.002cm" svg:viewBox="0 0 440 2008" draw:points="440,0 440,2008 0,2008 0,0">
          <text:p/>
        </draw:polygon>
        <draw:polygon draw:style-name="gr42" draw:text-style-name="P42" draw:layer="layout" svg:width="0.437cm" svg:height="2.007cm" svg:x="10.494cm" svg:y="-0.002cm" svg:viewBox="0 0 438 2008" draw:points="438,0 438,2008 0,2008 0,0">
          <text:p/>
        </draw:polygon>
        <draw:polygon draw:style-name="gr43" draw:text-style-name="P43" draw:layer="layout" svg:width="0.438cm" svg:height="2.007cm" svg:x="10.056cm" svg:y="-0.002cm" svg:viewBox="0 0 439 2008" draw:points="439,0 439,2008 0,2008 0,0">
          <text:p/>
        </draw:polygon>
        <draw:polygon draw:style-name="gr44" draw:text-style-name="P44" draw:layer="layout" svg:width="0.436cm" svg:height="2.007cm" svg:x="9.62cm" svg:y="-0.002cm" svg:viewBox="0 0 437 2008" draw:points="437,0 437,2008 0,2008 0,0">
          <text:p/>
        </draw:polygon>
        <draw:polygon draw:style-name="gr45" draw:text-style-name="P45" draw:layer="layout" svg:width="0.439cm" svg:height="2.007cm" svg:x="9.181cm" svg:y="-0.002cm" svg:viewBox="0 0 440 2008" draw:points="440,0 440,2008 0,2008 0,0">
          <text:p/>
        </draw:polygon>
        <draw:polygon draw:style-name="gr46" draw:text-style-name="P46" draw:layer="layout" svg:width="0.436cm" svg:height="2.007cm" svg:x="8.745cm" svg:y="-0.002cm" svg:viewBox="0 0 437 2008" draw:points="437,0 437,2008 0,2008 0,0">
          <text:p/>
        </draw:polygon>
        <draw:polygon draw:style-name="gr47" draw:text-style-name="P47" draw:layer="layout" svg:width="0.439cm" svg:height="2.007cm" svg:x="8.306cm" svg:y="-0.002cm" svg:viewBox="0 0 440 2008" draw:points="440,0 440,2008 0,2008 0,0">
          <text:p/>
        </draw:polygon>
        <draw:polygon draw:style-name="gr48" draw:text-style-name="P48" draw:layer="layout" svg:width="0.437cm" svg:height="2.007cm" svg:x="7.87cm" svg:y="-0.002cm" svg:viewBox="0 0 438 2008" draw:points="438,0 438,2008 0,2008 0,0">
          <text:p/>
        </draw:polygon>
        <draw:polygon draw:style-name="gr49" draw:text-style-name="P49" draw:layer="layout" svg:width="0.439cm" svg:height="2.007cm" svg:x="7.432cm" svg:y="-0.002cm" svg:viewBox="0 0 440 2008" draw:points="440,0 440,2008 0,2008 0,0">
          <text:p/>
        </draw:polygon>
        <draw:polygon draw:style-name="gr50" draw:text-style-name="P50" draw:layer="layout" svg:width="0.439cm" svg:height="2.007cm" svg:x="6.993cm" svg:y="-0.002cm" svg:viewBox="0 0 440 2008" draw:points="440,0 440,2008 0,2008 0,0">
          <text:p/>
        </draw:polygon>
        <draw:polygon draw:style-name="gr51" draw:text-style-name="P51" draw:layer="layout" svg:width="0.437cm" svg:height="2.007cm" svg:x="6.557cm" svg:y="-0.002cm" svg:viewBox="0 0 438 2008" draw:points="438,0 438,2008 0,2008 0,0">
          <text:p/>
        </draw:polygon>
        <draw:polygon draw:style-name="gr52" draw:text-style-name="P52" draw:layer="layout" svg:width="0.438cm" svg:height="2.007cm" svg:x="6.119cm" svg:y="-0.002cm" svg:viewBox="0 0 439 2008" draw:points="439,0 439,2008 0,2008 0,0">
          <text:p/>
        </draw:polygon>
        <draw:polygon draw:style-name="gr53" draw:text-style-name="P53" draw:layer="layout" svg:width="0.436cm" svg:height="2.007cm" svg:x="5.683cm" svg:y="-0.002cm" svg:viewBox="0 0 437 2008" draw:points="437,0 437,2008 0,2008 0,0">
          <text:p/>
        </draw:polygon>
        <draw:polygon draw:style-name="gr54" draw:text-style-name="P54" draw:layer="layout" svg:width="0.437cm" svg:height="2.007cm" svg:x="5.246cm" svg:y="-0.002cm" svg:viewBox="0 0 438 2008" draw:points="438,0 438,2008 0,2008 0,0">
          <text:p/>
        </draw:polygon>
        <draw:polygon draw:style-name="gr55" draw:text-style-name="P55" draw:layer="layout" svg:width="0.439cm" svg:height="2.007cm" svg:x="4.808cm" svg:y="-0.002cm" svg:viewBox="0 0 440 2008" draw:points="440,0 440,2008 0,2008 0,0">
          <text:p/>
        </draw:polygon>
        <draw:polygon draw:style-name="gr56" draw:text-style-name="P56" draw:layer="layout" svg:width="0.439cm" svg:height="2.007cm" svg:x="4.369cm" svg:y="-0.002cm" svg:viewBox="0 0 440 2008" draw:points="440,0 440,2008 0,2008 0,0">
          <text:p/>
        </draw:polygon>
        <draw:polygon draw:style-name="gr57" draw:text-style-name="P57" draw:layer="layout" svg:width="0.437cm" svg:height="2.007cm" svg:x="3.933cm" svg:y="-0.002cm" svg:viewBox="0 0 438 2008" draw:points="438,0 438,2008 0,2008 0,0">
          <text:p/>
        </draw:polygon>
        <draw:polygon draw:style-name="gr58" draw:text-style-name="P58" draw:layer="layout" svg:width="0.439cm" svg:height="2.007cm" svg:x="3.495cm" svg:y="-0.002cm" svg:viewBox="0 0 440 2008" draw:points="440,0 440,2008 0,2008 0,0">
          <text:p/>
        </draw:polygon>
        <draw:polygon draw:style-name="gr59" draw:text-style-name="P59" draw:layer="layout" svg:width="0.439cm" svg:height="2.007cm" svg:x="3.056cm" svg:y="-0.002cm" svg:viewBox="0 0 440 2008" draw:points="440,0 440,2008 0,2008 0,0">
          <text:p/>
        </draw:polygon>
        <draw:polygon draw:style-name="gr60" draw:text-style-name="P60" draw:layer="layout" svg:width="0.437cm" svg:height="2.007cm" svg:x="2.62cm" svg:y="-0.002cm" svg:viewBox="0 0 438 2008" draw:points="438,0 438,2008 0,2008 0,0">
          <text:p/>
        </draw:polygon>
        <draw:polygon draw:style-name="gr61" draw:text-style-name="P61" draw:layer="layout" svg:width="0.436cm" svg:height="2.007cm" svg:x="2.184cm" svg:y="-0.002cm" svg:viewBox="0 0 437 2008" draw:points="437,0 437,2008 0,2008 0,0">
          <text:p/>
        </draw:polygon>
        <draw:polygon draw:style-name="gr62" draw:text-style-name="P62" draw:layer="layout" svg:width="0.438cm" svg:height="2.007cm" svg:x="1.746cm" svg:y="-0.002cm" svg:viewBox="0 0 439 2008" draw:points="439,0 439,2008 0,2008 0,0">
          <text:p/>
        </draw:polygon>
        <draw:polygon draw:style-name="gr63" draw:text-style-name="P63" draw:layer="layout" svg:width="0.437cm" svg:height="2.007cm" svg:x="1.309cm" svg:y="-0.002cm" svg:viewBox="0 0 438 2008" draw:points="438,0 438,2008 0,2008 0,0">
          <text:p/>
        </draw:polygon>
        <draw:polygon draw:style-name="gr64" draw:text-style-name="P64" draw:layer="layout" svg:width="0.439cm" svg:height="2.007cm" svg:x="0.871cm" svg:y="-0.002cm" svg:viewBox="0 0 440 2008" draw:points="440,0 440,2008 0,2008 0,0">
          <text:p/>
        </draw:polygon>
        <draw:polygon draw:style-name="gr65" draw:text-style-name="P65" draw:layer="layout" svg:width="0.439cm" svg:height="2.007cm" svg:x="0.432cm" svg:y="-0.002cm" svg:viewBox="0 0 440 2008" draw:points="440,0 440,2008 0,2008 0,0">
          <text:p/>
        </draw:polygon>
        <draw:polygon draw:style-name="gr2" draw:text-style-name="P2" draw:layer="layout" svg:width="0.437cm" svg:height="2.007cm" svg:x="-0.004cm" svg:y="-0.002cm" svg:viewBox="0 0 438 2008" draw:points="438,0 438,2008 0,2008 0,0">
          <text:p/>
        </draw:polygon>
        <draw:polygon draw:style-name="gr2" draw:text-style-name="P2" draw:layer="layout" svg:width="9.331cm" svg:height="1.762cm" svg:x="18.669cm" svg:y="14.057cm" svg:viewBox="0 0 9332 1763" draw:points="9332,0 9332,1763 0,1763 0,0">
          <text:p/>
        </draw:polygon>
        <draw:polygon draw:style-name="gr2" draw:text-style-name="P2" draw:layer="layout" svg:width="9.332cm" svg:height="1.762cm" svg:x="9.337cm" svg:y="14.057cm" svg:viewBox="0 0 9333 1763" draw:points="9333,0 9333,1763 0,1763 0,0">
          <text:p/>
        </draw:polygon>
        <draw:polygon draw:style-name="gr2" draw:text-style-name="P2" draw:layer="layout" svg:width="9.332cm" svg:height="1.762cm" svg:x="0.005cm" svg:y="14.057cm" svg:viewBox="0 0 9333 1763" draw:points="9333,0 9333,1763 0,1763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23/12/2020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6</text:span></text:p>
          </draw:text-box>
        </draw:frame>
        <draw:frame draw:style-name="gr68" draw:text-style-name="P69" draw:layer="layout" svg:width="5.764cm" svg:height="1.301cm" svg:x="8.7cm" svg:y="0.513cm">
          <draw:text-box>
            <text:p text:style-name="P66"><text:span text:style-name="T4">Réalisation</text:span></text:p>
          </draw:text-box>
        </draw:frame>
        <draw:frame draw:style-name="gr69" draw:text-style-name="P70" draw:layer="layout" svg:width="0.571cm" svg:height="0.571cm" svg:x="4.801cm" svg:y="3.957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21.545cm" svg:height="1.423cm" svg:x="5.701cm" svg:y="3.508cm">
          <draw:text-box>
            <text:p text:style-name="P66"><text:span text:style-name="T6">Création d’un site web utilisable client </text:span></text:p>
          </draw:text-box>
        </draw:frame>
        <draw:frame draw:style-name="gr69" draw:text-style-name="P70" draw:layer="layout" svg:width="0.571cm" svg:height="0.571cm" svg:x="4.801cm" svg:y="5.936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4.759cm" svg:height="1.423cm" svg:x="5.701cm" svg:y="5.49cm">
          <draw:text-box>
            <text:p text:style-name="P66"><text:span text:style-name="T6">Création de fichiers HTML</text:span></text:p>
          </draw:text-box>
        </draw:frame>
        <draw:frame draw:style-name="gr69" draw:text-style-name="P70" draw:layer="layout" svg:width="0.571cm" svg:height="0.571cm" svg:x="4.801cm" svg:y="7.915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20.407cm" svg:height="1.423cm" svg:x="5.701cm" svg:y="7.462cm">
          <draw:text-box>
            <text:p text:style-name="P66"><text:span text:style-name="T6">Création de fichiers CSS mobile first</text:span></text:p>
          </draw:text-box>
        </draw:frame>
        <draw:frame draw:style-name="gr69" draw:text-style-name="P70" draw:layer="layout" svg:width="0.571cm" svg:height="0.571cm" svg:x="4.801cm" svg:y="9.902cm">
          <draw:text-box>
            <text:p text:style-name="P66"><text:span text:style-name="T5">●</text:span></text:p>
          </draw:text-box>
        </draw:frame>
        <draw:frame draw:style-name="gr70" draw:text-style-name="P71" draw:layer="layout" svg:width="11.508cm" svg:height="1.423cm" svg:x="5.701cm" svg:y="9.448cm">
          <draw:text-box>
            <text:p text:style-name="P66"><text:span text:style-name="T6">Synchronisation GIT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7cm" svg:height="15.748cm" svg:x="0cm" svg:y="0cm" svg:viewBox="0 0 27998 15749" draw:points="0,0 27998,0 27998,15749 0,15749">
          <text:p/>
        </draw:polygon>
        <draw:polygon draw:style-name="gr1" draw:text-style-name="P1" draw:layer="layout" svg:width="27.997cm" svg:height="15.749cm" svg:x="0cm" svg:y="0cm" svg:viewBox="0 0 27998 15750" draw:points="0,0 27998,0 27998,15750 0,15750">
          <text:p/>
        </draw:polygon>
        <draw:polygon draw:style-name="gr1" draw:text-style-name="P1" draw:layer="layout" svg:width="27.998cm" svg:height="15.751cm" svg:x="0cm" svg:y="0cm" svg:viewBox="0 0 27999 15752" draw:points="0,0 27999,0 27999,15752 0,15752">
          <text:p/>
        </draw:polygon>
        <draw:polygon draw:style-name="gr2" draw:text-style-name="P2" draw:layer="layout" svg:width="9.332cm" svg:height="2.006cm" svg:x="18.659cm" svg:y="0.058cm" svg:viewBox="0 0 9333 2007" draw:points="9333,0 9333,2007 0,2007 0,0">
          <text:p/>
        </draw:polygon>
        <draw:polygon draw:style-name="gr2" draw:text-style-name="P2" draw:layer="layout" svg:width="9.332cm" svg:height="2.006cm" svg:x="9.328cm" svg:y="0.058cm" svg:viewBox="0 0 9333 2007" draw:points="9333,0 9333,2007 0,2007 0,0">
          <text:p/>
        </draw:polygon>
        <draw:polygon draw:style-name="gr2" draw:text-style-name="P2" draw:layer="layout" svg:width="9.332cm" svg:height="2.006cm" svg:x="-0.004cm" svg:y="0.058cm" svg:viewBox="0 0 9333 2007" draw:points="9333,0 9333,2007 0,2007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2" draw:text-style-name="P2" draw:layer="layout" svg:width="9.332cm" svg:height="2.007cm" svg:x="18.659cm" svg:y="0.028cm" svg:viewBox="0 0 9333 2008" draw:points="9333,0 9333,2008 0,2008 0,0">
          <text:p/>
        </draw:polygon>
        <draw:polygon draw:style-name="gr2" draw:text-style-name="P2" draw:layer="layout" svg:width="9.332cm" svg:height="2.007cm" svg:x="9.328cm" svg:y="0.028cm" svg:viewBox="0 0 9333 2008" draw:points="9333,0 9333,2008 0,2008 0,0">
          <text:p/>
        </draw:polygon>
        <draw:polygon draw:style-name="gr2" draw:text-style-name="P2" draw:layer="layout" svg:width="9.332cm" svg:height="2.007cm" svg:x="-0.004cm" svg:y="0.028cm" svg:viewBox="0 0 9333 2008" draw:points="9333,0 9333,2008 0,2008 0,0">
          <text:p/>
        </draw:polygon>
        <draw:polygon draw:style-name="gr3" draw:text-style-name="P3" draw:layer="layout" svg:width="0.438cm" svg:height="2.007cm" svg:x="27.553cm" svg:y="-0.002cm" svg:viewBox="0 0 439 2008" draw:points="439,0 439,2008 0,2008 0,0">
          <text:p/>
        </draw:polygon>
        <draw:polygon draw:style-name="gr4" draw:text-style-name="P4" draw:layer="layout" svg:width="0.437cm" svg:height="2.007cm" svg:x="27.116cm" svg:y="-0.002cm" svg:viewBox="0 0 438 2008" draw:points="438,0 438,2008 0,2008 0,0">
          <text:p/>
        </draw:polygon>
        <draw:polygon draw:style-name="gr5" draw:text-style-name="P5" draw:layer="layout" svg:width="0.439cm" svg:height="2.007cm" svg:x="26.678cm" svg:y="-0.002cm" svg:viewBox="0 0 440 2008" draw:points="440,0 440,2008 0,2008 0,0">
          <text:p/>
        </draw:polygon>
        <draw:polygon draw:style-name="gr6" draw:text-style-name="P6" draw:layer="layout" svg:width="0.439cm" svg:height="2.007cm" svg:x="26.239cm" svg:y="-0.002cm" svg:viewBox="0 0 440 2008" draw:points="440,0 440,2008 0,2008 0,0">
          <text:p/>
        </draw:polygon>
        <draw:polygon draw:style-name="gr7" draw:text-style-name="P7" draw:layer="layout" svg:width="0.437cm" svg:height="2.007cm" svg:x="25.803cm" svg:y="-0.002cm" svg:viewBox="0 0 438 2008" draw:points="438,0 438,2008 0,2008 0,0">
          <text:p/>
        </draw:polygon>
        <draw:polygon draw:style-name="gr8" draw:text-style-name="P8" draw:layer="layout" svg:width="0.439cm" svg:height="2.007cm" svg:x="25.365cm" svg:y="-0.002cm" svg:viewBox="0 0 440 2008" draw:points="440,0 440,2008 0,2008 0,0">
          <text:p/>
        </draw:polygon>
        <draw:polygon draw:style-name="gr9" draw:text-style-name="P9" draw:layer="layout" svg:width="0.436cm" svg:height="2.007cm" svg:x="24.929cm" svg:y="-0.002cm" svg:viewBox="0 0 437 2008" draw:points="437,0 437,2008 0,2008 0,0">
          <text:p/>
        </draw:polygon>
        <draw:polygon draw:style-name="gr10" draw:text-style-name="P10" draw:layer="layout" svg:width="0.439cm" svg:height="2.007cm" svg:x="24.49cm" svg:y="-0.002cm" svg:viewBox="0 0 440 2008" draw:points="440,0 440,2008 0,2008 0,0">
          <text:p/>
        </draw:polygon>
        <draw:polygon draw:style-name="gr11" draw:text-style-name="P11" draw:layer="layout" svg:width="0.436cm" svg:height="2.007cm" svg:x="24.054cm" svg:y="-0.002cm" svg:viewBox="0 0 437 2008" draw:points="437,0 437,2008 0,2008 0,0">
          <text:p/>
        </draw:polygon>
        <draw:polygon draw:style-name="gr12" draw:text-style-name="P12" draw:layer="layout" svg:width="0.438cm" svg:height="2.007cm" svg:x="23.616cm" svg:y="-0.002cm" svg:viewBox="0 0 439 2008" draw:points="439,0 439,2008 0,2008 0,0">
          <text:p/>
        </draw:polygon>
        <draw:polygon draw:style-name="gr13" draw:text-style-name="P13" draw:layer="layout" svg:width="0.437cm" svg:height="2.007cm" svg:x="23.179cm" svg:y="-0.002cm" svg:viewBox="0 0 438 2008" draw:points="438,0 438,2008 0,2008 0,0">
          <text:p/>
        </draw:polygon>
        <draw:polygon draw:style-name="gr14" draw:text-style-name="P14" draw:layer="layout" svg:width="0.439cm" svg:height="2.007cm" svg:x="22.741cm" svg:y="-0.002cm" svg:viewBox="0 0 440 2008" draw:points="440,0 440,2008 0,2008 0,0">
          <text:p/>
        </draw:polygon>
        <draw:polygon draw:style-name="gr15" draw:text-style-name="P15" draw:layer="layout" svg:width="0.439cm" svg:height="2.007cm" svg:x="22.302cm" svg:y="-0.002cm" svg:viewBox="0 0 440 2008" draw:points="440,0 440,2008 0,2008 0,0">
          <text:p/>
        </draw:polygon>
        <draw:polygon draw:style-name="gr16" draw:text-style-name="P16" draw:layer="layout" svg:width="0.436cm" svg:height="2.007cm" svg:x="21.867cm" svg:y="-0.002cm" svg:viewBox="0 0 437 2008" draw:points="437,0 437,2008 0,2008 0,0">
          <text:p/>
        </draw:polygon>
        <draw:polygon draw:style-name="gr17" draw:text-style-name="P17" draw:layer="layout" svg:width="0.439cm" svg:height="2.007cm" svg:x="21.428cm" svg:y="-0.002cm" svg:viewBox="0 0 440 2008" draw:points="440,0 440,2008 0,2008 0,0">
          <text:p/>
        </draw:polygon>
        <draw:polygon draw:style-name="gr18" draw:text-style-name="P18" draw:layer="layout" svg:width="0.436cm" svg:height="2.007cm" svg:x="20.992cm" svg:y="-0.002cm" svg:viewBox="0 0 437 2008" draw:points="437,0 437,2008 0,2008 0,0">
          <text:p/>
        </draw:polygon>
        <draw:polygon draw:style-name="gr19" draw:text-style-name="P19" draw:layer="layout" svg:width="0.439cm" svg:height="2.007cm" svg:x="20.553cm" svg:y="-0.002cm" svg:viewBox="0 0 440 2008" draw:points="440,0 440,2008 0,2008 0,0">
          <text:p/>
        </draw:polygon>
        <draw:polygon draw:style-name="gr20" draw:text-style-name="P20" draw:layer="layout" svg:width="0.436cm" svg:height="2.007cm" svg:x="20.117cm" svg:y="-0.002cm" svg:viewBox="0 0 437 2008" draw:points="437,0 437,2008 0,2008 0,0">
          <text:p/>
        </draw:polygon>
        <draw:polygon draw:style-name="gr21" draw:text-style-name="P21" draw:layer="layout" svg:width="0.438cm" svg:height="2.007cm" svg:x="19.679cm" svg:y="-0.002cm" svg:viewBox="0 0 439 2008" draw:points="439,0 439,2008 0,2008 0,0">
          <text:p/>
        </draw:polygon>
        <draw:polygon draw:style-name="gr22" draw:text-style-name="P22" draw:layer="layout" svg:width="0.437cm" svg:height="2.007cm" svg:x="19.242cm" svg:y="-0.002cm" svg:viewBox="0 0 438 2008" draw:points="438,0 438,2008 0,2008 0,0">
          <text:p/>
        </draw:polygon>
        <draw:polygon draw:style-name="gr23" draw:text-style-name="P23" draw:layer="layout" svg:width="0.439cm" svg:height="2.007cm" svg:x="18.804cm" svg:y="-0.002cm" svg:viewBox="0 0 440 2008" draw:points="440,0 440,2008 0,2008 0,0">
          <text:p/>
        </draw:polygon>
        <draw:polygon draw:style-name="gr24" draw:text-style-name="P24" draw:layer="layout" svg:width="0.439cm" svg:height="2.007cm" svg:x="18.365cm" svg:y="-0.002cm" svg:viewBox="0 0 440 2008" draw:points="440,0 440,2008 0,2008 0,0">
          <text:p/>
        </draw:polygon>
        <draw:polygon draw:style-name="gr25" draw:text-style-name="P25" draw:layer="layout" svg:width="0.436cm" svg:height="2.007cm" svg:x="17.93cm" svg:y="-0.002cm" svg:viewBox="0 0 437 2008" draw:points="437,0 437,2008 0,2008 0,0">
          <text:p/>
        </draw:polygon>
        <draw:polygon draw:style-name="gr26" draw:text-style-name="P26" draw:layer="layout" svg:width="0.439cm" svg:height="2.007cm" svg:x="17.491cm" svg:y="-0.002cm" svg:viewBox="0 0 440 2008" draw:points="440,0 440,2008 0,2008 0,0">
          <text:p/>
        </draw:polygon>
        <draw:polygon draw:style-name="gr27" draw:text-style-name="P27" draw:layer="layout" svg:width="0.436cm" svg:height="2.007cm" svg:x="17.055cm" svg:y="-0.002cm" svg:viewBox="0 0 437 2008" draw:points="437,0 437,2008 0,2008 0,0">
          <text:p/>
        </draw:polygon>
        <draw:polygon draw:style-name="gr28" draw:text-style-name="P28" draw:layer="layout" svg:width="0.439cm" svg:height="2.007cm" svg:x="16.616cm" svg:y="-0.002cm" svg:viewBox="0 0 440 2008" draw:points="440,0 440,2008 0,2008 0,0">
          <text:p/>
        </draw:polygon>
        <draw:polygon draw:style-name="gr29" draw:text-style-name="P29" draw:layer="layout" svg:width="0.437cm" svg:height="2.007cm" svg:x="16.18cm" svg:y="-0.002cm" svg:viewBox="0 0 438 2008" draw:points="438,0 438,2008 0,2008 0,0">
          <text:p/>
        </draw:polygon>
        <draw:polygon draw:style-name="gr30" draw:text-style-name="P30" draw:layer="layout" svg:width="0.438cm" svg:height="2.007cm" svg:x="15.742cm" svg:y="-0.002cm" svg:viewBox="0 0 439 2008" draw:points="439,0 439,2008 0,2008 0,0">
          <text:p/>
        </draw:polygon>
        <draw:polygon draw:style-name="gr31" draw:text-style-name="P31" draw:layer="layout" svg:width="0.437cm" svg:height="2.007cm" svg:x="15.305cm" svg:y="-0.002cm" svg:viewBox="0 0 438 2008" draw:points="438,0 438,2008 0,2008 0,0">
          <text:p/>
        </draw:polygon>
        <draw:polygon draw:style-name="gr32" draw:text-style-name="P32" draw:layer="layout" svg:width="0.439cm" svg:height="2.007cm" svg:x="14.867cm" svg:y="-0.002cm" svg:viewBox="0 0 440 2008" draw:points="440,0 440,2008 0,2008 0,0">
          <text:p/>
        </draw:polygon>
        <draw:polygon draw:style-name="gr33" draw:text-style-name="P33" draw:layer="layout" svg:width="0.437cm" svg:height="2.007cm" svg:x="14.431cm" svg:y="-0.002cm" svg:viewBox="0 0 438 2008" draw:points="438,0 438,2008 0,2008 0,0">
          <text:p/>
        </draw:polygon>
        <draw:polygon draw:style-name="gr34" draw:text-style-name="P34" draw:layer="layout" svg:width="0.438cm" svg:height="2.007cm" svg:x="13.993cm" svg:y="-0.002cm" svg:viewBox="0 0 439 2008" draw:points="439,0 439,2008 0,2008 0,0">
          <text:p/>
        </draw:polygon>
        <draw:polygon draw:style-name="gr35" draw:text-style-name="P35" draw:layer="layout" svg:width="0.436cm" svg:height="2.007cm" svg:x="13.557cm" svg:y="-0.002cm" svg:viewBox="0 0 437 2008" draw:points="437,0 437,2008 0,2008 0,0">
          <text:p/>
        </draw:polygon>
        <draw:polygon draw:style-name="gr36" draw:text-style-name="P36" draw:layer="layout" svg:width="0.439cm" svg:height="2.007cm" svg:x="13.118cm" svg:y="-0.002cm" svg:viewBox="0 0 440 2008" draw:points="440,0 440,2008 0,2008 0,0">
          <text:p/>
        </draw:polygon>
        <draw:polygon draw:style-name="gr37" draw:text-style-name="P37" draw:layer="layout" svg:width="0.436cm" svg:height="2.007cm" svg:x="12.682cm" svg:y="-0.002cm" svg:viewBox="0 0 437 2008" draw:points="437,0 437,2008 0,2008 0,0">
          <text:p/>
        </draw:polygon>
        <draw:polygon draw:style-name="gr38" draw:text-style-name="P38" draw:layer="layout" svg:width="0.439cm" svg:height="2.007cm" svg:x="12.243cm" svg:y="-0.002cm" svg:viewBox="0 0 440 2008" draw:points="440,0 440,2008 0,2008 0,0">
          <text:p/>
        </draw:polygon>
        <draw:polygon draw:style-name="gr39" draw:text-style-name="P39" draw:layer="layout" svg:width="0.436cm" svg:height="2.007cm" svg:x="11.807cm" svg:y="-0.002cm" svg:viewBox="0 0 437 2008" draw:points="437,0 437,2008 0,2008 0,0">
          <text:p/>
        </draw:polygon>
        <draw:polygon draw:style-name="gr40" draw:text-style-name="P40" draw:layer="layout" svg:width="0.439cm" svg:height="2.007cm" svg:x="11.369cm" svg:y="-0.002cm" svg:viewBox="0 0 440 2008" draw:points="440,0 440,2008 0,2008 0,0">
          <text:p/>
        </draw:polygon>
        <draw:polygon draw:style-name="gr41" draw:text-style-name="P41" draw:layer="layout" svg:width="0.439cm" svg:height="2.007cm" svg:x="10.93cm" svg:y="-0.002cm" svg:viewBox="0 0 440 2008" draw:points="440,0 440,2008 0,2008 0,0">
          <text:p/>
        </draw:polygon>
        <draw:polygon draw:style-name="gr42" draw:text-style-name="P42" draw:layer="layout" svg:width="0.437cm" svg:height="2.007cm" svg:x="10.494cm" svg:y="-0.002cm" svg:viewBox="0 0 438 2008" draw:points="438,0 438,2008 0,2008 0,0">
          <text:p/>
        </draw:polygon>
        <draw:polygon draw:style-name="gr43" draw:text-style-name="P43" draw:layer="layout" svg:width="0.438cm" svg:height="2.007cm" svg:x="10.056cm" svg:y="-0.002cm" svg:viewBox="0 0 439 2008" draw:points="439,0 439,2008 0,2008 0,0">
          <text:p/>
        </draw:polygon>
        <draw:polygon draw:style-name="gr44" draw:text-style-name="P44" draw:layer="layout" svg:width="0.436cm" svg:height="2.007cm" svg:x="9.62cm" svg:y="-0.002cm" svg:viewBox="0 0 437 2008" draw:points="437,0 437,2008 0,2008 0,0">
          <text:p/>
        </draw:polygon>
        <draw:polygon draw:style-name="gr45" draw:text-style-name="P45" draw:layer="layout" svg:width="0.439cm" svg:height="2.007cm" svg:x="9.181cm" svg:y="-0.002cm" svg:viewBox="0 0 440 2008" draw:points="440,0 440,2008 0,2008 0,0">
          <text:p/>
        </draw:polygon>
        <draw:polygon draw:style-name="gr46" draw:text-style-name="P46" draw:layer="layout" svg:width="0.436cm" svg:height="2.007cm" svg:x="8.745cm" svg:y="-0.002cm" svg:viewBox="0 0 437 2008" draw:points="437,0 437,2008 0,2008 0,0">
          <text:p/>
        </draw:polygon>
        <draw:polygon draw:style-name="gr47" draw:text-style-name="P47" draw:layer="layout" svg:width="0.439cm" svg:height="2.007cm" svg:x="8.306cm" svg:y="-0.002cm" svg:viewBox="0 0 440 2008" draw:points="440,0 440,2008 0,2008 0,0">
          <text:p/>
        </draw:polygon>
        <draw:polygon draw:style-name="gr48" draw:text-style-name="P48" draw:layer="layout" svg:width="0.437cm" svg:height="2.007cm" svg:x="7.87cm" svg:y="-0.002cm" svg:viewBox="0 0 438 2008" draw:points="438,0 438,2008 0,2008 0,0">
          <text:p/>
        </draw:polygon>
        <draw:polygon draw:style-name="gr49" draw:text-style-name="P49" draw:layer="layout" svg:width="0.439cm" svg:height="2.007cm" svg:x="7.432cm" svg:y="-0.002cm" svg:viewBox="0 0 440 2008" draw:points="440,0 440,2008 0,2008 0,0">
          <text:p/>
        </draw:polygon>
        <draw:polygon draw:style-name="gr50" draw:text-style-name="P50" draw:layer="layout" svg:width="0.439cm" svg:height="2.007cm" svg:x="6.993cm" svg:y="-0.002cm" svg:viewBox="0 0 440 2008" draw:points="440,0 440,2008 0,2008 0,0">
          <text:p/>
        </draw:polygon>
        <draw:polygon draw:style-name="gr51" draw:text-style-name="P51" draw:layer="layout" svg:width="0.437cm" svg:height="2.007cm" svg:x="6.557cm" svg:y="-0.002cm" svg:viewBox="0 0 438 2008" draw:points="438,0 438,2008 0,2008 0,0">
          <text:p/>
        </draw:polygon>
        <draw:polygon draw:style-name="gr52" draw:text-style-name="P52" draw:layer="layout" svg:width="0.438cm" svg:height="2.007cm" svg:x="6.119cm" svg:y="-0.002cm" svg:viewBox="0 0 439 2008" draw:points="439,0 439,2008 0,2008 0,0">
          <text:p/>
        </draw:polygon>
        <draw:polygon draw:style-name="gr53" draw:text-style-name="P53" draw:layer="layout" svg:width="0.436cm" svg:height="2.007cm" svg:x="5.683cm" svg:y="-0.002cm" svg:viewBox="0 0 437 2008" draw:points="437,0 437,2008 0,2008 0,0">
          <text:p/>
        </draw:polygon>
        <draw:polygon draw:style-name="gr54" draw:text-style-name="P54" draw:layer="layout" svg:width="0.437cm" svg:height="2.007cm" svg:x="5.246cm" svg:y="-0.002cm" svg:viewBox="0 0 438 2008" draw:points="438,0 438,2008 0,2008 0,0">
          <text:p/>
        </draw:polygon>
        <draw:polygon draw:style-name="gr55" draw:text-style-name="P55" draw:layer="layout" svg:width="0.439cm" svg:height="2.007cm" svg:x="4.808cm" svg:y="-0.002cm" svg:viewBox="0 0 440 2008" draw:points="440,0 440,2008 0,2008 0,0">
          <text:p/>
        </draw:polygon>
        <draw:polygon draw:style-name="gr56" draw:text-style-name="P56" draw:layer="layout" svg:width="0.439cm" svg:height="2.007cm" svg:x="4.369cm" svg:y="-0.002cm" svg:viewBox="0 0 440 2008" draw:points="440,0 440,2008 0,2008 0,0">
          <text:p/>
        </draw:polygon>
        <draw:polygon draw:style-name="gr57" draw:text-style-name="P57" draw:layer="layout" svg:width="0.437cm" svg:height="2.007cm" svg:x="3.933cm" svg:y="-0.002cm" svg:viewBox="0 0 438 2008" draw:points="438,0 438,2008 0,2008 0,0">
          <text:p/>
        </draw:polygon>
        <draw:polygon draw:style-name="gr58" draw:text-style-name="P58" draw:layer="layout" svg:width="0.439cm" svg:height="2.007cm" svg:x="3.495cm" svg:y="-0.002cm" svg:viewBox="0 0 440 2008" draw:points="440,0 440,2008 0,2008 0,0">
          <text:p/>
        </draw:polygon>
        <draw:polygon draw:style-name="gr59" draw:text-style-name="P59" draw:layer="layout" svg:width="0.439cm" svg:height="2.007cm" svg:x="3.056cm" svg:y="-0.002cm" svg:viewBox="0 0 440 2008" draw:points="440,0 440,2008 0,2008 0,0">
          <text:p/>
        </draw:polygon>
        <draw:polygon draw:style-name="gr60" draw:text-style-name="P60" draw:layer="layout" svg:width="0.437cm" svg:height="2.007cm" svg:x="2.62cm" svg:y="-0.002cm" svg:viewBox="0 0 438 2008" draw:points="438,0 438,2008 0,2008 0,0">
          <text:p/>
        </draw:polygon>
        <draw:polygon draw:style-name="gr61" draw:text-style-name="P61" draw:layer="layout" svg:width="0.436cm" svg:height="2.007cm" svg:x="2.184cm" svg:y="-0.002cm" svg:viewBox="0 0 437 2008" draw:points="437,0 437,2008 0,2008 0,0">
          <text:p/>
        </draw:polygon>
        <draw:polygon draw:style-name="gr62" draw:text-style-name="P62" draw:layer="layout" svg:width="0.438cm" svg:height="2.007cm" svg:x="1.746cm" svg:y="-0.002cm" svg:viewBox="0 0 439 2008" draw:points="439,0 439,2008 0,2008 0,0">
          <text:p/>
        </draw:polygon>
        <draw:polygon draw:style-name="gr63" draw:text-style-name="P63" draw:layer="layout" svg:width="0.437cm" svg:height="2.007cm" svg:x="1.309cm" svg:y="-0.002cm" svg:viewBox="0 0 438 2008" draw:points="438,0 438,2008 0,2008 0,0">
          <text:p/>
        </draw:polygon>
        <draw:polygon draw:style-name="gr64" draw:text-style-name="P64" draw:layer="layout" svg:width="0.439cm" svg:height="2.007cm" svg:x="0.871cm" svg:y="-0.002cm" svg:viewBox="0 0 440 2008" draw:points="440,0 440,2008 0,2008 0,0">
          <text:p/>
        </draw:polygon>
        <draw:polygon draw:style-name="gr65" draw:text-style-name="P65" draw:layer="layout" svg:width="0.439cm" svg:height="2.007cm" svg:x="0.432cm" svg:y="-0.002cm" svg:viewBox="0 0 440 2008" draw:points="440,0 440,2008 0,2008 0,0">
          <text:p/>
        </draw:polygon>
        <draw:polygon draw:style-name="gr2" draw:text-style-name="P2" draw:layer="layout" svg:width="0.437cm" svg:height="2.007cm" svg:x="-0.004cm" svg:y="-0.002cm" svg:viewBox="0 0 438 2008" draw:points="438,0 438,2008 0,2008 0,0">
          <text:p/>
        </draw:polygon>
        <draw:polygon draw:style-name="gr2" draw:text-style-name="P2" draw:layer="layout" svg:width="9.331cm" svg:height="1.762cm" svg:x="18.669cm" svg:y="14.057cm" svg:viewBox="0 0 9332 1763" draw:points="9332,0 9332,1763 0,1763 0,0">
          <text:p/>
        </draw:polygon>
        <draw:polygon draw:style-name="gr2" draw:text-style-name="P2" draw:layer="layout" svg:width="9.332cm" svg:height="1.762cm" svg:x="9.337cm" svg:y="14.057cm" svg:viewBox="0 0 9333 1763" draw:points="9333,0 9333,1763 0,1763 0,0">
          <text:p/>
        </draw:polygon>
        <draw:polygon draw:style-name="gr2" draw:text-style-name="P2" draw:layer="layout" svg:width="9.332cm" svg:height="1.762cm" svg:x="0.005cm" svg:y="14.057cm" svg:viewBox="0 0 9333 1763" draw:points="9333,0 9333,1763 0,1763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2" draw:text-style-name="P2" draw:layer="layout" svg:width="9.331cm" svg:height="1.761cm" svg:x="18.669cm" svg:y="14.028cm" svg:viewBox="0 0 9332 1762" draw:points="9332,0 9332,1762 0,1762 0,0">
          <text:p/>
        </draw:polygon>
        <draw:polygon draw:style-name="gr2" draw:text-style-name="P2" draw:layer="layout" svg:width="9.332cm" svg:height="1.761cm" svg:x="9.337cm" svg:y="14.028cm" svg:viewBox="0 0 9333 1762" draw:points="9333,0 9333,1762 0,1762 0,0">
          <text:p/>
        </draw:polygon>
        <draw:polygon draw:style-name="gr2" draw:text-style-name="P2" draw:layer="layout" svg:width="9.332cm" svg:height="1.761cm" svg:x="0.005cm" svg:y="14.028cm" svg:viewBox="0 0 9333 1762" draw:points="9333,0 9333,1762 0,1762 0,0">
          <text:p/>
        </draw:polygon>
        <draw:polygon draw:style-name="gr3" draw:text-style-name="P3" draw:layer="layout" svg:width="0.439cm" svg:height="1.759cm" svg:x="27.561cm" svg:y="13.998cm" svg:viewBox="0 0 440 1760" draw:points="440,0 440,1760 0,1760 0,0">
          <text:p/>
        </draw:polygon>
        <draw:polygon draw:style-name="gr4" draw:text-style-name="P4" draw:layer="layout" svg:width="0.436cm" svg:height="1.759cm" svg:x="27.126cm" svg:y="13.998cm" svg:viewBox="0 0 437 1760" draw:points="437,0 437,1760 0,1760 0,0">
          <text:p/>
        </draw:polygon>
        <draw:polygon draw:style-name="gr5" draw:text-style-name="P5" draw:layer="layout" svg:width="0.439cm" svg:height="1.759cm" svg:x="26.687cm" svg:y="13.998cm" svg:viewBox="0 0 440 1760" draw:points="440,0 440,1760 0,1760 0,0">
          <text:p/>
        </draw:polygon>
        <draw:polygon draw:style-name="gr6" draw:text-style-name="P6" draw:layer="layout" svg:width="0.436cm" svg:height="1.759cm" svg:x="26.251cm" svg:y="13.998cm" svg:viewBox="0 0 437 1760" draw:points="437,0 437,1760 0,1760 0,0">
          <text:p/>
        </draw:polygon>
        <draw:polygon draw:style-name="gr7" draw:text-style-name="P7" draw:layer="layout" svg:width="0.439cm" svg:height="1.759cm" svg:x="25.812cm" svg:y="13.998cm" svg:viewBox="0 0 440 1760" draw:points="440,0 440,1760 0,1760 0,0">
          <text:p/>
        </draw:polygon>
        <draw:polygon draw:style-name="gr8" draw:text-style-name="P8" draw:layer="layout" svg:width="0.436cm" svg:height="1.759cm" svg:x="25.376cm" svg:y="13.998cm" svg:viewBox="0 0 437 1760" draw:points="437,0 437,1760 0,1760 0,0">
          <text:p/>
        </draw:polygon>
        <draw:polygon draw:style-name="gr9" draw:text-style-name="P9" draw:layer="layout" svg:width="0.438cm" svg:height="1.759cm" svg:x="24.938cm" svg:y="13.998cm" svg:viewBox="0 0 439 1760" draw:points="439,0 439,1760 0,1760 0,0">
          <text:p/>
        </draw:polygon>
        <draw:polygon draw:style-name="gr10" draw:text-style-name="P10" draw:layer="layout" svg:width="0.437cm" svg:height="1.759cm" svg:x="24.501cm" svg:y="13.998cm" svg:viewBox="0 0 438 1760" draw:points="438,0 438,1760 0,1760 0,0">
          <text:p/>
        </draw:polygon>
        <draw:polygon draw:style-name="gr11" draw:text-style-name="P11" draw:layer="layout" svg:width="0.439cm" svg:height="1.759cm" svg:x="24.063cm" svg:y="13.998cm" svg:viewBox="0 0 440 1760" draw:points="440,0 440,1760 0,1760 0,0">
          <text:p/>
        </draw:polygon>
        <draw:polygon draw:style-name="gr12" draw:text-style-name="P12" draw:layer="layout" svg:width="0.439cm" svg:height="1.759cm" svg:x="23.624cm" svg:y="13.998cm" svg:viewBox="0 0 440 1760" draw:points="440,0 440,1760 0,1760 0,0">
          <text:p/>
        </draw:polygon>
        <draw:polygon draw:style-name="gr13" draw:text-style-name="P13" draw:layer="layout" svg:width="0.436cm" svg:height="1.759cm" svg:x="23.189cm" svg:y="13.998cm" svg:viewBox="0 0 437 1760" draw:points="437,0 437,1760 0,1760 0,0">
          <text:p/>
        </draw:polygon>
        <draw:polygon draw:style-name="gr14" draw:text-style-name="P14" draw:layer="layout" svg:width="0.439cm" svg:height="1.759cm" svg:x="22.75cm" svg:y="13.998cm" svg:viewBox="0 0 440 1760" draw:points="440,0 440,1760 0,1760 0,0">
          <text:p/>
        </draw:polygon>
        <draw:polygon draw:style-name="gr15" draw:text-style-name="P15" draw:layer="layout" svg:width="0.436cm" svg:height="1.759cm" svg:x="22.314cm" svg:y="13.998cm" svg:viewBox="0 0 437 1760" draw:points="437,0 437,1760 0,1760 0,0">
          <text:p/>
        </draw:polygon>
        <draw:polygon draw:style-name="gr16" draw:text-style-name="P16" draw:layer="layout" svg:width="0.439cm" svg:height="1.759cm" svg:x="21.875cm" svg:y="13.998cm" svg:viewBox="0 0 440 1760" draw:points="440,0 440,1760 0,1760 0,0">
          <text:p/>
        </draw:polygon>
        <draw:polygon draw:style-name="gr17" draw:text-style-name="P17" draw:layer="layout" svg:width="0.437cm" svg:height="1.759cm" svg:x="21.439cm" svg:y="13.998cm" svg:viewBox="0 0 438 1760" draw:points="438,0 438,1760 0,1760 0,0">
          <text:p/>
        </draw:polygon>
        <draw:polygon draw:style-name="gr18" draw:text-style-name="P18" draw:layer="layout" svg:width="0.438cm" svg:height="1.759cm" svg:x="21.001cm" svg:y="13.998cm" svg:viewBox="0 0 439 1760" draw:points="439,0 439,1760 0,1760 0,0">
          <text:p/>
        </draw:polygon>
        <draw:polygon draw:style-name="gr19" draw:text-style-name="P19" draw:layer="layout" svg:width="0.437cm" svg:height="1.759cm" svg:x="20.564cm" svg:y="13.998cm" svg:viewBox="0 0 438 1760" draw:points="438,0 438,1760 0,1760 0,0">
          <text:p/>
        </draw:polygon>
        <draw:polygon draw:style-name="gr20" draw:text-style-name="P20" draw:layer="layout" svg:width="0.439cm" svg:height="1.759cm" svg:x="20.126cm" svg:y="13.998cm" svg:viewBox="0 0 440 1760" draw:points="440,0 440,1760 0,1760 0,0">
          <text:p/>
        </draw:polygon>
        <draw:polygon draw:style-name="gr21" draw:text-style-name="P21" draw:layer="layout" svg:width="0.439cm" svg:height="1.759cm" svg:x="19.687cm" svg:y="13.998cm" svg:viewBox="0 0 440 1760" draw:points="440,0 440,1760 0,1760 0,0">
          <text:p/>
        </draw:polygon>
        <draw:polygon draw:style-name="gr22" draw:text-style-name="P22" draw:layer="layout" svg:width="0.436cm" svg:height="1.759cm" svg:x="19.252cm" svg:y="13.998cm" svg:viewBox="0 0 437 1760" draw:points="437,0 437,1760 0,1760 0,0">
          <text:p/>
        </draw:polygon>
        <draw:polygon draw:style-name="gr23" draw:text-style-name="P23" draw:layer="layout" svg:width="0.437cm" svg:height="1.759cm" svg:x="18.815cm" svg:y="13.998cm" svg:viewBox="0 0 438 1760" draw:points="438,0 438,1760 0,1760 0,0">
          <text:p/>
        </draw:polygon>
        <draw:polygon draw:style-name="gr24" draw:text-style-name="P24" draw:layer="layout" svg:width="0.439cm" svg:height="1.759cm" svg:x="18.377cm" svg:y="13.998cm" svg:viewBox="0 0 440 1760" draw:points="440,0 440,1760 0,1760 0,0">
          <text:p/>
        </draw:polygon>
        <draw:polygon draw:style-name="gr25" draw:text-style-name="P25" draw:layer="layout" svg:width="0.439cm" svg:height="1.759cm" svg:x="17.938cm" svg:y="13.998cm" svg:viewBox="0 0 440 1760" draw:points="440,0 440,1760 0,1760 0,0">
          <text:p/>
        </draw:polygon>
        <draw:polygon draw:style-name="gr26" draw:text-style-name="P26" draw:layer="layout" svg:width="0.437cm" svg:height="1.759cm" svg:x="17.502cm" svg:y="13.998cm" svg:viewBox="0 0 438 1760" draw:points="438,0 438,1760 0,1760 0,0">
          <text:p/>
        </draw:polygon>
        <draw:polygon draw:style-name="gr27" draw:text-style-name="P27" draw:layer="layout" svg:width="0.438cm" svg:height="1.759cm" svg:x="17.064cm" svg:y="13.998cm" svg:viewBox="0 0 439 1760" draw:points="439,0 439,1760 0,1760 0,0">
          <text:p/>
        </draw:polygon>
        <draw:polygon draw:style-name="gr28" draw:text-style-name="P28" draw:layer="layout" svg:width="0.436cm" svg:height="1.759cm" svg:x="16.628cm" svg:y="13.998cm" svg:viewBox="0 0 437 1760" draw:points="437,0 437,1760 0,1760 0,0">
          <text:p/>
        </draw:polygon>
        <draw:polygon draw:style-name="gr29" draw:text-style-name="P29" draw:layer="layout" svg:width="0.439cm" svg:height="1.759cm" svg:x="16.189cm" svg:y="13.998cm" svg:viewBox="0 0 440 1760" draw:points="440,0 440,1760 0,1760 0,0">
          <text:p/>
        </draw:polygon>
        <draw:polygon draw:style-name="gr30" draw:text-style-name="P30" draw:layer="layout" svg:width="0.436cm" svg:height="1.759cm" svg:x="15.753cm" svg:y="13.998cm" svg:viewBox="0 0 437 1760" draw:points="437,0 437,1760 0,1760 0,0">
          <text:p/>
        </draw:polygon>
        <draw:polygon draw:style-name="gr31" draw:text-style-name="P31" draw:layer="layout" svg:width="0.438cm" svg:height="1.759cm" svg:x="15.315cm" svg:y="13.998cm" svg:viewBox="0 0 439 1760" draw:points="439,0 439,1760 0,1760 0,0">
          <text:p/>
        </draw:polygon>
        <draw:polygon draw:style-name="gr32" draw:text-style-name="P32" draw:layer="layout" svg:width="0.437cm" svg:height="1.759cm" svg:x="14.878cm" svg:y="13.998cm" svg:viewBox="0 0 438 1760" draw:points="438,0 438,1760 0,1760 0,0">
          <text:p/>
        </draw:polygon>
        <draw:polygon draw:style-name="gr33" draw:text-style-name="P33" draw:layer="layout" svg:width="0.439cm" svg:height="1.759cm" svg:x="14.44cm" svg:y="13.998cm" svg:viewBox="0 0 440 1760" draw:points="440,0 440,1760 0,1760 0,0">
          <text:p/>
        </draw:polygon>
        <draw:polygon draw:style-name="gr34" draw:text-style-name="P34" draw:layer="layout" svg:width="0.439cm" svg:height="1.759cm" svg:x="14.001cm" svg:y="13.998cm" svg:viewBox="0 0 440 1760" draw:points="440,0 440,1760 0,1760 0,0">
          <text:p/>
        </draw:polygon>
        <draw:polygon draw:style-name="gr35" draw:text-style-name="P35" draw:layer="layout" svg:width="0.437cm" svg:height="1.759cm" svg:x="13.565cm" svg:y="13.998cm" svg:viewBox="0 0 438 1760" draw:points="438,0 438,1760 0,1760 0,0">
          <text:p/>
        </draw:polygon>
        <draw:polygon draw:style-name="gr36" draw:text-style-name="P36" draw:layer="layout" svg:width="0.438cm" svg:height="1.759cm" svg:x="13.127cm" svg:y="13.998cm" svg:viewBox="0 0 439 1760" draw:points="439,0 439,1760 0,1760 0,0">
          <text:p/>
        </draw:polygon>
        <draw:polygon draw:style-name="gr37" draw:text-style-name="P37" draw:layer="layout" svg:width="0.436cm" svg:height="1.759cm" svg:x="12.691cm" svg:y="13.998cm" svg:viewBox="0 0 437 1760" draw:points="437,0 437,1760 0,1760 0,0">
          <text:p/>
        </draw:polygon>
        <draw:polygon draw:style-name="gr38" draw:text-style-name="P38" draw:layer="layout" svg:width="0.439cm" svg:height="1.759cm" svg:x="12.252cm" svg:y="13.998cm" svg:viewBox="0 0 440 1760" draw:points="440,0 440,1760 0,1760 0,0">
          <text:p/>
        </draw:polygon>
        <draw:polygon draw:style-name="gr39" draw:text-style-name="P39" draw:layer="layout" svg:width="0.436cm" svg:height="1.759cm" svg:x="11.816cm" svg:y="13.998cm" svg:viewBox="0 0 437 1760" draw:points="437,0 437,1760 0,1760 0,0">
          <text:p/>
        </draw:polygon>
        <draw:polygon draw:style-name="gr40" draw:text-style-name="P40" draw:layer="layout" svg:width="0.438cm" svg:height="1.759cm" svg:x="11.378cm" svg:y="13.998cm" svg:viewBox="0 0 439 1760" draw:points="439,0 439,1760 0,1760 0,0">
          <text:p/>
        </draw:polygon>
        <draw:polygon draw:style-name="gr41" draw:text-style-name="P41" draw:layer="layout" svg:width="0.437cm" svg:height="1.759cm" svg:x="10.941cm" svg:y="13.998cm" svg:viewBox="0 0 438 1760" draw:points="438,0 438,1760 0,1760 0,0">
          <text:p/>
        </draw:polygon>
        <draw:polygon draw:style-name="gr42" draw:text-style-name="P42" draw:layer="layout" svg:width="0.439cm" svg:height="1.759cm" svg:x="10.503cm" svg:y="13.998cm" svg:viewBox="0 0 440 1760" draw:points="440,0 440,1760 0,1760 0,0">
          <text:p/>
        </draw:polygon>
        <draw:polygon draw:style-name="gr43" draw:text-style-name="P43" draw:layer="layout" svg:width="0.439cm" svg:height="1.759cm" svg:x="10.064cm" svg:y="13.998cm" svg:viewBox="0 0 440 1760" draw:points="440,0 440,1760 0,1760 0,0">
          <text:p/>
        </draw:polygon>
        <draw:polygon draw:style-name="gr44" draw:text-style-name="P44" draw:layer="layout" svg:width="0.437cm" svg:height="1.759cm" svg:x="9.628cm" svg:y="13.998cm" svg:viewBox="0 0 438 1760" draw:points="438,0 438,1760 0,1760 0,0">
          <text:p/>
        </draw:polygon>
        <draw:polygon draw:style-name="gr45" draw:text-style-name="P45" draw:layer="layout" svg:width="0.438cm" svg:height="1.759cm" svg:x="9.19cm" svg:y="13.998cm" svg:viewBox="0 0 439 1760" draw:points="439,0 439,1760 0,1760 0,0">
          <text:p/>
        </draw:polygon>
        <draw:polygon draw:style-name="gr46" draw:text-style-name="P46" draw:layer="layout" svg:width="0.436cm" svg:height="1.759cm" svg:x="8.754cm" svg:y="13.998cm" svg:viewBox="0 0 437 1760" draw:points="437,0 437,1760 0,1760 0,0">
          <text:p/>
        </draw:polygon>
        <draw:polygon draw:style-name="gr47" draw:text-style-name="P47" draw:layer="layout" svg:width="0.439cm" svg:height="1.759cm" svg:x="8.315cm" svg:y="13.998cm" svg:viewBox="0 0 440 1760" draw:points="440,0 440,1760 0,1760 0,0">
          <text:p/>
        </draw:polygon>
        <draw:polygon draw:style-name="gr48" draw:text-style-name="P48" draw:layer="layout" svg:width="0.437cm" svg:height="1.759cm" svg:x="7.879cm" svg:y="13.998cm" svg:viewBox="0 0 438 1760" draw:points="438,0 438,1760 0,1760 0,0">
          <text:p/>
        </draw:polygon>
        <draw:polygon draw:style-name="gr49" draw:text-style-name="P49" draw:layer="layout" svg:width="0.438cm" svg:height="1.759cm" svg:x="7.441cm" svg:y="13.998cm" svg:viewBox="0 0 439 1760" draw:points="439,0 439,1760 0,1760 0,0">
          <text:p/>
        </draw:polygon>
        <draw:polygon draw:style-name="gr50" draw:text-style-name="P50" draw:layer="layout" svg:width="0.437cm" svg:height="1.759cm" svg:x="7.004cm" svg:y="13.998cm" svg:viewBox="0 0 438 1760" draw:points="438,0 438,1760 0,1760 0,0">
          <text:p/>
        </draw:polygon>
        <draw:polygon draw:style-name="gr51" draw:text-style-name="P51" draw:layer="layout" svg:width="0.439cm" svg:height="1.759cm" svg:x="6.566cm" svg:y="13.998cm" svg:viewBox="0 0 440 1760" draw:points="440,0 440,1760 0,1760 0,0">
          <text:p/>
        </draw:polygon>
        <draw:polygon draw:style-name="gr52" draw:text-style-name="P52" draw:layer="layout" svg:width="0.439cm" svg:height="1.759cm" svg:x="6.127cm" svg:y="13.998cm" svg:viewBox="0 0 440 1760" draw:points="440,0 440,1760 0,1760 0,0">
          <text:p/>
        </draw:polygon>
        <draw:polygon draw:style-name="gr53" draw:text-style-name="P53" draw:layer="layout" svg:width="0.437cm" svg:height="1.759cm" svg:x="5.691cm" svg:y="13.998cm" svg:viewBox="0 0 438 1760" draw:points="438,0 438,1760 0,1760 0,0">
          <text:p/>
        </draw:polygon>
        <draw:polygon draw:style-name="gr54" draw:text-style-name="P54" draw:layer="layout" svg:width="0.436cm" svg:height="1.759cm" svg:x="5.255cm" svg:y="13.998cm" svg:viewBox="0 0 437 1760" draw:points="437,0 437,1760 0,1760 0,0">
          <text:p/>
        </draw:polygon>
        <draw:polygon draw:style-name="gr55" draw:text-style-name="P55" draw:layer="layout" svg:width="0.439cm" svg:height="1.759cm" svg:x="4.817cm" svg:y="13.998cm" svg:viewBox="0 0 440 1760" draw:points="440,0 440,1760 0,1760 0,0">
          <text:p/>
        </draw:polygon>
        <draw:polygon draw:style-name="gr56" draw:text-style-name="P56" draw:layer="layout" svg:width="0.439cm" svg:height="1.759cm" svg:x="4.378cm" svg:y="13.998cm" svg:viewBox="0 0 440 1760" draw:points="440,0 440,1760 0,1760 0,0">
          <text:p/>
        </draw:polygon>
        <draw:polygon draw:style-name="gr57" draw:text-style-name="P57" draw:layer="layout" svg:width="0.437cm" svg:height="1.759cm" svg:x="3.942cm" svg:y="13.998cm" svg:viewBox="0 0 438 1760" draw:points="438,0 438,1760 0,1760 0,0">
          <text:p/>
        </draw:polygon>
        <draw:polygon draw:style-name="gr58" draw:text-style-name="P58" draw:layer="layout" svg:width="0.438cm" svg:height="1.759cm" svg:x="3.504cm" svg:y="13.998cm" svg:viewBox="0 0 439 1760" draw:points="439,0 439,1760 0,1760 0,0">
          <text:p/>
        </draw:polygon>
        <draw:polygon draw:style-name="gr59" draw:text-style-name="P59" draw:layer="layout" svg:width="0.437cm" svg:height="1.759cm" svg:x="3.067cm" svg:y="13.998cm" svg:viewBox="0 0 438 1760" draw:points="438,0 438,1760 0,1760 0,0">
          <text:p/>
        </draw:polygon>
        <draw:polygon draw:style-name="gr60" draw:text-style-name="P60" draw:layer="layout" svg:width="0.439cm" svg:height="1.759cm" svg:x="2.629cm" svg:y="13.998cm" svg:viewBox="0 0 440 1760" draw:points="440,0 440,1760 0,1760 0,0">
          <text:p/>
        </draw:polygon>
        <draw:polygon draw:style-name="gr61" draw:text-style-name="P61" draw:layer="layout" svg:width="0.436cm" svg:height="1.759cm" svg:x="2.193cm" svg:y="13.998cm" svg:viewBox="0 0 437 1760" draw:points="437,0 437,1760 0,1760 0,0">
          <text:p/>
        </draw:polygon>
        <draw:polygon draw:style-name="gr62" draw:text-style-name="P62" draw:layer="layout" svg:width="0.439cm" svg:height="1.759cm" svg:x="1.754cm" svg:y="13.998cm" svg:viewBox="0 0 440 1760" draw:points="440,0 440,1760 0,1760 0,0">
          <text:p/>
        </draw:polygon>
        <draw:polygon draw:style-name="gr63" draw:text-style-name="P63" draw:layer="layout" svg:width="0.436cm" svg:height="1.759cm" svg:x="1.318cm" svg:y="13.998cm" svg:viewBox="0 0 437 1760" draw:points="437,0 437,1760 0,1760 0,0">
          <text:p/>
        </draw:polygon>
        <draw:polygon draw:style-name="gr64" draw:text-style-name="P64" draw:layer="layout" svg:width="0.439cm" svg:height="1.759cm" svg:x="0.88cm" svg:y="13.998cm" svg:viewBox="0 0 440 1760" draw:points="440,0 440,1760 0,1760 0,0">
          <text:p/>
        </draw:polygon>
        <draw:polygon draw:style-name="gr65" draw:text-style-name="P65" draw:layer="layout" svg:width="0.439cm" svg:height="1.759cm" svg:x="0.441cm" svg:y="13.998cm" svg:viewBox="0 0 440 1760" draw:points="440,0 440,1760 0,1760 0,0">
          <text:p/>
        </draw:polygon>
        <draw:polygon draw:style-name="gr2" draw:text-style-name="P2" draw:layer="layout" svg:width="0.437cm" svg:height="1.759cm" svg:x="0.005cm" svg:y="13.998cm" svg:viewBox="0 0 438 1760" draw:points="438,0 438,1760 0,1760 0,0">
          <text:p/>
        </draw:polygon>
        <draw:frame draw:style-name="gr67" draw:text-style-name="P68" draw:layer="layout" svg:width="2.483cm" svg:height="0.556cm" svg:x="0.998cm" svg:y="14.507cm">
          <draw:text-box>
            <text:p text:style-name="P66"><text:span text:style-name="T2">12/02/2021</text:span></text:p>
          </draw:text-box>
        </draw:frame>
        <draw:frame draw:style-name="gr67" draw:text-style-name="P68" draw:layer="layout" svg:width="0.493cm" svg:height="0.556cm" svg:x="13.931cm" svg:y="14.507cm">
          <draw:text-box>
            <text:p text:style-name="P66"><text:span text:style-name="T2"><text:s/></text:span></text:p>
          </draw:text-box>
        </draw:frame>
        <draw:frame draw:style-name="gr67" draw:text-style-name="P68" draw:layer="layout" svg:width="0.493cm" svg:height="0.556cm" svg:x="26.726cm" svg:y="14.507cm">
          <draw:text-box>
            <text:p text:style-name="P66"><text:span text:style-name="T2">7</text:span></text:p>
          </draw:text-box>
        </draw:frame>
        <draw:frame draw:style-name="gr71" draw:text-style-name="P72" draw:layer="layout" svg:width="0.507cm" svg:height="0.507cm" svg:x="1.799cm" svg:y="5.899cm">
          <draw:text-box>
            <text:p text:style-name="P66"><text:span text:style-name="T7">●</text:span></text:p>
          </draw:text-box>
        </draw:frame>
        <draw:frame draw:style-name="gr72" draw:text-style-name="P73" draw:layer="layout" svg:width="25.025cm" svg:height="1.267cm" svg:x="2.699cm" svg:y="5.497cm">
          <draw:text-box>
            <text:p text:style-name="P66"><text:span text:style-name="T8">https://github.com/NymeriaLucky/p3_ohmyfood.git</text:span></text:p>
          </draw:text-box>
        </draw:frame>
        <draw:frame draw:style-name="gr72" draw:text-style-name="P73" draw:layer="layout" svg:width="25.271cm" svg:height="1.267cm" svg:x="2.699cm" svg:y="6.764cm">
          <draw:text-box>
            <text:p text:style-name="P66"><text:span text:style-name="T8">Page: https://nymerialucky.github.io/p3_ohmyfood/</text:span></text:p>
          </draw:text-box>
        </draw:frame>
        <draw:frame draw:style-name="gr71" draw:text-style-name="P72" draw:layer="layout" svg:width="0.507cm" svg:height="0.507cm" svg:x="1.799cm" svg:y="9.547cm">
          <draw:text-box>
            <text:p text:style-name="P66"><text:span text:style-name="T7">●</text:span></text:p>
          </draw:text-box>
        </draw:frame>
        <draw:frame draw:style-name="gr72" draw:text-style-name="P73" draw:layer="layout" svg:width="17.185cm" svg:height="1.267cm" svg:x="2.699cm" svg:y="9.156cm">
          <draw:text-box>
            <text:p text:style-name="P66"><text:span text:style-name="T8">https://www.legoll.fr/p3_Ohmyfood</text:span></text:p>
          </draw:text-box>
        </draw:frame>
        <draw:frame draw:style-name="gr68" draw:text-style-name="P69" draw:layer="layout" svg:width="7.575cm" svg:height="1.301cm" svg:x="8.7cm" svg:y="0.513cm">
          <draw:text-box>
            <text:p text:style-name="P66"><text:span text:style-name="T4">Démonstr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2" svg:font-family="'Liberation Sans'"/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8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3-02T07:29:46.266064881</dc:date>
    <meta:editing-duration>PT3M59S</meta:editing-duration>
    <meta:editing-cycles>1</meta:editing-cycles>
    <meta:document-statistic meta:object-count="1043"/>
    <meta:generator>LibreOffice/7.0.4.2$Linux_X86_64 LibreOffice_project/1c5f81ee28659974774060c3fe084e73b3bd074b</meta:generator>
  </office:meta>
</office:document-meta>
</file>